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b2b2b2" draw:marker-start-width="0.02cm" draw:marker-end-width="0.02cm" draw:stroke-linejoin="miter" svg:stroke-linecap="butt" draw:fill="none" fo:padding-top="0.004cm" fo:padding-bottom="0.004cm" fo:padding-left="0.004cm" fo:padding-right="0.004cm"/>
    </style:style>
    <style:style style:name="gr2" style:family="graphic" style:parent-style-name="standard">
      <style:graphic-properties draw:stroke="solid" svg:stroke-width="0.01cm" svg:stroke-color="#b2b2b2" draw:marker-start-width="0cm" draw:marker-end-width="0cm" draw:stroke-linejoin="miter" svg:stroke-linecap="butt" draw:fill="none" fo:padding-top="0.004cm" fo:padding-bottom="0.004cm" fo:padding-left="0.004cm" fo:padding-right="0.004cm"/>
    </style:style>
    <style:style style:name="gr3" style:family="graphic" style:parent-style-name="standard">
      <style:graphic-properties draw:stroke="solid" svg:stroke-width="0.01cm" svg:stroke-color="#808080" draw:marker-start-width="0.03cm" draw:marker-end-width="0.03cm" draw:stroke-linejoin="miter" svg:stroke-linecap="butt" draw:fill="none" fo:padding-top="0.004cm" fo:padding-bottom="0.004cm" fo:padding-left="0.004cm" fo:padding-right="0.00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5" style:family="graphic" style:parent-style-name="standard">
      <style:graphic-properties draw:stroke="solid" svg:stroke-width="0.01cm" svg:stroke-color="#b2b2b2" draw:marker-start-width="0.02cm" draw:marker-end-width="0.02cm" draw:stroke-linejoin="round" svg:stroke-linecap="round" draw:fill="none" draw:fill-color="#d4ea6b" fo:padding-top="0.004cm" fo:padding-bottom="0.004cm" fo:padding-left="0.004cm" fo:padding-right="0.004cm"/>
    </style:style>
    <style:style style:name="gr6" style:family="graphic" style:parent-style-name="standard">
      <style:graphic-properties draw:stroke="solid" svg:stroke-width="0.01cm" svg:stroke-color="#b2b2b2" draw:marker-start-width="0.03cm" draw:marker-end-width="0.03cm" draw:stroke-linejoin="round" svg:stroke-linecap="round" draw:fill="none" draw:fill-color="#d4ea6b" fo:padding-top="0.004cm" fo:padding-bottom="0.004cm" fo:padding-left="0.004cm" fo:padding-right="0.004cm"/>
    </style:style>
    <style:style style:name="gr7" style:family="graphic" style:parent-style-name="standard">
      <style:graphic-properties draw:stroke="solid" svg:stroke-width="0.01cm" svg:stroke-color="#b2b2b2" draw:marker-start-width="0.02cm" draw:marker-end-width="0.02cm" draw:stroke-linejoin="round" svg:stroke-linecap="round" draw:fill="none" fo:padding-top="0.004cm" fo:padding-bottom="0.004cm" fo:padding-left="0.004cm" fo:padding-right="0.004cm"/>
    </style:style>
    <style:style style:name="gr8" style:family="graphic" style:parent-style-name="standard">
      <style:graphic-properties draw:stroke="solid" svg:stroke-width="0.01cm" svg:stroke-color="#b2b2b2" draw:marker-start-width="0.03cm" draw:marker-end-width="0.03cm" draw:stroke-linejoin="round" svg:stroke-linecap="round" draw:fill="none" fo:padding-top="0.004cm" fo:padding-bottom="0.004cm" fo:padding-left="0.004cm" fo:padding-right="0.004cm"/>
    </style:style>
    <style:style style:name="gr9" style:family="graphic" style:parent-style-name="standard">
      <style:graphic-properties draw:stroke="solid" svg:stroke-width="0.01cm" svg:stroke-color="#b2b2b2" draw:marker-start-width="0.02cm" draw:marker-end-width="0.02cm" draw:stroke-linejoin="round" svg:stroke-linecap="round" draw:fill="none" draw:fill-color="#ffa6a6" fo:padding-top="0.004cm" fo:padding-bottom="0.004cm" fo:padding-left="0.004cm" fo:padding-right="0.004cm"/>
    </style:style>
    <style:style style:name="gr10" style:family="graphic" style:parent-style-name="standard">
      <style:graphic-properties draw:stroke="solid" svg:stroke-width="0.01cm" svg:stroke-color="#b2b2b2" draw:marker-start-width="0.03cm" draw:marker-end-width="0.03cm" draw:stroke-linejoin="round" svg:stroke-linecap="round" draw:fill="none" draw:fill-color="#ffa6a6" fo:padding-top="0.004cm" fo:padding-bottom="0.004cm" fo:padding-left="0.004cm" fo:padding-right="0.004cm"/>
    </style:style>
    <style:style style:name="gr11" style:family="graphic" style:parent-style-name="standard">
      <style:graphic-properties svg:stroke-color="#000000" draw:fill-color="#ffa6a6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12" style:family="graphic" style:parent-style-name="standard">
      <style:graphic-properties svg:stroke-color="#000000" draw:fill-color="#b4c7dc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13" style:family="graphic" style:parent-style-name="standard">
      <style:graphic-properties svg:stroke-color="#000000" draw:fill-color="#ffe994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14" style:family="graphic" style:parent-style-name="standard">
      <style:graphic-properties svg:stroke-color="#000000" draw:fill-color="#d4ea6b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178cm" fo:min-width="0.178cm"/>
    </style:style>
    <style:style style:name="gr16" style:family="graphic" style:parent-style-name="standard">
      <style:graphic-properties draw:stroke="solid" svg:stroke-width="0.005cm" svg:stroke-color="#b2b2b2" draw:stroke-linejoin="round" svg:stroke-linecap="round" draw:fill="none" draw:fill-color="#ffffff" fo:padding-top="0.002cm" fo:padding-bottom="0.002cm" fo:padding-left="0.002cm" fo:padding-right="0.002cm"/>
    </style:style>
    <style:style style:name="gr17" style:family="graphic" style:parent-style-name="standard">
      <style:graphic-properties draw:stroke="solid" svg:stroke-width="0.01cm" svg:stroke-color="#b2b2b2" draw:marker-start-width="0cm" draw:marker-end-width="0cm" draw:stroke-linejoin="round" svg:stroke-linecap="round" draw:fill="none" fo:padding-top="0.004cm" fo:padding-bottom="0.004cm" fo:padding-left="0.004cm" fo:padding-right="0.004cm"/>
    </style:style>
    <style:style style:name="gr18" style:family="graphic" style:parent-style-name="standard">
      <style:graphic-properties draw:stroke="solid" svg:stroke-width="0.007cm" svg:stroke-color="#b2b2b2" draw:stroke-linejoin="miter" svg:stroke-linecap="butt" draw:fill="none" fo:padding-top="0.003cm" fo:padding-bottom="0.003cm" fo:padding-left="0.003cm" fo:padding-right="0.0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4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946cm"/>
      <style:paragraph-properties style:writing-mode="lr-tb"/>
    </style:style>
    <style:style style:name="gr21" style:family="graphic" style:parent-style-name="standard">
      <style:graphic-properties draw:stroke="solid" svg:stroke-width="0.01cm" svg:stroke-color="#b2b2b2" draw:marker-start-width="0.02cm" draw:marker-end-width="0.02cm" draw:stroke-linejoin="round" svg:stroke-linecap="round" draw:fill="none" draw:fill-color="#ffffff" fo:padding-top="0.004cm" fo:padding-bottom="0.004cm" fo:padding-left="0.004cm" fo:padding-right="0.004cm"/>
    </style:style>
    <style:style style:name="gr22" style:family="graphic" style:parent-style-name="standard">
      <style:graphic-properties draw:stroke="solid" svg:stroke-width="0.01cm" svg:stroke-color="#b2b2b2" draw:marker-start-width="0.03cm" draw:marker-end-width="0.03cm" draw:stroke-linejoin="round" svg:stroke-linecap="round" draw:fill="none" draw:fill-color="#ffffff" fo:padding-top="0.004cm" fo:padding-bottom="0.004cm" fo:padding-left="0.004cm" fo:padding-right="0.004cm"/>
    </style:style>
    <style:style style:name="gr23" style:family="graphic" style:parent-style-name="standard">
      <style:graphic-properties draw:stroke="solid" svg:stroke-width="0.01cm" svg:stroke-color="#b2b2b2" draw:marker-start-width="0.02cm" draw:marker-end-width="0.02cm" draw:stroke-linejoin="miter" svg:stroke-linecap="butt" draw:fill="none" draw:fill-color="#ffffff" fo:padding-top="0.004cm" fo:padding-bottom="0.004cm" fo:padding-left="0.004cm" fo:padding-right="0.004cm"/>
    </style:style>
    <style:style style:name="gr24" style:family="graphic" style:parent-style-name="standard">
      <style:graphic-properties draw:stroke="solid" svg:stroke-width="0.01cm" svg:stroke-color="#b2b2b2" draw:marker-start-width="0cm" draw:marker-end-width="0cm" draw:stroke-linejoin="miter" svg:stroke-linecap="butt" draw:fill="none" draw:fill-color="#ffffff" fo:padding-top="0.004cm" fo:padding-bottom="0.004cm" fo:padding-left="0.004cm" fo:padding-right="0.004cm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="none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none" draw:fill-color="#d4ea6b"/>
    </style:style>
    <style:style style:name="P6" style:family="paragraph">
      <loext:graphic-properties draw:fill="none" draw:fill-color="#ffa6a6"/>
    </style:style>
    <style:style style:name="P7" style:family="paragraph">
      <loext:graphic-properties draw:fill-color="#ffa6a6"/>
      <style:paragraph-properties fo:text-align="center" style:writing-mode="lr-tb"/>
    </style:style>
    <style:style style:name="P8" style:family="paragraph">
      <loext:graphic-properties draw:fill-color="#b4c7dc"/>
      <style:paragraph-properties fo:text-align="center" style:writing-mode="lr-tb"/>
    </style:style>
    <style:style style:name="P9" style:family="paragraph">
      <loext:graphic-properties draw:fill-color="#ffe994"/>
      <style:paragraph-properties fo:text-align="center" style:writing-mode="lr-tb"/>
    </style:style>
    <style:style style:name="P10" style:family="paragraph">
      <loext:graphic-properties draw:fill-color="#d4ea6b"/>
      <style:paragraph-properties fo:text-align="center" style:writing-mode="lr-tb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24pt" style:font-size-complex="24pt"/>
    </style:style>
    <style:style style:name="T1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474cm" svg:y1="2.08cm" svg:x2="1.474cm" svg:y2="2.58cm">
          <text:p/>
        </draw:line>
        <draw:line draw:style-name="gr1" draw:text-style-name="P2" draw:layer="layout" svg:x1="1.741cm" svg:y1="2.08cm" svg:x2="1.741cm" svg:y2="2.58cm">
          <text:p/>
        </draw:line>
        <draw:line draw:style-name="gr1" draw:text-style-name="P2" draw:layer="layout" svg:x1="2.008cm" svg:y1="2.08cm" svg:x2="2.008cm" svg:y2="2.58cm">
          <text:p/>
        </draw:line>
        <draw:line draw:style-name="gr1" draw:text-style-name="P2" draw:layer="layout" svg:x1="2.274cm" svg:y1="2.08cm" svg:x2="2.274cm" svg:y2="2.58cm">
          <text:p/>
        </draw:line>
        <draw:line draw:style-name="gr1" draw:text-style-name="P2" draw:layer="layout" svg:x1="2.674cm" svg:y1="2.08cm" svg:x2="2.674cm" svg:y2="2.58cm">
          <text:p/>
        </draw:line>
        <draw:line draw:style-name="gr1" draw:text-style-name="P2" draw:layer="layout" svg:x1="2.941cm" svg:y1="2.08cm" svg:x2="2.941cm" svg:y2="2.58cm">
          <text:p/>
        </draw:line>
        <draw:line draw:style-name="gr1" draw:text-style-name="P2" draw:layer="layout" svg:x1="3.208cm" svg:y1="2.08cm" svg:x2="3.208cm" svg:y2="2.58cm">
          <text:p/>
        </draw:line>
        <draw:line draw:style-name="gr1" draw:text-style-name="P2" draw:layer="layout" svg:x1="3.475cm" svg:y1="2.08cm" svg:x2="3.475cm" svg:y2="2.58cm">
          <text:p/>
        </draw:line>
        <draw:line draw:style-name="gr1" draw:text-style-name="P2" draw:layer="layout" svg:x1="3.875cm" svg:y1="2.08cm" svg:x2="3.875cm" svg:y2="2.58cm">
          <text:p/>
        </draw:line>
        <draw:line draw:style-name="gr1" draw:text-style-name="P2" draw:layer="layout" svg:x1="4.141cm" svg:y1="2.08cm" svg:x2="4.141cm" svg:y2="2.58cm">
          <text:p/>
        </draw:line>
        <draw:line draw:style-name="gr1" draw:text-style-name="P2" draw:layer="layout" svg:x1="4.408cm" svg:y1="2.08cm" svg:x2="4.408cm" svg:y2="2.58cm">
          <text:p/>
        </draw:line>
        <draw:line draw:style-name="gr1" draw:text-style-name="P2" draw:layer="layout" svg:x1="4.675cm" svg:y1="2.08cm" svg:x2="4.675cm" svg:y2="2.58cm">
          <text:p/>
        </draw:line>
        <draw:line draw:style-name="gr1" draw:text-style-name="P2" draw:layer="layout" svg:x1="5.075cm" svg:y1="2.08cm" svg:x2="5.075cm" svg:y2="2.58cm">
          <text:p/>
        </draw:line>
        <draw:line draw:style-name="gr1" draw:text-style-name="P2" draw:layer="layout" svg:x1="5.341cm" svg:y1="2.08cm" svg:x2="5.341cm" svg:y2="2.58cm">
          <text:p/>
        </draw:line>
        <draw:line draw:style-name="gr1" draw:text-style-name="P2" draw:layer="layout" svg:x1="5.608cm" svg:y1="2.08cm" svg:x2="5.608cm" svg:y2="2.58cm">
          <text:p/>
        </draw:line>
        <draw:line draw:style-name="gr1" draw:text-style-name="P2" draw:layer="layout" svg:x1="5.875cm" svg:y1="2.08cm" svg:x2="5.875cm" svg:y2="2.58cm">
          <text:p/>
        </draw:line>
        <draw:line draw:style-name="gr1" draw:text-style-name="P2" draw:layer="layout" svg:x1="6.275cm" svg:y1="2.08cm" svg:x2="6.275cm" svg:y2="2.58cm">
          <text:p/>
        </draw:line>
        <draw:line draw:style-name="gr1" draw:text-style-name="P2" draw:layer="layout" svg:x1="6.541cm" svg:y1="2.08cm" svg:x2="6.541cm" svg:y2="2.58cm">
          <text:p/>
        </draw:line>
        <draw:line draw:style-name="gr1" draw:text-style-name="P2" draw:layer="layout" svg:x1="6.808cm" svg:y1="2.08cm" svg:x2="6.808cm" svg:y2="2.58cm">
          <text:p/>
        </draw:line>
        <draw:line draw:style-name="gr1" draw:text-style-name="P2" draw:layer="layout" svg:x1="7.075cm" svg:y1="2.08cm" svg:x2="7.075cm" svg:y2="2.58cm">
          <text:p/>
        </draw:line>
        <draw:line draw:style-name="gr1" draw:text-style-name="P2" draw:layer="layout" svg:x1="7.475cm" svg:y1="2.08cm" svg:x2="7.475cm" svg:y2="2.58cm">
          <text:p/>
        </draw:line>
        <draw:line draw:style-name="gr1" draw:text-style-name="P2" draw:layer="layout" svg:x1="7.741cm" svg:y1="2.08cm" svg:x2="7.741cm" svg:y2="2.58cm">
          <text:p/>
        </draw:line>
        <draw:line draw:style-name="gr1" draw:text-style-name="P2" draw:layer="layout" svg:x1="8.008cm" svg:y1="2.08cm" svg:x2="8.008cm" svg:y2="2.58cm">
          <text:p/>
        </draw:line>
        <draw:line draw:style-name="gr1" draw:text-style-name="P2" draw:layer="layout" svg:x1="8.275cm" svg:y1="2.08cm" svg:x2="8.275cm" svg:y2="2.58cm">
          <text:p/>
        </draw:line>
        <draw:line draw:style-name="gr1" draw:text-style-name="P2" draw:layer="layout" svg:x1="8.675cm" svg:y1="2.08cm" svg:x2="8.675cm" svg:y2="2.58cm">
          <text:p/>
        </draw:line>
        <draw:line draw:style-name="gr1" draw:text-style-name="P2" draw:layer="layout" svg:x1="8.941cm" svg:y1="2.08cm" svg:x2="8.941cm" svg:y2="2.58cm">
          <text:p/>
        </draw:line>
        <draw:line draw:style-name="gr1" draw:text-style-name="P2" draw:layer="layout" svg:x1="9.208cm" svg:y1="2.08cm" svg:x2="9.208cm" svg:y2="2.58cm">
          <text:p/>
        </draw:line>
        <draw:line draw:style-name="gr1" draw:text-style-name="P2" draw:layer="layout" svg:x1="9.475cm" svg:y1="2.08cm" svg:x2="9.475cm" svg:y2="2.58cm">
          <text:p/>
        </draw:line>
        <draw:line draw:style-name="gr1" draw:text-style-name="P2" draw:layer="layout" svg:x1="9.875cm" svg:y1="2.08cm" svg:x2="9.875cm" svg:y2="2.58cm">
          <text:p/>
        </draw:line>
        <draw:line draw:style-name="gr1" draw:text-style-name="P2" draw:layer="layout" svg:x1="10.141cm" svg:y1="2.08cm" svg:x2="10.141cm" svg:y2="2.58cm">
          <text:p/>
        </draw:line>
        <draw:line draw:style-name="gr1" draw:text-style-name="P2" draw:layer="layout" svg:x1="10.408cm" svg:y1="2.08cm" svg:x2="10.408cm" svg:y2="2.58cm">
          <text:p/>
        </draw:line>
        <draw:line draw:style-name="gr1" draw:text-style-name="P2" draw:layer="layout" svg:x1="10.675cm" svg:y1="2.08cm" svg:x2="10.675cm" svg:y2="2.58cm">
          <text:p/>
        </draw:line>
        <draw:line draw:style-name="gr1" draw:text-style-name="P2" draw:layer="layout" svg:x1="11.075cm" svg:y1="2.08cm" svg:x2="11.075cm" svg:y2="2.58cm">
          <text:p/>
        </draw:line>
        <draw:line draw:style-name="gr1" draw:text-style-name="P2" draw:layer="layout" svg:x1="11.341cm" svg:y1="2.08cm" svg:x2="11.341cm" svg:y2="2.58cm">
          <text:p/>
        </draw:line>
        <draw:line draw:style-name="gr1" draw:text-style-name="P2" draw:layer="layout" svg:x1="11.608cm" svg:y1="2.08cm" svg:x2="11.608cm" svg:y2="2.58cm">
          <text:p/>
        </draw:line>
        <draw:line draw:style-name="gr1" draw:text-style-name="P2" draw:layer="layout" svg:x1="11.875cm" svg:y1="2.08cm" svg:x2="11.875cm" svg:y2="2.58cm">
          <text:p/>
        </draw:line>
        <draw:line draw:style-name="gr1" draw:text-style-name="P2" draw:layer="layout" svg:x1="12.275cm" svg:y1="2.08cm" svg:x2="12.275cm" svg:y2="2.58cm">
          <text:p/>
        </draw:line>
        <draw:line draw:style-name="gr1" draw:text-style-name="P2" draw:layer="layout" svg:x1="12.541cm" svg:y1="2.08cm" svg:x2="12.541cm" svg:y2="2.58cm">
          <text:p/>
        </draw:line>
        <draw:line draw:style-name="gr1" draw:text-style-name="P2" draw:layer="layout" svg:x1="12.808cm" svg:y1="2.08cm" svg:x2="12.808cm" svg:y2="2.58cm">
          <text:p/>
        </draw:line>
        <draw:line draw:style-name="gr1" draw:text-style-name="P2" draw:layer="layout" svg:x1="13.075cm" svg:y1="2.08cm" svg:x2="13.075cm" svg:y2="2.58cm">
          <text:p/>
        </draw:line>
        <draw:line draw:style-name="gr1" draw:text-style-name="P2" draw:layer="layout" svg:x1="13.475cm" svg:y1="2.08cm" svg:x2="13.475cm" svg:y2="2.58cm">
          <text:p/>
        </draw:line>
        <draw:line draw:style-name="gr1" draw:text-style-name="P2" draw:layer="layout" svg:x1="13.741cm" svg:y1="2.08cm" svg:x2="13.741cm" svg:y2="2.58cm">
          <text:p/>
        </draw:line>
        <draw:line draw:style-name="gr1" draw:text-style-name="P2" draw:layer="layout" svg:x1="14.008cm" svg:y1="2.08cm" svg:x2="14.008cm" svg:y2="2.58cm">
          <text:p/>
        </draw:line>
        <draw:line draw:style-name="gr1" draw:text-style-name="P2" draw:layer="layout" svg:x1="14.275cm" svg:y1="2.08cm" svg:x2="14.275cm" svg:y2="2.58cm">
          <text:p/>
        </draw:line>
        <draw:line draw:style-name="gr1" draw:text-style-name="P2" draw:layer="layout" svg:x1="14.675cm" svg:y1="2.08cm" svg:x2="14.675cm" svg:y2="2.58cm">
          <text:p/>
        </draw:line>
        <draw:line draw:style-name="gr1" draw:text-style-name="P2" draw:layer="layout" svg:x1="14.941cm" svg:y1="2.08cm" svg:x2="14.941cm" svg:y2="2.58cm">
          <text:p/>
        </draw:line>
        <draw:line draw:style-name="gr1" draw:text-style-name="P2" draw:layer="layout" svg:x1="15.208cm" svg:y1="2.08cm" svg:x2="15.208cm" svg:y2="2.58cm">
          <text:p/>
        </draw:line>
        <draw:line draw:style-name="gr1" draw:text-style-name="P2" draw:layer="layout" svg:x1="15.475cm" svg:y1="2.08cm" svg:x2="15.475cm" svg:y2="2.58cm">
          <text:p/>
        </draw:line>
        <draw:line draw:style-name="gr1" draw:text-style-name="P2" draw:layer="layout" svg:x1="15.875cm" svg:y1="2.08cm" svg:x2="15.875cm" svg:y2="2.58cm">
          <text:p/>
        </draw:line>
        <draw:line draw:style-name="gr1" draw:text-style-name="P2" draw:layer="layout" svg:x1="16.141cm" svg:y1="2.08cm" svg:x2="16.141cm" svg:y2="2.58cm">
          <text:p/>
        </draw:line>
        <draw:line draw:style-name="gr1" draw:text-style-name="P2" draw:layer="layout" svg:x1="16.408cm" svg:y1="2.08cm" svg:x2="16.408cm" svg:y2="2.58cm">
          <text:p/>
        </draw:line>
        <draw:line draw:style-name="gr1" draw:text-style-name="P2" draw:layer="layout" svg:x1="16.675cm" svg:y1="2.08cm" svg:x2="16.675cm" svg:y2="2.58cm">
          <text:p/>
        </draw:line>
        <draw:line draw:style-name="gr1" draw:text-style-name="P2" draw:layer="layout" svg:x1="17.075cm" svg:y1="2.08cm" svg:x2="17.075cm" svg:y2="2.58cm">
          <text:p/>
        </draw:line>
        <draw:line draw:style-name="gr1" draw:text-style-name="P2" draw:layer="layout" svg:x1="17.341cm" svg:y1="2.08cm" svg:x2="17.341cm" svg:y2="2.58cm">
          <text:p/>
        </draw:line>
        <draw:line draw:style-name="gr1" draw:text-style-name="P2" draw:layer="layout" svg:x1="17.608cm" svg:y1="2.08cm" svg:x2="17.608cm" svg:y2="2.58cm">
          <text:p/>
        </draw:line>
        <draw:line draw:style-name="gr1" draw:text-style-name="P2" draw:layer="layout" svg:x1="17.875cm" svg:y1="2.08cm" svg:x2="17.875cm" svg:y2="2.58cm">
          <text:p/>
        </draw:line>
        <draw:line draw:style-name="gr1" draw:text-style-name="P2" draw:layer="layout" svg:x1="18.275cm" svg:y1="2.08cm" svg:x2="18.275cm" svg:y2="2.58cm">
          <text:p/>
        </draw:line>
        <draw:line draw:style-name="gr1" draw:text-style-name="P2" draw:layer="layout" svg:x1="18.541cm" svg:y1="2.08cm" svg:x2="18.541cm" svg:y2="2.58cm">
          <text:p/>
        </draw:line>
        <draw:line draw:style-name="gr1" draw:text-style-name="P2" draw:layer="layout" svg:x1="18.808cm" svg:y1="2.08cm" svg:x2="18.808cm" svg:y2="2.58cm">
          <text:p/>
        </draw:line>
        <draw:line draw:style-name="gr1" draw:text-style-name="P2" draw:layer="layout" svg:x1="19.075cm" svg:y1="2.08cm" svg:x2="19.075cm" svg:y2="2.58cm">
          <text:p/>
        </draw:line>
        <draw:line draw:style-name="gr2" draw:text-style-name="P2" draw:layer="layout" svg:x1="19.475cm" svg:y1="2.08cm" svg:x2="19.475cm" svg:y2="2.58cm">
          <text:p/>
        </draw:line>
        <draw:line draw:style-name="gr2" draw:text-style-name="P2" draw:layer="layout" svg:x1="19.741cm" svg:y1="2.08cm" svg:x2="19.741cm" svg:y2="2.58cm">
          <text:p/>
        </draw:line>
        <draw:line draw:style-name="gr2" draw:text-style-name="P2" draw:layer="layout" svg:x1="20.008cm" svg:y1="2.08cm" svg:x2="20.008cm" svg:y2="2.58cm">
          <text:p/>
        </draw:line>
        <draw:line draw:style-name="gr2" draw:text-style-name="P2" draw:layer="layout" svg:x1="20.275cm" svg:y1="2.08cm" svg:x2="20.275cm" svg:y2="2.58cm">
          <text:p/>
        </draw:line>
        <draw:line draw:style-name="gr1" draw:text-style-name="P2" draw:layer="layout" svg:x1="1.474cm" svg:y1="2.58cm" svg:x2="15.876cm" svg:y2="5.081cm">
          <text:p/>
        </draw:line>
        <draw:line draw:style-name="gr1" draw:text-style-name="P2" draw:layer="layout" svg:x1="1.741cm" svg:y1="2.58cm" svg:x2="1.741cm" svg:y2="5.08cm">
          <text:p/>
        </draw:line>
        <draw:line draw:style-name="gr1" draw:text-style-name="P2" draw:layer="layout" svg:x1="2.008cm" svg:y1="2.58cm" svg:x2="6.809cm" svg:y2="5.081cm">
          <text:p/>
        </draw:line>
        <draw:line draw:style-name="gr1" draw:text-style-name="P2" draw:layer="layout" svg:x1="2.274cm" svg:y1="2.58cm" svg:x2="11.876cm" svg:y2="5.081cm">
          <text:p/>
        </draw:line>
        <draw:line draw:style-name="gr1" draw:text-style-name="P2" draw:layer="layout" svg:x1="2.674cm" svg:y1="2.58cm" svg:x2="11.076cm" svg:y2="5.081cm">
          <text:p/>
        </draw:line>
        <draw:line draw:style-name="gr1" draw:text-style-name="P2" draw:layer="layout" svg:x1="2.941cm" svg:y1="2.58cm" svg:x2="16.142cm" svg:y2="5.081cm">
          <text:p/>
        </draw:line>
        <draw:line draw:style-name="gr1" draw:text-style-name="P2" draw:layer="layout" svg:x1="3.209cm" svg:y1="2.58cm" svg:x2="2.008cm" svg:y2="5.081cm">
          <text:p/>
        </draw:line>
        <draw:line draw:style-name="gr1" draw:text-style-name="P2" draw:layer="layout" svg:x1="3.475cm" svg:y1="2.58cm" svg:x2="7.076cm" svg:y2="5.081cm">
          <text:p/>
        </draw:line>
        <draw:line draw:style-name="gr1" draw:text-style-name="P2" draw:layer="layout" svg:x1="3.875cm" svg:y1="2.58cm" svg:x2="6.276cm" svg:y2="5.081cm">
          <text:p/>
        </draw:line>
        <draw:line draw:style-name="gr1" draw:text-style-name="P2" draw:layer="layout" svg:x1="4.141cm" svg:y1="2.58cm" svg:x2="11.342cm" svg:y2="5.081cm">
          <text:p/>
        </draw:line>
        <draw:line draw:style-name="gr1" draw:text-style-name="P2" draw:layer="layout" svg:x1="4.408cm" svg:y1="2.58cm" svg:x2="16.409cm" svg:y2="5.081cm">
          <text:p/>
        </draw:line>
        <draw:line draw:style-name="gr1" draw:text-style-name="P2" draw:layer="layout" svg:x1="4.676cm" svg:y1="2.58cm" svg:x2="2.274cm" svg:y2="5.081cm">
          <text:p/>
        </draw:line>
        <draw:line draw:style-name="gr1" draw:text-style-name="P2" draw:layer="layout" svg:x1="5.076cm" svg:y1="2.58cm" svg:x2="1.474cm" svg:y2="5.081cm">
          <text:p/>
        </draw:line>
        <draw:line draw:style-name="gr1" draw:text-style-name="P2" draw:layer="layout" svg:x1="5.341cm" svg:y1="2.58cm" svg:x2="6.542cm" svg:y2="5.081cm">
          <text:p/>
        </draw:line>
        <draw:line draw:style-name="gr1" draw:text-style-name="P2" draw:layer="layout" svg:x1="5.608cm" svg:y1="2.58cm" svg:x2="11.609cm" svg:y2="5.081cm">
          <text:p/>
        </draw:line>
        <draw:line draw:style-name="gr1" draw:text-style-name="P2" draw:layer="layout" svg:x1="5.875cm" svg:y1="2.58cm" svg:x2="16.676cm" svg:y2="5.081cm">
          <text:p/>
        </draw:line>
        <draw:line draw:style-name="gr1" draw:text-style-name="P2" draw:layer="layout" svg:x1="6.275cm" svg:y1="2.58cm" svg:x2="17.076cm" svg:y2="5.081cm">
          <text:p/>
        </draw:line>
        <draw:line draw:style-name="gr1" draw:text-style-name="P2" draw:layer="layout" svg:x1="6.542cm" svg:y1="2.58cm" svg:x2="2.941cm" svg:y2="5.081cm">
          <text:p/>
        </draw:line>
        <draw:line draw:style-name="gr1" draw:text-style-name="P2" draw:layer="layout" svg:x1="6.808cm" svg:y1="2.58cm" svg:x2="8.009cm" svg:y2="5.081cm">
          <text:p/>
        </draw:line>
        <draw:line draw:style-name="gr1" draw:text-style-name="P2" draw:layer="layout" svg:x1="7.075cm" svg:y1="2.58cm" svg:x2="13.076cm" svg:y2="5.081cm">
          <text:p/>
        </draw:line>
        <draw:line draw:style-name="gr1" draw:text-style-name="P2" draw:layer="layout" svg:x1="7.475cm" svg:y1="2.58cm" svg:x2="12.276cm" svg:y2="5.081cm">
          <text:p/>
        </draw:line>
        <draw:line draw:style-name="gr1" draw:text-style-name="P2" draw:layer="layout" svg:x1="7.741cm" svg:y1="2.58cm" svg:x2="17.342cm" svg:y2="5.081cm">
          <text:p/>
        </draw:line>
        <draw:line draw:style-name="gr1" draw:text-style-name="P2" draw:layer="layout" svg:x1="8.009cm" svg:y1="2.58cm" svg:x2="3.208cm" svg:y2="5.081cm">
          <text:p/>
        </draw:line>
        <draw:line draw:style-name="gr1" draw:text-style-name="P2" draw:layer="layout" svg:x1="8.275cm" svg:y1="2.58cm" svg:x2="8.275cm" svg:y2="5.08cm">
          <text:p/>
        </draw:line>
        <draw:line draw:style-name="gr1" draw:text-style-name="P2" draw:layer="layout" svg:x1="8.676cm" svg:y1="2.58cm" svg:x2="7.475cm" svg:y2="5.081cm">
          <text:p/>
        </draw:line>
        <draw:line draw:style-name="gr1" draw:text-style-name="P2" draw:layer="layout" svg:x1="8.941cm" svg:y1="2.58cm" svg:x2="12.542cm" svg:y2="5.081cm">
          <text:p/>
        </draw:line>
        <draw:line draw:style-name="gr1" draw:text-style-name="P2" draw:layer="layout" svg:x1="9.208cm" svg:y1="2.58cm" svg:x2="17.609cm" svg:y2="5.081cm">
          <text:p/>
        </draw:line>
        <draw:line draw:style-name="gr1" draw:text-style-name="P2" draw:layer="layout" svg:x1="9.476cm" svg:y1="2.58cm" svg:x2="3.475cm" svg:y2="5.081cm">
          <text:p/>
        </draw:line>
        <draw:line draw:style-name="gr1" draw:text-style-name="P2" draw:layer="layout" svg:x1="9.876cm" svg:y1="2.58cm" svg:x2="2.674cm" svg:y2="5.081cm">
          <text:p/>
        </draw:line>
        <draw:line draw:style-name="gr1" draw:text-style-name="P2" draw:layer="layout" svg:x1="10.142cm" svg:y1="2.58cm" svg:x2="7.741cm" svg:y2="5.081cm">
          <text:p/>
        </draw:line>
        <draw:line draw:style-name="gr1" draw:text-style-name="P2" draw:layer="layout" svg:x1="10.408cm" svg:y1="2.58cm" svg:x2="12.809cm" svg:y2="5.081cm">
          <text:p/>
        </draw:line>
        <draw:line draw:style-name="gr1" draw:text-style-name="P2" draw:layer="layout" svg:x1="10.675cm" svg:y1="2.58cm" svg:x2="17.876cm" svg:y2="5.081cm">
          <text:p/>
        </draw:line>
        <draw:line draw:style-name="gr1" draw:text-style-name="P2" draw:layer="layout" svg:x1="11.075cm" svg:y1="2.58cm" svg:x2="18.276cm" svg:y2="5.081cm">
          <text:p/>
        </draw:line>
        <draw:line draw:style-name="gr1" draw:text-style-name="P2" draw:layer="layout" svg:x1="11.342cm" svg:y1="2.58cm" svg:x2="4.141cm" svg:y2="5.081cm">
          <text:p/>
        </draw:line>
        <draw:line draw:style-name="gr1" draw:text-style-name="P2" draw:layer="layout" svg:x1="11.609cm" svg:y1="2.58cm" svg:x2="9.208cm" svg:y2="5.081cm">
          <text:p/>
        </draw:line>
        <draw:line draw:style-name="gr1" draw:text-style-name="P2" draw:layer="layout" svg:x1="11.875cm" svg:y1="2.58cm" svg:x2="14.276cm" svg:y2="5.081cm">
          <text:p/>
        </draw:line>
        <draw:line draw:style-name="gr1" draw:text-style-name="P2" draw:layer="layout" svg:x1="12.275cm" svg:y1="2.58cm" svg:x2="13.476cm" svg:y2="5.081cm">
          <text:p/>
        </draw:line>
        <draw:line draw:style-name="gr1" draw:text-style-name="P2" draw:layer="layout" svg:x1="12.541cm" svg:y1="2.58cm" svg:x2="18.542cm" svg:y2="5.081cm">
          <text:p/>
        </draw:line>
        <draw:line draw:style-name="gr1" draw:text-style-name="P2" draw:layer="layout" svg:x1="12.809cm" svg:y1="2.58cm" svg:x2="4.408cm" svg:y2="5.081cm">
          <text:p/>
        </draw:line>
        <draw:line draw:style-name="gr1" draw:text-style-name="P2" draw:layer="layout" svg:x1="13.076cm" svg:y1="2.58cm" svg:x2="9.475cm" svg:y2="5.081cm">
          <text:p/>
        </draw:line>
        <draw:line draw:style-name="gr1" draw:text-style-name="P2" draw:layer="layout" svg:x1="13.476cm" svg:y1="2.58cm" svg:x2="8.675cm" svg:y2="5.081cm">
          <text:p/>
        </draw:line>
        <draw:line draw:style-name="gr1" draw:text-style-name="P2" draw:layer="layout" svg:x1="13.741cm" svg:y1="2.58cm" svg:x2="13.741cm" svg:y2="5.08cm">
          <text:p/>
        </draw:line>
        <draw:line draw:style-name="gr1" draw:text-style-name="P2" draw:layer="layout" svg:x1="14.008cm" svg:y1="2.58cm" svg:x2="18.809cm" svg:y2="5.081cm">
          <text:p/>
        </draw:line>
        <draw:line draw:style-name="gr1" draw:text-style-name="P2" draw:layer="layout" svg:x1="14.276cm" svg:y1="2.58cm" svg:x2="4.675cm" svg:y2="5.081cm">
          <text:p/>
        </draw:line>
        <draw:line draw:style-name="gr1" draw:text-style-name="P2" draw:layer="layout" svg:x1="14.676cm" svg:y1="2.58cm" svg:x2="3.875cm" svg:y2="5.081cm">
          <text:p/>
        </draw:line>
        <draw:line draw:style-name="gr1" draw:text-style-name="P2" draw:layer="layout" svg:x1="14.942cm" svg:y1="2.58cm" svg:x2="8.941cm" svg:y2="5.081cm">
          <text:p/>
        </draw:line>
        <draw:line draw:style-name="gr1" draw:text-style-name="P2" draw:layer="layout" svg:x1="15.209cm" svg:y1="2.58cm" svg:x2="14.008cm" svg:y2="5.081cm">
          <text:p/>
        </draw:line>
        <draw:line draw:style-name="gr1" draw:text-style-name="P2" draw:layer="layout" svg:x1="15.475cm" svg:y1="2.58cm" svg:x2="19.076cm" svg:y2="5.081cm">
          <text:p/>
        </draw:line>
        <draw:line draw:style-name="gr1" draw:text-style-name="P2" draw:layer="layout" svg:x1="15.875cm" svg:y1="2.58cm" svg:x2="19.476cm" svg:y2="5.081cm">
          <text:p/>
        </draw:line>
        <draw:line draw:style-name="gr1" draw:text-style-name="P2" draw:layer="layout" svg:x1="16.142cm" svg:y1="2.58cm" svg:x2="5.341cm" svg:y2="5.081cm">
          <text:p/>
        </draw:line>
        <draw:line draw:style-name="gr1" draw:text-style-name="P2" draw:layer="layout" svg:x1="16.409cm" svg:y1="2.58cm" svg:x2="10.408cm" svg:y2="5.081cm">
          <text:p/>
        </draw:line>
        <draw:line draw:style-name="gr1" draw:text-style-name="P2" draw:layer="layout" svg:x1="16.676cm" svg:y1="2.58cm" svg:x2="15.475cm" svg:y2="5.081cm">
          <text:p/>
        </draw:line>
        <draw:line draw:style-name="gr1" draw:text-style-name="P2" draw:layer="layout" svg:x1="17.076cm" svg:y1="2.58cm" svg:x2="14.675cm" svg:y2="5.081cm">
          <text:p/>
        </draw:line>
        <draw:line draw:style-name="gr1" draw:text-style-name="P2" draw:layer="layout" svg:x1="17.341cm" svg:y1="2.58cm" svg:x2="19.742cm" svg:y2="5.081cm">
          <text:p/>
        </draw:line>
        <draw:line draw:style-name="gr1" draw:text-style-name="P2" draw:layer="layout" svg:x1="17.609cm" svg:y1="2.58cm" svg:x2="5.608cm" svg:y2="5.081cm">
          <text:p/>
        </draw:line>
        <draw:line draw:style-name="gr1" draw:text-style-name="P2" draw:layer="layout" svg:x1="17.876cm" svg:y1="2.58cm" svg:x2="10.675cm" svg:y2="5.081cm">
          <text:p/>
        </draw:line>
        <draw:line draw:style-name="gr1" draw:text-style-name="P2" draw:layer="layout" svg:x1="18.276cm" svg:y1="2.58cm" svg:x2="9.875cm" svg:y2="5.081cm">
          <text:p/>
        </draw:line>
        <draw:line draw:style-name="gr1" draw:text-style-name="P2" draw:layer="layout" svg:x1="18.542cm" svg:y1="2.58cm" svg:x2="14.941cm" svg:y2="5.081cm">
          <text:p/>
        </draw:line>
        <draw:line draw:style-name="gr1" draw:text-style-name="P2" draw:layer="layout" svg:x1="18.808cm" svg:y1="2.58cm" svg:x2="20.009cm" svg:y2="5.081cm">
          <text:p/>
        </draw:line>
        <draw:line draw:style-name="gr1" draw:text-style-name="P2" draw:layer="layout" svg:x1="19.076cm" svg:y1="2.58cm" svg:x2="5.875cm" svg:y2="5.081cm">
          <text:p/>
        </draw:line>
        <draw:line draw:style-name="gr3" draw:text-style-name="P2" draw:layer="layout" svg:x1="19.476cm" svg:y1="2.58cm" svg:x2="5.075cm" svg:y2="5.081cm">
          <text:p/>
        </draw:line>
        <draw:line draw:style-name="gr3" draw:text-style-name="P2" draw:layer="layout" svg:x1="19.742cm" svg:y1="2.58cm" svg:x2="10.141cm" svg:y2="5.081cm">
          <text:p/>
        </draw:line>
        <draw:line draw:style-name="gr3" draw:text-style-name="P2" draw:layer="layout" svg:x1="20.009cm" svg:y1="2.58cm" svg:x2="15.208cm" svg:y2="5.081cm">
          <text:p/>
        </draw:line>
        <draw:line draw:style-name="gr3" draw:text-style-name="P2" draw:layer="layout" svg:x1="20.275cm" svg:y1="2.58cm" svg:x2="20.275cm" svg:y2="5.08cm">
          <text:p/>
        </draw:line>
        <draw:line draw:style-name="gr1" draw:text-style-name="P2" draw:layer="layout" svg:x1="1.474cm" svg:y1="5.08cm" svg:x2="1.474cm" svg:y2="6.068cm">
          <text:p/>
        </draw:line>
        <draw:line draw:style-name="gr1" draw:text-style-name="P2" draw:layer="layout" svg:x1="1.741cm" svg:y1="5.08cm" svg:x2="1.741cm" svg:y2="6.068cm">
          <text:p/>
        </draw:line>
        <draw:line draw:style-name="gr1" draw:text-style-name="P2" draw:layer="layout" svg:x1="2.008cm" svg:y1="5.08cm" svg:x2="2.008cm" svg:y2="6.068cm">
          <text:p/>
        </draw:line>
        <draw:line draw:style-name="gr1" draw:text-style-name="P2" draw:layer="layout" svg:x1="2.274cm" svg:y1="5.08cm" svg:x2="2.274cm" svg:y2="6.068cm">
          <text:p/>
        </draw:line>
        <draw:line draw:style-name="gr1" draw:text-style-name="P2" draw:layer="layout" svg:x1="2.674cm" svg:y1="5.08cm" svg:x2="2.674cm" svg:y2="6.068cm">
          <text:p/>
        </draw:line>
        <draw:line draw:style-name="gr1" draw:text-style-name="P2" draw:layer="layout" svg:x1="2.941cm" svg:y1="5.08cm" svg:x2="2.941cm" svg:y2="6.068cm">
          <text:p/>
        </draw:line>
        <draw:line draw:style-name="gr1" draw:text-style-name="P2" draw:layer="layout" svg:x1="3.208cm" svg:y1="5.08cm" svg:x2="3.208cm" svg:y2="6.068cm">
          <text:p/>
        </draw:line>
        <draw:line draw:style-name="gr1" draw:text-style-name="P2" draw:layer="layout" svg:x1="3.475cm" svg:y1="5.08cm" svg:x2="3.475cm" svg:y2="6.068cm">
          <text:p/>
        </draw:line>
        <draw:line draw:style-name="gr1" draw:text-style-name="P2" draw:layer="layout" svg:x1="3.875cm" svg:y1="5.08cm" svg:x2="3.875cm" svg:y2="6.068cm">
          <text:p/>
        </draw:line>
        <draw:line draw:style-name="gr1" draw:text-style-name="P2" draw:layer="layout" svg:x1="4.141cm" svg:y1="5.08cm" svg:x2="4.141cm" svg:y2="6.068cm">
          <text:p/>
        </draw:line>
        <draw:line draw:style-name="gr1" draw:text-style-name="P2" draw:layer="layout" svg:x1="4.408cm" svg:y1="5.08cm" svg:x2="4.408cm" svg:y2="6.068cm">
          <text:p/>
        </draw:line>
        <draw:line draw:style-name="gr1" draw:text-style-name="P2" draw:layer="layout" svg:x1="4.675cm" svg:y1="5.08cm" svg:x2="4.675cm" svg:y2="6.068cm">
          <text:p/>
        </draw:line>
        <draw:line draw:style-name="gr1" draw:text-style-name="P2" draw:layer="layout" svg:x1="5.075cm" svg:y1="5.08cm" svg:x2="5.075cm" svg:y2="6.068cm">
          <text:p/>
        </draw:line>
        <draw:line draw:style-name="gr1" draw:text-style-name="P2" draw:layer="layout" svg:x1="5.341cm" svg:y1="5.08cm" svg:x2="5.341cm" svg:y2="6.068cm">
          <text:p/>
        </draw:line>
        <draw:line draw:style-name="gr1" draw:text-style-name="P2" draw:layer="layout" svg:x1="5.608cm" svg:y1="5.08cm" svg:x2="5.608cm" svg:y2="6.068cm">
          <text:p/>
        </draw:line>
        <draw:line draw:style-name="gr1" draw:text-style-name="P2" draw:layer="layout" svg:x1="5.875cm" svg:y1="5.08cm" svg:x2="5.875cm" svg:y2="6.068cm">
          <text:p/>
        </draw:line>
        <draw:line draw:style-name="gr1" draw:text-style-name="P2" draw:layer="layout" svg:x1="6.275cm" svg:y1="5.08cm" svg:x2="6.275cm" svg:y2="6.068cm">
          <text:p/>
        </draw:line>
        <draw:line draw:style-name="gr1" draw:text-style-name="P2" draw:layer="layout" svg:x1="6.541cm" svg:y1="5.08cm" svg:x2="6.541cm" svg:y2="6.068cm">
          <text:p/>
        </draw:line>
        <draw:line draw:style-name="gr1" draw:text-style-name="P2" draw:layer="layout" svg:x1="6.808cm" svg:y1="5.08cm" svg:x2="6.808cm" svg:y2="6.068cm">
          <text:p/>
        </draw:line>
        <draw:line draw:style-name="gr1" draw:text-style-name="P2" draw:layer="layout" svg:x1="7.075cm" svg:y1="5.08cm" svg:x2="7.075cm" svg:y2="6.068cm">
          <text:p/>
        </draw:line>
        <draw:line draw:style-name="gr1" draw:text-style-name="P2" draw:layer="layout" svg:x1="7.475cm" svg:y1="5.08cm" svg:x2="7.475cm" svg:y2="6.068cm">
          <text:p/>
        </draw:line>
        <draw:line draw:style-name="gr1" draw:text-style-name="P2" draw:layer="layout" svg:x1="7.741cm" svg:y1="5.08cm" svg:x2="7.741cm" svg:y2="6.068cm">
          <text:p/>
        </draw:line>
        <draw:line draw:style-name="gr1" draw:text-style-name="P2" draw:layer="layout" svg:x1="8.008cm" svg:y1="5.08cm" svg:x2="8.008cm" svg:y2="6.068cm">
          <text:p/>
        </draw:line>
        <draw:line draw:style-name="gr1" draw:text-style-name="P2" draw:layer="layout" svg:x1="8.275cm" svg:y1="5.08cm" svg:x2="8.275cm" svg:y2="6.068cm">
          <text:p/>
        </draw:line>
        <draw:line draw:style-name="gr1" draw:text-style-name="P2" draw:layer="layout" svg:x1="8.675cm" svg:y1="5.08cm" svg:x2="8.675cm" svg:y2="6.068cm">
          <text:p/>
        </draw:line>
        <draw:line draw:style-name="gr1" draw:text-style-name="P2" draw:layer="layout" svg:x1="8.941cm" svg:y1="5.08cm" svg:x2="8.941cm" svg:y2="6.068cm">
          <text:p/>
        </draw:line>
        <draw:line draw:style-name="gr1" draw:text-style-name="P2" draw:layer="layout" svg:x1="9.208cm" svg:y1="5.08cm" svg:x2="9.208cm" svg:y2="6.068cm">
          <text:p/>
        </draw:line>
        <draw:line draw:style-name="gr1" draw:text-style-name="P2" draw:layer="layout" svg:x1="9.475cm" svg:y1="5.08cm" svg:x2="9.475cm" svg:y2="6.068cm">
          <text:p/>
        </draw:line>
        <draw:line draw:style-name="gr1" draw:text-style-name="P2" draw:layer="layout" svg:x1="9.875cm" svg:y1="5.08cm" svg:x2="9.875cm" svg:y2="6.068cm">
          <text:p/>
        </draw:line>
        <draw:line draw:style-name="gr1" draw:text-style-name="P2" draw:layer="layout" svg:x1="10.141cm" svg:y1="5.08cm" svg:x2="10.141cm" svg:y2="6.068cm">
          <text:p/>
        </draw:line>
        <draw:line draw:style-name="gr1" draw:text-style-name="P2" draw:layer="layout" svg:x1="10.408cm" svg:y1="5.08cm" svg:x2="10.408cm" svg:y2="6.068cm">
          <text:p/>
        </draw:line>
        <draw:line draw:style-name="gr1" draw:text-style-name="P2" draw:layer="layout" svg:x1="10.675cm" svg:y1="5.08cm" svg:x2="10.675cm" svg:y2="6.068cm">
          <text:p/>
        </draw:line>
        <draw:line draw:style-name="gr1" draw:text-style-name="P2" draw:layer="layout" svg:x1="11.075cm" svg:y1="5.08cm" svg:x2="11.075cm" svg:y2="6.068cm">
          <text:p/>
        </draw:line>
        <draw:line draw:style-name="gr1" draw:text-style-name="P2" draw:layer="layout" svg:x1="11.341cm" svg:y1="5.08cm" svg:x2="11.341cm" svg:y2="6.068cm">
          <text:p/>
        </draw:line>
        <draw:line draw:style-name="gr1" draw:text-style-name="P2" draw:layer="layout" svg:x1="11.608cm" svg:y1="5.08cm" svg:x2="11.608cm" svg:y2="6.068cm">
          <text:p/>
        </draw:line>
        <draw:line draw:style-name="gr1" draw:text-style-name="P2" draw:layer="layout" svg:x1="11.875cm" svg:y1="5.08cm" svg:x2="11.875cm" svg:y2="6.068cm">
          <text:p/>
        </draw:line>
        <draw:line draw:style-name="gr1" draw:text-style-name="P2" draw:layer="layout" svg:x1="12.275cm" svg:y1="5.08cm" svg:x2="12.275cm" svg:y2="6.068cm">
          <text:p/>
        </draw:line>
        <draw:line draw:style-name="gr1" draw:text-style-name="P2" draw:layer="layout" svg:x1="12.541cm" svg:y1="5.08cm" svg:x2="12.541cm" svg:y2="6.068cm">
          <text:p/>
        </draw:line>
        <draw:line draw:style-name="gr1" draw:text-style-name="P2" draw:layer="layout" svg:x1="12.808cm" svg:y1="5.08cm" svg:x2="12.808cm" svg:y2="6.068cm">
          <text:p/>
        </draw:line>
        <draw:line draw:style-name="gr1" draw:text-style-name="P2" draw:layer="layout" svg:x1="13.075cm" svg:y1="5.08cm" svg:x2="13.075cm" svg:y2="6.068cm">
          <text:p/>
        </draw:line>
        <draw:line draw:style-name="gr1" draw:text-style-name="P2" draw:layer="layout" svg:x1="13.475cm" svg:y1="5.08cm" svg:x2="13.475cm" svg:y2="6.068cm">
          <text:p/>
        </draw:line>
        <draw:line draw:style-name="gr1" draw:text-style-name="P2" draw:layer="layout" svg:x1="13.741cm" svg:y1="5.08cm" svg:x2="13.741cm" svg:y2="6.068cm">
          <text:p/>
        </draw:line>
        <draw:line draw:style-name="gr1" draw:text-style-name="P2" draw:layer="layout" svg:x1="14.008cm" svg:y1="5.08cm" svg:x2="14.008cm" svg:y2="6.068cm">
          <text:p/>
        </draw:line>
        <draw:line draw:style-name="gr1" draw:text-style-name="P2" draw:layer="layout" svg:x1="14.275cm" svg:y1="5.08cm" svg:x2="14.275cm" svg:y2="6.068cm">
          <text:p/>
        </draw:line>
        <draw:line draw:style-name="gr1" draw:text-style-name="P2" draw:layer="layout" svg:x1="14.675cm" svg:y1="5.08cm" svg:x2="14.675cm" svg:y2="6.068cm">
          <text:p/>
        </draw:line>
        <draw:line draw:style-name="gr1" draw:text-style-name="P2" draw:layer="layout" svg:x1="14.941cm" svg:y1="5.08cm" svg:x2="14.941cm" svg:y2="6.068cm">
          <text:p/>
        </draw:line>
        <draw:line draw:style-name="gr1" draw:text-style-name="P2" draw:layer="layout" svg:x1="15.208cm" svg:y1="5.08cm" svg:x2="15.208cm" svg:y2="6.068cm">
          <text:p/>
        </draw:line>
        <draw:line draw:style-name="gr1" draw:text-style-name="P2" draw:layer="layout" svg:x1="15.475cm" svg:y1="5.08cm" svg:x2="15.475cm" svg:y2="6.068cm">
          <text:p/>
        </draw:line>
        <draw:line draw:style-name="gr1" draw:text-style-name="P2" draw:layer="layout" svg:x1="15.875cm" svg:y1="5.08cm" svg:x2="15.875cm" svg:y2="6.068cm">
          <text:p/>
        </draw:line>
        <draw:line draw:style-name="gr1" draw:text-style-name="P2" draw:layer="layout" svg:x1="16.141cm" svg:y1="5.08cm" svg:x2="16.141cm" svg:y2="6.068cm">
          <text:p/>
        </draw:line>
        <draw:line draw:style-name="gr1" draw:text-style-name="P2" draw:layer="layout" svg:x1="16.408cm" svg:y1="5.08cm" svg:x2="16.408cm" svg:y2="6.068cm">
          <text:p/>
        </draw:line>
        <draw:line draw:style-name="gr1" draw:text-style-name="P2" draw:layer="layout" svg:x1="16.675cm" svg:y1="5.08cm" svg:x2="16.675cm" svg:y2="6.068cm">
          <text:p/>
        </draw:line>
        <draw:line draw:style-name="gr1" draw:text-style-name="P2" draw:layer="layout" svg:x1="17.075cm" svg:y1="5.08cm" svg:x2="17.075cm" svg:y2="6.068cm">
          <text:p/>
        </draw:line>
        <draw:line draw:style-name="gr1" draw:text-style-name="P2" draw:layer="layout" svg:x1="17.341cm" svg:y1="5.08cm" svg:x2="17.341cm" svg:y2="6.068cm">
          <text:p/>
        </draw:line>
        <draw:line draw:style-name="gr1" draw:text-style-name="P2" draw:layer="layout" svg:x1="17.608cm" svg:y1="5.08cm" svg:x2="17.608cm" svg:y2="6.068cm">
          <text:p/>
        </draw:line>
        <draw:line draw:style-name="gr1" draw:text-style-name="P2" draw:layer="layout" svg:x1="17.875cm" svg:y1="5.08cm" svg:x2="17.875cm" svg:y2="6.068cm">
          <text:p/>
        </draw:line>
        <draw:line draw:style-name="gr1" draw:text-style-name="P2" draw:layer="layout" svg:x1="18.275cm" svg:y1="5.08cm" svg:x2="18.275cm" svg:y2="6.068cm">
          <text:p/>
        </draw:line>
        <draw:line draw:style-name="gr1" draw:text-style-name="P2" draw:layer="layout" svg:x1="18.541cm" svg:y1="5.08cm" svg:x2="18.541cm" svg:y2="6.068cm">
          <text:p/>
        </draw:line>
        <draw:line draw:style-name="gr1" draw:text-style-name="P2" draw:layer="layout" svg:x1="18.808cm" svg:y1="5.08cm" svg:x2="18.808cm" svg:y2="6.068cm">
          <text:p/>
        </draw:line>
        <draw:line draw:style-name="gr1" draw:text-style-name="P2" draw:layer="layout" svg:x1="19.075cm" svg:y1="5.08cm" svg:x2="19.075cm" svg:y2="6.068cm">
          <text:p/>
        </draw:line>
        <draw:line draw:style-name="gr1" draw:text-style-name="P2" draw:layer="layout" svg:x1="19.475cm" svg:y1="5.08cm" svg:x2="19.475cm" svg:y2="6.068cm">
          <text:p/>
        </draw:line>
        <draw:line draw:style-name="gr1" draw:text-style-name="P2" draw:layer="layout" svg:x1="19.741cm" svg:y1="5.08cm" svg:x2="19.741cm" svg:y2="6.068cm">
          <text:p/>
        </draw:line>
        <draw:line draw:style-name="gr1" draw:text-style-name="P2" draw:layer="layout" svg:x1="20.008cm" svg:y1="5.08cm" svg:x2="20.008cm" svg:y2="6.068cm">
          <text:p/>
        </draw:line>
        <draw:line draw:style-name="gr1" draw:text-style-name="P2" draw:layer="layout" svg:x1="20.275cm" svg:y1="5.08cm" svg:x2="20.275cm" svg:y2="6.068cm">
          <text:p/>
        </draw:line>
        <draw:custom-shape draw:style-name="gr4" draw:text-style-name="P4" draw:layer="layout" svg:width="1cm" svg:height="1cm" svg:x="19.37cm" svg:y="1.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8.17cm" svg:y="1.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6.97cm" svg:y="1.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5.77cm" svg:y="1.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4.57cm" svg:y="1.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3.37cm" svg:y="1.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2.17cm" svg:y="1.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0.97cm" svg:y="1.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9.77cm" svg:y="1.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8.57cm" svg:y="1.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7.37cm" svg:y="1.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6.17cm" svg:y="1.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4.97cm" svg:y="1.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.77cm" svg:y="1.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.57cm" svg:y="1.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.37cm" svg:y="1.1cm">
          <text:p text:style-name="P3">S</text:p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0.095cm" svg:height="0.045cm" svg:x="1.427cm" svg:y="6.031cm" svg:viewBox="0 0 96 46" svg:d="M96 0c-18 3-45 37-48 46-4-9-30-43-48-46">
          <text:p/>
        </draw:path>
        <draw:path draw:style-name="gr5" draw:text-style-name="P5" draw:layer="layout" svg:width="0.096cm" svg:height="0.045cm" svg:x="1.693cm" svg:y="6.031cm" svg:viewBox="0 0 97 46" svg:d="M97 0c-18 3-46 37-49 46-3-9-30-43-48-46">
          <text:p/>
        </draw:path>
        <draw:path draw:style-name="gr5" draw:text-style-name="P5" draw:layer="layout" svg:width="0.096cm" svg:height="0.045cm" svg:x="1.96cm" svg:y="6.031cm" svg:viewBox="0 0 97 46" svg:d="M97 0c-19 3-46 37-49 46-3-9-30-43-48-46">
          <text:p/>
        </draw:path>
        <draw:path draw:style-name="gr5" draw:text-style-name="P5" draw:layer="layout" svg:width="0.095cm" svg:height="0.045cm" svg:x="2.227cm" svg:y="6.031cm" svg:viewBox="0 0 96 46" svg:d="M96 0c-18 3-45 37-48 46-3-9-29-43-48-46">
          <text:p/>
        </draw:path>
        <draw:path draw:style-name="gr5" draw:text-style-name="P5" draw:layer="layout" svg:width="0.095cm" svg:height="0.045cm" svg:x="2.627cm" svg:y="6.031cm" svg:viewBox="0 0 96 46" svg:d="M96 0c-19 3-46 37-49 46-2-9-29-43-47-46">
          <text:p/>
        </draw:path>
        <draw:path draw:style-name="gr5" draw:text-style-name="P5" draw:layer="layout" svg:width="0.096cm" svg:height="0.045cm" svg:x="2.893cm" svg:y="6.031cm" svg:viewBox="0 0 97 46" svg:d="M97 0c-18 3-45 37-48 46-3-9-30-43-49-46">
          <text:p/>
        </draw:path>
        <draw:path draw:style-name="gr5" draw:text-style-name="P5" draw:layer="layout" svg:width="0.096cm" svg:height="0.045cm" svg:x="3.16cm" svg:y="6.031cm" svg:viewBox="0 0 97 46" svg:d="M97 0c-18 3-45 37-48 46-3-9-31-43-49-46">
          <text:p/>
        </draw:path>
        <draw:path draw:style-name="gr5" draw:text-style-name="P5" draw:layer="layout" svg:width="0.095cm" svg:height="0.045cm" svg:x="3.427cm" svg:y="6.031cm" svg:viewBox="0 0 96 46" svg:d="M96 0c-18 3-45 37-47 46-3-9-31-43-49-46">
          <text:p/>
        </draw:path>
        <draw:path draw:style-name="gr5" draw:text-style-name="P5" draw:layer="layout" svg:width="0.095cm" svg:height="0.045cm" svg:x="3.827cm" svg:y="6.031cm" svg:viewBox="0 0 96 46" svg:d="M96 0c-18 3-45 37-47 46-3-9-31-43-49-46">
          <text:p/>
        </draw:path>
        <draw:path draw:style-name="gr5" draw:text-style-name="P5" draw:layer="layout" svg:width="0.096cm" svg:height="0.045cm" svg:x="4.093cm" svg:y="6.031cm" svg:viewBox="0 0 97 46" svg:d="M97 0c-18 3-45 37-48 46-3-9-31-43-49-46">
          <text:p/>
        </draw:path>
        <draw:path draw:style-name="gr5" draw:text-style-name="P5" draw:layer="layout" svg:width="0.096cm" svg:height="0.045cm" svg:x="4.36cm" svg:y="6.031cm" svg:viewBox="0 0 97 46" svg:d="M97 0c-18 3-46 37-49 46-3-9-30-43-48-46">
          <text:p/>
        </draw:path>
        <draw:path draw:style-name="gr5" draw:text-style-name="P5" draw:layer="layout" svg:width="0.095cm" svg:height="0.045cm" svg:x="4.627cm" svg:y="6.031cm" svg:viewBox="0 0 96 46" svg:d="M96 0c-18 3-45 37-48 46-3-9-30-43-48-46">
          <text:p/>
        </draw:path>
        <draw:path draw:style-name="gr6" draw:text-style-name="P5" draw:layer="layout" svg:width="0.095cm" svg:height="0.045cm" svg:x="5.027cm" svg:y="6.031cm" svg:viewBox="0 0 96 46" svg:d="M96 0c-18 3-45 37-48 46-3-9-30-43-48-46">
          <text:p/>
        </draw:path>
        <draw:path draw:style-name="gr5" draw:text-style-name="P5" draw:layer="layout" svg:width="0.096cm" svg:height="0.045cm" svg:x="5.293cm" svg:y="6.031cm" svg:viewBox="0 0 97 46" svg:d="M97 0c-18 3-46 37-49 46-3-9-30-43-48-46">
          <text:p/>
        </draw:path>
        <draw:path draw:style-name="gr5" draw:text-style-name="P5" draw:layer="layout" svg:width="0.096cm" svg:height="0.045cm" svg:x="5.56cm" svg:y="6.031cm" svg:viewBox="0 0 97 46" svg:d="M97 0c-19 3-46 37-49 46-3-9-30-43-48-46">
          <text:p/>
        </draw:path>
        <draw:path draw:style-name="gr5" draw:text-style-name="P5" draw:layer="layout" svg:width="0.095cm" svg:height="0.045cm" svg:x="5.827cm" svg:y="6.031cm" svg:viewBox="0 0 96 46" svg:d="M96 0c-18 3-44 37-47 46-3-9-30-43-49-46">
          <text:p/>
        </draw:path>
        <draw:path draw:style-name="gr7" draw:text-style-name="P2" draw:layer="layout" svg:width="0.095cm" svg:height="0.045cm" svg:x="6.227cm" svg:y="6.031cm" svg:viewBox="0 0 96 46" svg:d="M96 0c-19 3-45 37-48 46-3-9-30-43-48-46">
          <text:p/>
        </draw:path>
        <draw:path draw:style-name="gr7" draw:text-style-name="P2" draw:layer="layout" svg:width="0.096cm" svg:height="0.045cm" svg:x="6.493cm" svg:y="6.031cm" svg:viewBox="0 0 97 46" svg:d="M97 0c-18 3-45 37-48 46-3-9-30-43-49-46">
          <text:p/>
        </draw:path>
        <draw:path draw:style-name="gr7" draw:text-style-name="P2" draw:layer="layout" svg:width="0.096cm" svg:height="0.045cm" svg:x="6.76cm" svg:y="6.031cm" svg:viewBox="0 0 97 46" svg:d="M97 0c-18 3-45 37-48 46-3-9-31-43-49-46">
          <text:p/>
        </draw:path>
        <draw:path draw:style-name="gr7" draw:text-style-name="P2" draw:layer="layout" svg:width="0.095cm" svg:height="0.045cm" svg:x="7.027cm" svg:y="6.031cm" svg:viewBox="0 0 96 46" svg:d="M96 0c-18 3-44 37-48 46-3-9-30-43-48-46">
          <text:p/>
        </draw:path>
        <draw:path draw:style-name="gr7" draw:text-style-name="P2" draw:layer="layout" svg:width="0.095cm" svg:height="0.045cm" svg:x="7.427cm" svg:y="6.031cm" svg:viewBox="0 0 96 46" svg:d="M96 0c-18 3-44 37-47 46-3-9-31-43-49-46">
          <text:p/>
        </draw:path>
        <draw:path draw:style-name="gr7" draw:text-style-name="P2" draw:layer="layout" svg:width="0.096cm" svg:height="0.045cm" svg:x="7.693cm" svg:y="6.031cm" svg:viewBox="0 0 97 46" svg:d="M97 0c-18 3-45 37-49 46-3-9-30-43-48-46">
          <text:p/>
        </draw:path>
        <draw:path draw:style-name="gr7" draw:text-style-name="P2" draw:layer="layout" svg:width="0.096cm" svg:height="0.045cm" svg:x="7.96cm" svg:y="6.031cm" svg:viewBox="0 0 97 46" svg:d="M97 0c-18 3-46 37-49 46-3-9-30-43-48-46">
          <text:p/>
        </draw:path>
        <draw:path draw:style-name="gr7" draw:text-style-name="P2" draw:layer="layout" svg:width="0.095cm" svg:height="0.045cm" svg:x="8.227cm" svg:y="6.031cm" svg:viewBox="0 0 96 46" svg:d="M96 0c-19 3-45 37-48 46-3-9-30-43-48-46">
          <text:p/>
        </draw:path>
        <draw:path draw:style-name="gr7" draw:text-style-name="P2" draw:layer="layout" svg:width="0.095cm" svg:height="0.045cm" svg:x="8.627cm" svg:y="6.031cm" svg:viewBox="0 0 96 46" svg:d="M96 0c-18 3-45 37-48 46-3-9-30-43-48-46">
          <text:p/>
        </draw:path>
        <draw:path draw:style-name="gr7" draw:text-style-name="P2" draw:layer="layout" svg:width="0.096cm" svg:height="0.045cm" svg:x="8.893cm" svg:y="6.031cm" svg:viewBox="0 0 97 46" svg:d="M97 0c-19 3-46 37-49 46-3-9-30-43-48-46">
          <text:p/>
        </draw:path>
        <draw:path draw:style-name="gr7" draw:text-style-name="P2" draw:layer="layout" svg:width="0.096cm" svg:height="0.045cm" svg:x="9.16cm" svg:y="6.031cm" svg:viewBox="0 0 97 46" svg:d="M97 0c-18 3-45 37-48 46-3-9-30-43-49-46">
          <text:p/>
        </draw:path>
        <draw:path draw:style-name="gr7" draw:text-style-name="P2" draw:layer="layout" svg:width="0.095cm" svg:height="0.045cm" svg:x="9.427cm" svg:y="6.031cm" svg:viewBox="0 0 96 46" svg:d="M96 0c-18 3-44 37-47 46-3-9-31-43-49-46">
          <text:p/>
        </draw:path>
        <draw:path draw:style-name="gr7" draw:text-style-name="P2" draw:layer="layout" svg:width="0.095cm" svg:height="0.045cm" svg:x="9.827cm" svg:y="6.031cm" svg:viewBox="0 0 96 46" svg:d="M96 0c-18 3-44 37-47 46-3-9-30-43-49-46">
          <text:p/>
        </draw:path>
        <draw:path draw:style-name="gr8" draw:text-style-name="P2" draw:layer="layout" svg:width="0.096cm" svg:height="0.045cm" svg:x="10.093cm" svg:y="6.031cm" svg:viewBox="0 0 97 46" svg:d="M97 0c-18 3-45 37-48 46-3-9-31-43-49-46">
          <text:p/>
        </draw:path>
        <draw:path draw:style-name="gr7" draw:text-style-name="P2" draw:layer="layout" svg:width="0.096cm" svg:height="0.045cm" svg:x="10.36cm" svg:y="6.031cm" svg:viewBox="0 0 97 46" svg:d="M97 0c-18 3-45 37-48 46-3-9-31-43-49-46">
          <text:p/>
        </draw:path>
        <draw:path draw:style-name="gr7" draw:text-style-name="P2" draw:layer="layout" svg:width="0.095cm" svg:height="0.045cm" svg:x="10.627cm" svg:y="6.031cm" svg:viewBox="0 0 96 46" svg:d="M96 0c-18 3-45 37-48 46-3-9-30-43-48-46">
          <text:p/>
        </draw:path>
        <draw:path draw:style-name="gr7" draw:text-style-name="P2" draw:layer="layout" svg:width="0.095cm" svg:height="0.045cm" svg:x="11.027cm" svg:y="6.031cm" svg:viewBox="0 0 96 46" svg:d="M96 0c-18 3-44 37-47 46-3-9-31-43-49-46">
          <text:p/>
        </draw:path>
        <draw:path draw:style-name="gr7" draw:text-style-name="P2" draw:layer="layout" svg:width="0.096cm" svg:height="0.045cm" svg:x="11.293cm" svg:y="6.031cm" svg:viewBox="0 0 97 46" svg:d="M97 0c-18 3-46 37-49 46-3-9-30-43-48-46">
          <text:p/>
        </draw:path>
        <draw:path draw:style-name="gr7" draw:text-style-name="P2" draw:layer="layout" svg:width="0.096cm" svg:height="0.045cm" svg:x="11.56cm" svg:y="6.031cm" svg:viewBox="0 0 97 46" svg:d="M97 0c-18 3-46 37-49 46-3-9-30-43-48-46">
          <text:p/>
        </draw:path>
        <draw:path draw:style-name="gr7" draw:text-style-name="P2" draw:layer="layout" svg:width="0.095cm" svg:height="0.045cm" svg:x="11.827cm" svg:y="6.031cm" svg:viewBox="0 0 96 46" svg:d="M96 0c-18 3-44 37-47 46-3-9-30-43-49-46">
          <text:p/>
        </draw:path>
        <draw:path draw:style-name="gr7" draw:text-style-name="P2" draw:layer="layout" svg:width="0.095cm" svg:height="0.045cm" svg:x="12.227cm" svg:y="6.031cm" svg:viewBox="0 0 96 46" svg:d="M96 0c-18 3-45 37-48 46-3-9-30-43-48-46">
          <text:p/>
        </draw:path>
        <draw:path draw:style-name="gr7" draw:text-style-name="P2" draw:layer="layout" svg:width="0.096cm" svg:height="0.045cm" svg:x="12.493cm" svg:y="6.031cm" svg:viewBox="0 0 97 46" svg:d="M97 0c-19 3-46 37-49 46-3-9-30-43-48-46">
          <text:p/>
        </draw:path>
        <draw:path draw:style-name="gr7" draw:text-style-name="P2" draw:layer="layout" svg:width="0.096cm" svg:height="0.045cm" svg:x="12.76cm" svg:y="6.031cm" svg:viewBox="0 0 97 46" svg:d="M97 0c-18 3-45 37-48 46-3-9-30-43-49-46">
          <text:p/>
        </draw:path>
        <draw:path draw:style-name="gr7" draw:text-style-name="P2" draw:layer="layout" svg:width="0.095cm" svg:height="0.045cm" svg:x="13.027cm" svg:y="6.031cm" svg:viewBox="0 0 96 46" svg:d="M96 0c-18 3-44 37-47 46-3-9-31-43-49-46">
          <text:p/>
        </draw:path>
        <draw:path draw:style-name="gr7" draw:text-style-name="P2" draw:layer="layout" svg:width="0.095cm" svg:height="0.045cm" svg:x="13.427cm" svg:y="6.031cm" svg:viewBox="0 0 96 46" svg:d="M96 0c-17 3-44 37-47 46-3-9-30-43-49-46">
          <text:p/>
        </draw:path>
        <draw:path draw:style-name="gr7" draw:text-style-name="P2" draw:layer="layout" svg:width="0.096cm" svg:height="0.045cm" svg:x="13.693cm" svg:y="6.031cm" svg:viewBox="0 0 97 46" svg:d="M97 0c-18 3-45 37-48 46-3-9-31-43-49-46">
          <text:p/>
        </draw:path>
        <draw:path draw:style-name="gr7" draw:text-style-name="P2" draw:layer="layout" svg:width="0.096cm" svg:height="0.045cm" svg:x="13.96cm" svg:y="6.031cm" svg:viewBox="0 0 97 46" svg:d="M97 0c-18 3-46 37-49 46-3-9-30-43-48-46">
          <text:p/>
        </draw:path>
        <draw:path draw:style-name="gr7" draw:text-style-name="P2" draw:layer="layout" svg:width="0.095cm" svg:height="0.045cm" svg:x="14.227cm" svg:y="6.031cm" svg:viewBox="0 0 96 46" svg:d="M96 0c-17 3-45 37-48 46-3-9-30-43-48-46">
          <text:p/>
        </draw:path>
        <draw:path draw:style-name="gr7" draw:text-style-name="P2" draw:layer="layout" svg:width="0.095cm" svg:height="0.045cm" svg:x="14.627cm" svg:y="6.031cm" svg:viewBox="0 0 96 46" svg:d="M96 0c-17 3-44 37-48 46-3-9-30-43-48-46">
          <text:p/>
        </draw:path>
        <draw:path draw:style-name="gr7" draw:text-style-name="P2" draw:layer="layout" svg:width="0.095cm" svg:height="0.045cm" svg:x="14.894cm" svg:y="6.031cm" svg:viewBox="0 0 96 46" svg:d="M96 0c-18 3-46 37-49 46-3-9-30-43-47-46">
          <text:p/>
        </draw:path>
        <draw:path draw:style-name="gr8" draw:text-style-name="P2" draw:layer="layout" svg:width="0.096cm" svg:height="0.045cm" svg:x="15.16cm" svg:y="6.031cm" svg:viewBox="0 0 97 46" svg:d="M97 0c-19 3-46 37-49 46-3-9-30-43-48-46">
          <text:p/>
        </draw:path>
        <draw:path draw:style-name="gr7" draw:text-style-name="P2" draw:layer="layout" svg:width="0.095cm" svg:height="0.045cm" svg:x="15.427cm" svg:y="6.031cm" svg:viewBox="0 0 96 46" svg:d="M96 0c-17 3-44 37-47 46-3-9-30-43-49-46">
          <text:p/>
        </draw:path>
        <draw:path draw:style-name="gr9" draw:text-style-name="P6" draw:layer="layout" svg:width="0.095cm" svg:height="0.045cm" svg:x="15.827cm" svg:y="6.031cm" svg:viewBox="0 0 96 46" svg:d="M96 0c-18 3-45 37-48 46-3-9-30-43-48-46">
          <text:p/>
        </draw:path>
        <draw:path draw:style-name="gr9" draw:text-style-name="P6" draw:layer="layout" svg:width="0.095cm" svg:height="0.045cm" svg:x="16.094cm" svg:y="6.031cm" svg:viewBox="0 0 96 46" svg:d="M96 0c-18 3-45 37-48 46-3-9-30-43-48-46">
          <text:p/>
        </draw:path>
        <draw:path draw:style-name="gr9" draw:text-style-name="P6" draw:layer="layout" svg:width="0.096cm" svg:height="0.045cm" svg:x="16.36cm" svg:y="6.031cm" svg:viewBox="0 0 97 46" svg:d="M97 0c-18 3-45 37-48 46-3-9-31-43-49-46">
          <text:p/>
        </draw:path>
        <draw:path draw:style-name="gr9" draw:text-style-name="P6" draw:layer="layout" svg:width="0.095cm" svg:height="0.045cm" svg:x="16.627cm" svg:y="6.031cm" svg:viewBox="0 0 96 46" svg:d="M96 0c-17 3-44 37-47 46-4-9-31-43-49-46">
          <text:p/>
        </draw:path>
        <draw:path draw:style-name="gr9" draw:text-style-name="P6" draw:layer="layout" svg:width="0.095cm" svg:height="0.045cm" svg:x="17.027cm" svg:y="6.031cm" svg:viewBox="0 0 96 46" svg:d="M96 0c-17 3-44 37-47 46-3-9-31-43-49-46">
          <text:p/>
        </draw:path>
        <draw:path draw:style-name="gr9" draw:text-style-name="P6" draw:layer="layout" svg:width="0.095cm" svg:height="0.045cm" svg:x="17.294cm" svg:y="6.031cm" svg:viewBox="0 0 96 46" svg:d="M96 0c-18 3-45 37-48 46-3-9-31-43-48-46">
          <text:p/>
        </draw:path>
        <draw:path draw:style-name="gr9" draw:text-style-name="P6" draw:layer="layout" svg:width="0.096cm" svg:height="0.045cm" svg:x="17.56cm" svg:y="6.031cm" svg:viewBox="0 0 97 46" svg:d="M97 0c-18 3-46 37-49 46-3-9-30-43-48-46">
          <text:p/>
        </draw:path>
        <draw:path draw:style-name="gr9" draw:text-style-name="P6" draw:layer="layout" svg:width="0.095cm" svg:height="0.045cm" svg:x="17.827cm" svg:y="6.031cm" svg:viewBox="0 0 96 46" svg:d="M96 0c-18 3-45 37-48 46-3-9-30-43-48-46">
          <text:p/>
        </draw:path>
        <draw:path draw:style-name="gr9" draw:text-style-name="P6" draw:layer="layout" svg:width="0.095cm" svg:height="0.045cm" svg:x="18.227cm" svg:y="6.031cm" svg:viewBox="0 0 96 46" svg:d="M96 0c-17 3-45 37-48 46-3-9-30-43-48-46">
          <text:p/>
        </draw:path>
        <draw:path draw:style-name="gr9" draw:text-style-name="P6" draw:layer="layout" svg:width="0.095cm" svg:height="0.045cm" svg:x="18.494cm" svg:y="6.031cm" svg:viewBox="0 0 96 46" svg:d="M96 0c-19 3-46 37-49 46-3-9-30-43-47-46">
          <text:p/>
        </draw:path>
        <draw:path draw:style-name="gr9" draw:text-style-name="P6" draw:layer="layout" svg:width="0.096cm" svg:height="0.045cm" svg:x="18.76cm" svg:y="6.031cm" svg:viewBox="0 0 97 46" svg:d="M97 0c-18 3-45 37-48 46-3-9-30-43-49-46">
          <text:p/>
        </draw:path>
        <draw:path draw:style-name="gr9" draw:text-style-name="P6" draw:layer="layout" svg:width="0.095cm" svg:height="0.045cm" svg:x="19.027cm" svg:y="6.031cm" svg:viewBox="0 0 96 46" svg:d="M96 0c-17 3-44 37-47 46-3-9-31-43-49-46">
          <text:p/>
        </draw:path>
        <draw:path draw:style-name="gr9" draw:text-style-name="P6" draw:layer="layout" svg:width="0.097cm" svg:height="0.045cm" svg:x="19.427cm" svg:y="6.031cm" svg:viewBox="0 0 98 46" svg:d="M98 0c-19 3-46 37-49 46-3-9-30-43-49-46">
          <text:p/>
        </draw:path>
        <draw:path draw:style-name="gr9" draw:text-style-name="P6" draw:layer="layout" svg:width="0.095cm" svg:height="0.045cm" svg:x="19.694cm" svg:y="6.031cm" svg:viewBox="0 0 96 46" svg:d="M96 0c-18 3-45 37-48 46-3-9-31-43-48-46">
          <text:p/>
        </draw:path>
        <draw:path draw:style-name="gr9" draw:text-style-name="P6" draw:layer="layout" svg:width="0.096cm" svg:height="0.045cm" svg:x="19.96cm" svg:y="6.031cm" svg:viewBox="0 0 97 46" svg:d="M97 0c-18 3-45 37-48 46-3-9-31-43-49-46">
          <text:p/>
        </draw:path>
        <draw:path draw:style-name="gr10" draw:text-style-name="P6" draw:layer="layout" svg:width="0.096cm" svg:height="0.045cm" svg:x="20.227cm" svg:y="6.031cm" svg:viewBox="0 0 97 46" svg:d="M97 0c-18 3-46 37-49 46-3-9-30-43-48-46">
          <text:p/>
        </draw:path>
        <draw:custom-shape draw:style-name="gr11" draw:text-style-name="P7" draw:layer="layout" svg:width="1cm" svg:height="1cm" svg:x="19.37cm" svg:y="6.0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cm" svg:height="1cm" svg:x="18.17cm" svg:y="6.0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cm" svg:height="1cm" svg:x="16.97cm" svg:y="6.0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cm" svg:height="1cm" svg:x="15.77cm" svg:y="6.0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4.57cm" svg:y="6.0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3.37cm" svg:y="6.0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2.17cm" svg:y="6.0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0.97cm" svg:y="6.0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cm" svg:height="1cm" svg:x="9.77cm" svg:y="6.0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cm" svg:height="1cm" svg:x="8.57cm" svg:y="6.0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cm" svg:height="1cm" svg:x="7.37cm" svg:y="6.0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cm" svg:height="1cm" svg:x="6.17cm" svg:y="6.0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cm" svg:height="1cm" svg:x="4.97cm" svg:y="6.0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cm" svg:height="1cm" svg:x="3.77cm" svg:y="6.0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cm" svg:height="1cm" svg:x="2.57cm" svg:y="6.0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cm" svg:height="1cm" svg:x="1.37cm" svg:y="6.0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0.25cm" svg:height="0.25cm" svg:x="1.35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.88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2.15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3.081cm" svg:y="5.50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3.351cm" svg:y="5.50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4.282cm" svg:y="5.50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4.552cm" svg:y="5.50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5.483cm" svg:y="5.50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5.753cm" svg:y="5.50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6.684cm" svg:y="5.50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6.954cm" svg:y="5.50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7.885cm" svg:y="5.50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8.155cm" svg:y="5.50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9.086cm" svg:y="5.50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9.356cm" svg:y="5.50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0.287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0.557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1.488cm" svg:y="5.50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1.758cm" svg:y="5.50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2.689cm" svg:y="5.50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2.959cm" svg:y="5.50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3.89cm" svg:y="5.5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4.16cm" svg:y="5.5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5.091cm" svg:y="5.5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5.361cm" svg:y="5.5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6.292cm" svg:y="5.5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6.562cm" svg:y="5.5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7.493cm" svg:y="5.5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7.763cm" svg:y="5.5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8.694cm" svg:y="5.5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8.964cm" svg:y="5.5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8.151cm" svg:y="5.52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6.952cm" svg:y="5.52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5.753cm" svg:y="5.52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4.554cm" svg:y="5.52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3.355cm" svg:y="5.52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16" draw:text-style-name="P12" draw:layer="layout" svg:width="0.095cm" svg:height="0.045cm" svg:x="1.428cm" svg:y="1.032cm" svg:viewBox="0 0 96 46" svg:d="M96 0c-18 3-45 37-48 46-4-9-30-43-48-46">
          <text:p/>
        </draw:path>
        <draw:path draw:style-name="gr16" draw:text-style-name="P12" draw:layer="layout" svg:width="0.096cm" svg:height="0.045cm" svg:x="1.694cm" svg:y="1.032cm" svg:viewBox="0 0 97 46" svg:d="M97 0c-18 3-46 37-49 46-3-9-30-43-48-46">
          <text:p/>
        </draw:path>
        <draw:path draw:style-name="gr16" draw:text-style-name="P12" draw:layer="layout" svg:width="0.096cm" svg:height="0.045cm" svg:x="1.961cm" svg:y="1.032cm" svg:viewBox="0 0 97 46" svg:d="M97 0c-19 3-46 37-49 46-3-9-30-43-48-46">
          <text:p/>
        </draw:path>
        <draw:path draw:style-name="gr16" draw:text-style-name="P12" draw:layer="layout" svg:width="0.095cm" svg:height="0.045cm" svg:x="2.228cm" svg:y="1.032cm" svg:viewBox="0 0 96 46" svg:d="M96 0c-18 3-45 37-48 46-3-9-29-43-48-46">
          <text:p/>
        </draw:path>
        <draw:path draw:style-name="gr16" draw:text-style-name="P12" draw:layer="layout" svg:width="0.095cm" svg:height="0.045cm" svg:x="2.628cm" svg:y="1.032cm" svg:viewBox="0 0 96 46" svg:d="M96 0c-19 3-46 37-49 46-2-9-29-43-47-46">
          <text:p/>
        </draw:path>
        <draw:path draw:style-name="gr16" draw:text-style-name="P12" draw:layer="layout" svg:width="0.096cm" svg:height="0.045cm" svg:x="2.894cm" svg:y="1.032cm" svg:viewBox="0 0 97 46" svg:d="M97 0c-18 3-45 37-48 46-3-9-30-43-49-46">
          <text:p/>
        </draw:path>
        <draw:path draw:style-name="gr16" draw:text-style-name="P12" draw:layer="layout" svg:width="0.096cm" svg:height="0.045cm" svg:x="3.161cm" svg:y="1.032cm" svg:viewBox="0 0 97 46" svg:d="M97 0c-18 3-45 37-48 46-3-9-31-43-49-46">
          <text:p/>
        </draw:path>
        <draw:path draw:style-name="gr16" draw:text-style-name="P12" draw:layer="layout" svg:width="0.095cm" svg:height="0.045cm" svg:x="3.428cm" svg:y="1.032cm" svg:viewBox="0 0 96 46" svg:d="M96 0c-18 3-45 37-47 46-3-9-31-43-49-46">
          <text:p/>
        </draw:path>
        <draw:path draw:style-name="gr16" draw:text-style-name="P12" draw:layer="layout" svg:width="0.095cm" svg:height="0.045cm" svg:x="3.828cm" svg:y="1.032cm" svg:viewBox="0 0 96 46" svg:d="M96 0c-18 3-45 37-47 46-3-9-31-43-49-46">
          <text:p/>
        </draw:path>
        <draw:path draw:style-name="gr16" draw:text-style-name="P12" draw:layer="layout" svg:width="0.096cm" svg:height="0.045cm" svg:x="4.094cm" svg:y="1.032cm" svg:viewBox="0 0 97 46" svg:d="M97 0c-18 3-45 37-48 46-3-9-31-43-49-46">
          <text:p/>
        </draw:path>
        <draw:path draw:style-name="gr16" draw:text-style-name="P12" draw:layer="layout" svg:width="0.096cm" svg:height="0.045cm" svg:x="4.361cm" svg:y="1.032cm" svg:viewBox="0 0 97 46" svg:d="M97 0c-18 3-46 37-49 46-3-9-30-43-48-46">
          <text:p/>
        </draw:path>
        <draw:path draw:style-name="gr16" draw:text-style-name="P12" draw:layer="layout" svg:width="0.095cm" svg:height="0.045cm" svg:x="4.628cm" svg:y="1.032cm" svg:viewBox="0 0 96 46" svg:d="M96 0c-18 3-45 37-48 46-3-9-30-43-48-46">
          <text:p/>
        </draw:path>
        <draw:path draw:style-name="gr16" draw:text-style-name="P12" draw:layer="layout" svg:width="0.095cm" svg:height="0.045cm" svg:x="5.028cm" svg:y="1.032cm" svg:viewBox="0 0 96 46" svg:d="M96 0c-18 3-45 37-48 46-3-9-30-43-48-46">
          <text:p/>
        </draw:path>
        <draw:path draw:style-name="gr16" draw:text-style-name="P12" draw:layer="layout" svg:width="0.096cm" svg:height="0.045cm" svg:x="5.294cm" svg:y="1.032cm" svg:viewBox="0 0 97 46" svg:d="M97 0c-18 3-46 37-49 46-3-9-30-43-48-46">
          <text:p/>
        </draw:path>
        <draw:path draw:style-name="gr16" draw:text-style-name="P12" draw:layer="layout" svg:width="0.096cm" svg:height="0.045cm" svg:x="5.561cm" svg:y="1.032cm" svg:viewBox="0 0 97 46" svg:d="M97 0c-19 3-46 37-49 46-3-9-30-43-48-46">
          <text:p/>
        </draw:path>
        <draw:path draw:style-name="gr16" draw:text-style-name="P12" draw:layer="layout" svg:width="0.095cm" svg:height="0.045cm" svg:x="5.828cm" svg:y="1.032cm" svg:viewBox="0 0 96 46" svg:d="M96 0c-18 3-44 37-47 46-3-9-30-43-49-46">
          <text:p/>
        </draw:path>
        <draw:path draw:style-name="gr16" draw:text-style-name="P12" draw:layer="layout" svg:width="0.095cm" svg:height="0.045cm" svg:x="6.228cm" svg:y="1.032cm" svg:viewBox="0 0 96 46" svg:d="M96 0c-19 3-45 37-48 46-3-9-30-43-48-46">
          <text:p/>
        </draw:path>
        <draw:path draw:style-name="gr16" draw:text-style-name="P12" draw:layer="layout" svg:width="0.096cm" svg:height="0.045cm" svg:x="6.494cm" svg:y="1.032cm" svg:viewBox="0 0 97 46" svg:d="M97 0c-18 3-45 37-48 46-3-9-30-43-49-46">
          <text:p/>
        </draw:path>
        <draw:path draw:style-name="gr16" draw:text-style-name="P12" draw:layer="layout" svg:width="0.096cm" svg:height="0.045cm" svg:x="6.761cm" svg:y="1.032cm" svg:viewBox="0 0 97 46" svg:d="M97 0c-18 3-45 37-48 46-3-9-31-43-49-46">
          <text:p/>
        </draw:path>
        <draw:path draw:style-name="gr16" draw:text-style-name="P12" draw:layer="layout" svg:width="0.095cm" svg:height="0.045cm" svg:x="7.028cm" svg:y="1.032cm" svg:viewBox="0 0 96 46" svg:d="M96 0c-18 3-44 37-48 46-3-9-30-43-48-46">
          <text:p/>
        </draw:path>
        <draw:path draw:style-name="gr16" draw:text-style-name="P12" draw:layer="layout" svg:width="0.095cm" svg:height="0.045cm" svg:x="7.428cm" svg:y="1.032cm" svg:viewBox="0 0 96 46" svg:d="M96 0c-18 3-44 37-47 46-3-9-31-43-49-46">
          <text:p/>
        </draw:path>
        <draw:path draw:style-name="gr16" draw:text-style-name="P12" draw:layer="layout" svg:width="0.096cm" svg:height="0.045cm" svg:x="7.694cm" svg:y="1.032cm" svg:viewBox="0 0 97 46" svg:d="M97 0c-18 3-45 37-49 46-3-9-30-43-48-46">
          <text:p/>
        </draw:path>
        <draw:path draw:style-name="gr16" draw:text-style-name="P12" draw:layer="layout" svg:width="0.096cm" svg:height="0.045cm" svg:x="7.961cm" svg:y="1.032cm" svg:viewBox="0 0 97 46" svg:d="M97 0c-18 3-46 37-49 46-3-9-30-43-48-46">
          <text:p/>
        </draw:path>
        <draw:path draw:style-name="gr16" draw:text-style-name="P12" draw:layer="layout" svg:width="0.095cm" svg:height="0.045cm" svg:x="8.228cm" svg:y="1.032cm" svg:viewBox="0 0 96 46" svg:d="M96 0c-19 3-45 37-48 46-3-9-30-43-48-46">
          <text:p/>
        </draw:path>
        <draw:path draw:style-name="gr16" draw:text-style-name="P12" draw:layer="layout" svg:width="0.095cm" svg:height="0.045cm" svg:x="8.628cm" svg:y="1.032cm" svg:viewBox="0 0 96 46" svg:d="M96 0c-18 3-45 37-48 46-3-9-30-43-48-46">
          <text:p/>
        </draw:path>
        <draw:path draw:style-name="gr16" draw:text-style-name="P12" draw:layer="layout" svg:width="0.096cm" svg:height="0.045cm" svg:x="8.894cm" svg:y="1.032cm" svg:viewBox="0 0 97 46" svg:d="M97 0c-19 3-46 37-49 46-3-9-30-43-48-46">
          <text:p/>
        </draw:path>
        <draw:path draw:style-name="gr16" draw:text-style-name="P12" draw:layer="layout" svg:width="0.096cm" svg:height="0.045cm" svg:x="9.161cm" svg:y="1.032cm" svg:viewBox="0 0 97 46" svg:d="M97 0c-18 3-45 37-48 46-3-9-30-43-49-46">
          <text:p/>
        </draw:path>
        <draw:path draw:style-name="gr16" draw:text-style-name="P12" draw:layer="layout" svg:width="0.095cm" svg:height="0.045cm" svg:x="9.428cm" svg:y="1.032cm" svg:viewBox="0 0 96 46" svg:d="M96 0c-18 3-44 37-47 46-3-9-31-43-49-46">
          <text:p/>
        </draw:path>
        <draw:path draw:style-name="gr16" draw:text-style-name="P12" draw:layer="layout" svg:width="0.095cm" svg:height="0.045cm" svg:x="9.828cm" svg:y="1.032cm" svg:viewBox="0 0 96 46" svg:d="M96 0c-18 3-44 37-47 46-3-9-30-43-49-46">
          <text:p/>
        </draw:path>
        <draw:path draw:style-name="gr16" draw:text-style-name="P12" draw:layer="layout" svg:width="0.096cm" svg:height="0.045cm" svg:x="10.094cm" svg:y="1.032cm" svg:viewBox="0 0 97 46" svg:d="M97 0c-18 3-45 37-48 46-3-9-31-43-49-46">
          <text:p/>
        </draw:path>
        <draw:path draw:style-name="gr16" draw:text-style-name="P12" draw:layer="layout" svg:width="0.096cm" svg:height="0.045cm" svg:x="10.361cm" svg:y="1.032cm" svg:viewBox="0 0 97 46" svg:d="M97 0c-18 3-45 37-48 46-3-9-31-43-49-46">
          <text:p/>
        </draw:path>
        <draw:path draw:style-name="gr16" draw:text-style-name="P12" draw:layer="layout" svg:width="0.095cm" svg:height="0.045cm" svg:x="10.628cm" svg:y="1.032cm" svg:viewBox="0 0 96 46" svg:d="M96 0c-18 3-45 37-48 46-3-9-30-43-48-46">
          <text:p/>
        </draw:path>
        <draw:path draw:style-name="gr16" draw:text-style-name="P12" draw:layer="layout" svg:width="0.095cm" svg:height="0.045cm" svg:x="11.028cm" svg:y="1.032cm" svg:viewBox="0 0 96 46" svg:d="M96 0c-18 3-44 37-47 46-3-9-31-43-49-46">
          <text:p/>
        </draw:path>
        <draw:path draw:style-name="gr16" draw:text-style-name="P12" draw:layer="layout" svg:width="0.096cm" svg:height="0.045cm" svg:x="11.294cm" svg:y="1.032cm" svg:viewBox="0 0 97 46" svg:d="M97 0c-18 3-46 37-49 46-3-9-30-43-48-46">
          <text:p/>
        </draw:path>
        <draw:path draw:style-name="gr16" draw:text-style-name="P12" draw:layer="layout" svg:width="0.096cm" svg:height="0.045cm" svg:x="11.561cm" svg:y="1.032cm" svg:viewBox="0 0 97 46" svg:d="M97 0c-18 3-46 37-49 46-3-9-30-43-48-46">
          <text:p/>
        </draw:path>
        <draw:path draw:style-name="gr16" draw:text-style-name="P12" draw:layer="layout" svg:width="0.095cm" svg:height="0.045cm" svg:x="11.828cm" svg:y="1.032cm" svg:viewBox="0 0 96 46" svg:d="M96 0c-18 3-44 37-47 46-3-9-30-43-49-46">
          <text:p/>
        </draw:path>
        <draw:path draw:style-name="gr16" draw:text-style-name="P12" draw:layer="layout" svg:width="0.095cm" svg:height="0.045cm" svg:x="12.228cm" svg:y="1.032cm" svg:viewBox="0 0 96 46" svg:d="M96 0c-18 3-45 37-48 46-3-9-30-43-48-46">
          <text:p/>
        </draw:path>
        <draw:path draw:style-name="gr16" draw:text-style-name="P12" draw:layer="layout" svg:width="0.096cm" svg:height="0.045cm" svg:x="12.494cm" svg:y="1.032cm" svg:viewBox="0 0 97 46" svg:d="M97 0c-19 3-46 37-49 46-3-9-30-43-48-46">
          <text:p/>
        </draw:path>
        <draw:path draw:style-name="gr16" draw:text-style-name="P12" draw:layer="layout" svg:width="0.096cm" svg:height="0.045cm" svg:x="12.761cm" svg:y="1.032cm" svg:viewBox="0 0 97 46" svg:d="M97 0c-18 3-45 37-48 46-3-9-30-43-49-46">
          <text:p/>
        </draw:path>
        <draw:path draw:style-name="gr16" draw:text-style-name="P12" draw:layer="layout" svg:width="0.095cm" svg:height="0.045cm" svg:x="13.028cm" svg:y="1.032cm" svg:viewBox="0 0 96 46" svg:d="M96 0c-18 3-44 37-47 46-3-9-31-43-49-46">
          <text:p/>
        </draw:path>
        <draw:path draw:style-name="gr16" draw:text-style-name="P12" draw:layer="layout" svg:width="0.095cm" svg:height="0.045cm" svg:x="13.428cm" svg:y="1.032cm" svg:viewBox="0 0 96 46" svg:d="M96 0c-17 3-44 37-47 46-3-9-30-43-49-46">
          <text:p/>
        </draw:path>
        <draw:path draw:style-name="gr16" draw:text-style-name="P12" draw:layer="layout" svg:width="0.096cm" svg:height="0.045cm" svg:x="13.694cm" svg:y="1.032cm" svg:viewBox="0 0 97 46" svg:d="M97 0c-18 3-45 37-48 46-3-9-31-43-49-46">
          <text:p/>
        </draw:path>
        <draw:path draw:style-name="gr16" draw:text-style-name="P12" draw:layer="layout" svg:width="0.096cm" svg:height="0.045cm" svg:x="13.961cm" svg:y="1.032cm" svg:viewBox="0 0 97 46" svg:d="M97 0c-18 3-46 37-49 46-3-9-30-43-48-46">
          <text:p/>
        </draw:path>
        <draw:path draw:style-name="gr16" draw:text-style-name="P12" draw:layer="layout" svg:width="0.095cm" svg:height="0.045cm" svg:x="14.228cm" svg:y="1.032cm" svg:viewBox="0 0 96 46" svg:d="M96 0c-17 3-45 37-48 46-3-9-30-43-48-46">
          <text:p/>
        </draw:path>
        <draw:path draw:style-name="gr16" draw:text-style-name="P12" draw:layer="layout" svg:width="0.095cm" svg:height="0.045cm" svg:x="14.628cm" svg:y="1.032cm" svg:viewBox="0 0 96 46" svg:d="M96 0c-17 3-44 37-48 46-3-9-30-43-48-46">
          <text:p/>
        </draw:path>
        <draw:path draw:style-name="gr16" draw:text-style-name="P12" draw:layer="layout" svg:width="0.095cm" svg:height="0.045cm" svg:x="14.895cm" svg:y="1.032cm" svg:viewBox="0 0 96 46" svg:d="M96 0c-18 3-46 37-49 46-3-9-30-43-47-46">
          <text:p/>
        </draw:path>
        <draw:path draw:style-name="gr16" draw:text-style-name="P12" draw:layer="layout" svg:width="0.096cm" svg:height="0.045cm" svg:x="15.161cm" svg:y="1.032cm" svg:viewBox="0 0 97 46" svg:d="M97 0c-19 3-46 37-49 46-3-9-30-43-48-46">
          <text:p/>
        </draw:path>
        <draw:path draw:style-name="gr16" draw:text-style-name="P12" draw:layer="layout" svg:width="0.095cm" svg:height="0.045cm" svg:x="15.428cm" svg:y="1.032cm" svg:viewBox="0 0 96 46" svg:d="M96 0c-17 3-44 37-47 46-3-9-30-43-49-46">
          <text:p/>
        </draw:path>
        <draw:path draw:style-name="gr16" draw:text-style-name="P12" draw:layer="layout" svg:width="0.095cm" svg:height="0.045cm" svg:x="15.828cm" svg:y="1.032cm" svg:viewBox="0 0 96 46" svg:d="M96 0c-18 3-45 37-48 46-3-9-30-43-48-46">
          <text:p/>
        </draw:path>
        <draw:path draw:style-name="gr16" draw:text-style-name="P12" draw:layer="layout" svg:width="0.095cm" svg:height="0.045cm" svg:x="16.095cm" svg:y="1.032cm" svg:viewBox="0 0 96 46" svg:d="M96 0c-18 3-45 37-48 46-3-9-30-43-48-46">
          <text:p/>
        </draw:path>
        <draw:path draw:style-name="gr16" draw:text-style-name="P12" draw:layer="layout" svg:width="0.096cm" svg:height="0.045cm" svg:x="16.361cm" svg:y="1.032cm" svg:viewBox="0 0 97 46" svg:d="M97 0c-18 3-45 37-48 46-3-9-31-43-49-46">
          <text:p/>
        </draw:path>
        <draw:path draw:style-name="gr16" draw:text-style-name="P12" draw:layer="layout" svg:width="0.095cm" svg:height="0.045cm" svg:x="16.628cm" svg:y="1.032cm" svg:viewBox="0 0 96 46" svg:d="M96 0c-17 3-44 37-47 46-4-9-31-43-49-46">
          <text:p/>
        </draw:path>
        <draw:path draw:style-name="gr16" draw:text-style-name="P12" draw:layer="layout" svg:width="0.095cm" svg:height="0.045cm" svg:x="17.028cm" svg:y="1.032cm" svg:viewBox="0 0 96 46" svg:d="M96 0c-17 3-44 37-47 46-3-9-31-43-49-46">
          <text:p/>
        </draw:path>
        <draw:path draw:style-name="gr16" draw:text-style-name="P12" draw:layer="layout" svg:width="0.095cm" svg:height="0.045cm" svg:x="17.295cm" svg:y="1.032cm" svg:viewBox="0 0 96 46" svg:d="M96 0c-18 3-45 37-48 46-3-9-31-43-48-46">
          <text:p/>
        </draw:path>
        <draw:path draw:style-name="gr16" draw:text-style-name="P12" draw:layer="layout" svg:width="0.096cm" svg:height="0.045cm" svg:x="17.561cm" svg:y="1.032cm" svg:viewBox="0 0 97 46" svg:d="M97 0c-18 3-46 37-49 46-3-9-30-43-48-46">
          <text:p/>
        </draw:path>
        <draw:path draw:style-name="gr16" draw:text-style-name="P12" draw:layer="layout" svg:width="0.095cm" svg:height="0.045cm" svg:x="17.828cm" svg:y="1.032cm" svg:viewBox="0 0 96 46" svg:d="M96 0c-18 3-45 37-48 46-3-9-30-43-48-46">
          <text:p/>
        </draw:path>
        <draw:path draw:style-name="gr16" draw:text-style-name="P12" draw:layer="layout" svg:width="0.095cm" svg:height="0.045cm" svg:x="18.228cm" svg:y="1.032cm" svg:viewBox="0 0 96 46" svg:d="M96 0c-17 3-45 37-48 46-3-9-30-43-48-46">
          <text:p/>
        </draw:path>
        <draw:path draw:style-name="gr16" draw:text-style-name="P12" draw:layer="layout" svg:width="0.095cm" svg:height="0.045cm" svg:x="18.495cm" svg:y="1.032cm" svg:viewBox="0 0 96 46" svg:d="M96 0c-19 3-46 37-49 46-3-9-30-43-47-46">
          <text:p/>
        </draw:path>
        <draw:path draw:style-name="gr16" draw:text-style-name="P12" draw:layer="layout" svg:width="0.096cm" svg:height="0.045cm" svg:x="18.761cm" svg:y="1.032cm" svg:viewBox="0 0 97 46" svg:d="M97 0c-18 3-45 37-48 46-3-9-30-43-49-46">
          <text:p/>
        </draw:path>
        <draw:path draw:style-name="gr16" draw:text-style-name="P12" draw:layer="layout" svg:width="0.095cm" svg:height="0.045cm" svg:x="19.028cm" svg:y="1.032cm" svg:viewBox="0 0 96 46" svg:d="M96 0c-17 3-44 37-47 46-3-9-31-43-49-46">
          <text:p/>
        </draw:path>
        <draw:path draw:style-name="gr17" draw:text-style-name="P2" draw:layer="layout" svg:width="0.097cm" svg:height="0.045cm" svg:x="19.428cm" svg:y="1.032cm" svg:viewBox="0 0 98 46" svg:d="M98 0c-19 3-46 37-49 46-3-9-30-43-49-46">
          <text:p/>
        </draw:path>
        <draw:path draw:style-name="gr17" draw:text-style-name="P2" draw:layer="layout" svg:width="0.095cm" svg:height="0.045cm" svg:x="19.695cm" svg:y="1.032cm" svg:viewBox="0 0 96 46" svg:d="M96 0c-18 3-45 37-48 46-3-9-31-43-48-46">
          <text:p/>
        </draw:path>
        <draw:path draw:style-name="gr17" draw:text-style-name="P2" draw:layer="layout" svg:width="0.096cm" svg:height="0.045cm" svg:x="19.961cm" svg:y="1.032cm" svg:viewBox="0 0 97 46" svg:d="M97 0c-18 3-45 37-48 46-3-9-31-43-49-46">
          <text:p/>
        </draw:path>
        <draw:path draw:style-name="gr17" draw:text-style-name="P2" draw:layer="layout" svg:width="0.096cm" svg:height="0.045cm" svg:x="20.228cm" svg:y="1.032cm" svg:viewBox="0 0 97 46" svg:d="M97 0c-18 3-46 37-49 46-3-9-30-43-48-46">
          <text:p/>
        </draw:path>
        <draw:line draw:style-name="gr18" draw:text-style-name="P2" draw:layer="layout" svg:x1="1.475cm" svg:y1="0.58cm" svg:x2="1.475cm" svg:y2="1.08cm">
          <text:p/>
        </draw:line>
        <draw:line draw:style-name="gr18" draw:text-style-name="P2" draw:layer="layout" svg:x1="1.742cm" svg:y1="0.58cm" svg:x2="1.742cm" svg:y2="1.08cm">
          <text:p/>
        </draw:line>
        <draw:line draw:style-name="gr18" draw:text-style-name="P2" draw:layer="layout" svg:x1="2.009cm" svg:y1="0.58cm" svg:x2="2.009cm" svg:y2="1.08cm">
          <text:p/>
        </draw:line>
        <draw:line draw:style-name="gr18" draw:text-style-name="P2" draw:layer="layout" svg:x1="2.275cm" svg:y1="0.58cm" svg:x2="2.275cm" svg:y2="1.08cm">
          <text:p/>
        </draw:line>
        <draw:line draw:style-name="gr18" draw:text-style-name="P2" draw:layer="layout" svg:x1="2.675cm" svg:y1="0.58cm" svg:x2="2.675cm" svg:y2="1.08cm">
          <text:p/>
        </draw:line>
        <draw:line draw:style-name="gr18" draw:text-style-name="P2" draw:layer="layout" svg:x1="2.942cm" svg:y1="0.58cm" svg:x2="2.942cm" svg:y2="1.08cm">
          <text:p/>
        </draw:line>
        <draw:line draw:style-name="gr18" draw:text-style-name="P2" draw:layer="layout" svg:x1="3.209cm" svg:y1="0.58cm" svg:x2="3.209cm" svg:y2="1.08cm">
          <text:p/>
        </draw:line>
        <draw:line draw:style-name="gr18" draw:text-style-name="P2" draw:layer="layout" svg:x1="3.476cm" svg:y1="0.58cm" svg:x2="3.476cm" svg:y2="1.08cm">
          <text:p/>
        </draw:line>
        <draw:line draw:style-name="gr18" draw:text-style-name="P2" draw:layer="layout" svg:x1="3.876cm" svg:y1="0.58cm" svg:x2="3.876cm" svg:y2="1.08cm">
          <text:p/>
        </draw:line>
        <draw:line draw:style-name="gr18" draw:text-style-name="P2" draw:layer="layout" svg:x1="4.142cm" svg:y1="0.58cm" svg:x2="4.142cm" svg:y2="1.08cm">
          <text:p/>
        </draw:line>
        <draw:line draw:style-name="gr18" draw:text-style-name="P2" draw:layer="layout" svg:x1="4.409cm" svg:y1="0.58cm" svg:x2="4.409cm" svg:y2="1.08cm">
          <text:p/>
        </draw:line>
        <draw:line draw:style-name="gr18" draw:text-style-name="P2" draw:layer="layout" svg:x1="4.676cm" svg:y1="0.58cm" svg:x2="4.676cm" svg:y2="1.08cm">
          <text:p/>
        </draw:line>
        <draw:line draw:style-name="gr18" draw:text-style-name="P2" draw:layer="layout" svg:x1="5.076cm" svg:y1="0.58cm" svg:x2="5.076cm" svg:y2="1.08cm">
          <text:p/>
        </draw:line>
        <draw:line draw:style-name="gr18" draw:text-style-name="P2" draw:layer="layout" svg:x1="5.342cm" svg:y1="0.58cm" svg:x2="5.342cm" svg:y2="1.08cm">
          <text:p/>
        </draw:line>
        <draw:line draw:style-name="gr18" draw:text-style-name="P2" draw:layer="layout" svg:x1="5.609cm" svg:y1="0.58cm" svg:x2="5.609cm" svg:y2="1.08cm">
          <text:p/>
        </draw:line>
        <draw:line draw:style-name="gr18" draw:text-style-name="P2" draw:layer="layout" svg:x1="5.876cm" svg:y1="0.58cm" svg:x2="5.876cm" svg:y2="1.08cm">
          <text:p/>
        </draw:line>
        <draw:line draw:style-name="gr18" draw:text-style-name="P2" draw:layer="layout" svg:x1="6.276cm" svg:y1="0.58cm" svg:x2="6.276cm" svg:y2="1.08cm">
          <text:p/>
        </draw:line>
        <draw:line draw:style-name="gr18" draw:text-style-name="P2" draw:layer="layout" svg:x1="6.542cm" svg:y1="0.58cm" svg:x2="6.542cm" svg:y2="1.08cm">
          <text:p/>
        </draw:line>
        <draw:line draw:style-name="gr18" draw:text-style-name="P2" draw:layer="layout" svg:x1="6.809cm" svg:y1="0.58cm" svg:x2="6.809cm" svg:y2="1.08cm">
          <text:p/>
        </draw:line>
        <draw:line draw:style-name="gr18" draw:text-style-name="P2" draw:layer="layout" svg:x1="7.076cm" svg:y1="0.58cm" svg:x2="7.076cm" svg:y2="1.08cm">
          <text:p/>
        </draw:line>
        <draw:line draw:style-name="gr18" draw:text-style-name="P2" draw:layer="layout" svg:x1="7.476cm" svg:y1="0.58cm" svg:x2="7.476cm" svg:y2="1.08cm">
          <text:p/>
        </draw:line>
        <draw:line draw:style-name="gr18" draw:text-style-name="P2" draw:layer="layout" svg:x1="7.742cm" svg:y1="0.58cm" svg:x2="7.742cm" svg:y2="1.08cm">
          <text:p/>
        </draw:line>
        <draw:line draw:style-name="gr18" draw:text-style-name="P2" draw:layer="layout" svg:x1="8.009cm" svg:y1="0.58cm" svg:x2="8.009cm" svg:y2="1.08cm">
          <text:p/>
        </draw:line>
        <draw:line draw:style-name="gr18" draw:text-style-name="P2" draw:layer="layout" svg:x1="8.276cm" svg:y1="0.58cm" svg:x2="8.276cm" svg:y2="1.08cm">
          <text:p/>
        </draw:line>
        <draw:line draw:style-name="gr18" draw:text-style-name="P2" draw:layer="layout" svg:x1="8.676cm" svg:y1="0.58cm" svg:x2="8.676cm" svg:y2="1.08cm">
          <text:p/>
        </draw:line>
        <draw:line draw:style-name="gr18" draw:text-style-name="P2" draw:layer="layout" svg:x1="8.942cm" svg:y1="0.58cm" svg:x2="8.942cm" svg:y2="1.08cm">
          <text:p/>
        </draw:line>
        <draw:line draw:style-name="gr18" draw:text-style-name="P2" draw:layer="layout" svg:x1="9.209cm" svg:y1="0.58cm" svg:x2="9.209cm" svg:y2="1.08cm">
          <text:p/>
        </draw:line>
        <draw:line draw:style-name="gr18" draw:text-style-name="P2" draw:layer="layout" svg:x1="9.476cm" svg:y1="0.58cm" svg:x2="9.476cm" svg:y2="1.08cm">
          <text:p/>
        </draw:line>
        <draw:line draw:style-name="gr18" draw:text-style-name="P2" draw:layer="layout" svg:x1="9.876cm" svg:y1="0.58cm" svg:x2="9.876cm" svg:y2="1.08cm">
          <text:p/>
        </draw:line>
        <draw:line draw:style-name="gr18" draw:text-style-name="P2" draw:layer="layout" svg:x1="10.142cm" svg:y1="0.58cm" svg:x2="10.142cm" svg:y2="1.08cm">
          <text:p/>
        </draw:line>
        <draw:line draw:style-name="gr18" draw:text-style-name="P2" draw:layer="layout" svg:x1="10.409cm" svg:y1="0.58cm" svg:x2="10.409cm" svg:y2="1.08cm">
          <text:p/>
        </draw:line>
        <draw:line draw:style-name="gr18" draw:text-style-name="P2" draw:layer="layout" svg:x1="10.676cm" svg:y1="0.58cm" svg:x2="10.676cm" svg:y2="1.08cm">
          <text:p/>
        </draw:line>
        <draw:line draw:style-name="gr18" draw:text-style-name="P2" draw:layer="layout" svg:x1="11.076cm" svg:y1="0.58cm" svg:x2="11.076cm" svg:y2="1.08cm">
          <text:p/>
        </draw:line>
        <draw:line draw:style-name="gr18" draw:text-style-name="P2" draw:layer="layout" svg:x1="11.342cm" svg:y1="0.58cm" svg:x2="11.342cm" svg:y2="1.08cm">
          <text:p/>
        </draw:line>
        <draw:line draw:style-name="gr18" draw:text-style-name="P2" draw:layer="layout" svg:x1="11.609cm" svg:y1="0.58cm" svg:x2="11.609cm" svg:y2="1.08cm">
          <text:p/>
        </draw:line>
        <draw:line draw:style-name="gr18" draw:text-style-name="P2" draw:layer="layout" svg:x1="11.876cm" svg:y1="0.58cm" svg:x2="11.876cm" svg:y2="1.08cm">
          <text:p/>
        </draw:line>
        <draw:line draw:style-name="gr18" draw:text-style-name="P2" draw:layer="layout" svg:x1="12.276cm" svg:y1="0.58cm" svg:x2="12.276cm" svg:y2="1.08cm">
          <text:p/>
        </draw:line>
        <draw:line draw:style-name="gr18" draw:text-style-name="P2" draw:layer="layout" svg:x1="12.542cm" svg:y1="0.58cm" svg:x2="12.542cm" svg:y2="1.08cm">
          <text:p/>
        </draw:line>
        <draw:line draw:style-name="gr18" draw:text-style-name="P2" draw:layer="layout" svg:x1="12.809cm" svg:y1="0.58cm" svg:x2="12.809cm" svg:y2="1.08cm">
          <text:p/>
        </draw:line>
        <draw:line draw:style-name="gr18" draw:text-style-name="P2" draw:layer="layout" svg:x1="13.076cm" svg:y1="0.58cm" svg:x2="13.076cm" svg:y2="1.08cm">
          <text:p/>
        </draw:line>
        <draw:line draw:style-name="gr18" draw:text-style-name="P2" draw:layer="layout" svg:x1="13.476cm" svg:y1="0.58cm" svg:x2="13.476cm" svg:y2="1.08cm">
          <text:p/>
        </draw:line>
        <draw:line draw:style-name="gr18" draw:text-style-name="P2" draw:layer="layout" svg:x1="13.742cm" svg:y1="0.58cm" svg:x2="13.742cm" svg:y2="1.08cm">
          <text:p/>
        </draw:line>
        <draw:line draw:style-name="gr18" draw:text-style-name="P2" draw:layer="layout" svg:x1="14.009cm" svg:y1="0.58cm" svg:x2="14.009cm" svg:y2="1.08cm">
          <text:p/>
        </draw:line>
        <draw:line draw:style-name="gr18" draw:text-style-name="P2" draw:layer="layout" svg:x1="14.276cm" svg:y1="0.58cm" svg:x2="14.276cm" svg:y2="1.08cm">
          <text:p/>
        </draw:line>
        <draw:line draw:style-name="gr18" draw:text-style-name="P2" draw:layer="layout" svg:x1="14.676cm" svg:y1="0.58cm" svg:x2="14.676cm" svg:y2="1.08cm">
          <text:p/>
        </draw:line>
        <draw:line draw:style-name="gr18" draw:text-style-name="P2" draw:layer="layout" svg:x1="14.942cm" svg:y1="0.58cm" svg:x2="14.942cm" svg:y2="1.08cm">
          <text:p/>
        </draw:line>
        <draw:line draw:style-name="gr18" draw:text-style-name="P2" draw:layer="layout" svg:x1="15.209cm" svg:y1="0.58cm" svg:x2="15.209cm" svg:y2="1.08cm">
          <text:p/>
        </draw:line>
        <draw:line draw:style-name="gr18" draw:text-style-name="P2" draw:layer="layout" svg:x1="15.476cm" svg:y1="0.58cm" svg:x2="15.476cm" svg:y2="1.08cm">
          <text:p/>
        </draw:line>
        <draw:line draw:style-name="gr18" draw:text-style-name="P2" draw:layer="layout" svg:x1="15.876cm" svg:y1="0.58cm" svg:x2="15.876cm" svg:y2="1.08cm">
          <text:p/>
        </draw:line>
        <draw:line draw:style-name="gr18" draw:text-style-name="P2" draw:layer="layout" svg:x1="16.142cm" svg:y1="0.58cm" svg:x2="16.142cm" svg:y2="1.08cm">
          <text:p/>
        </draw:line>
        <draw:line draw:style-name="gr18" draw:text-style-name="P2" draw:layer="layout" svg:x1="16.409cm" svg:y1="0.58cm" svg:x2="16.409cm" svg:y2="1.08cm">
          <text:p/>
        </draw:line>
        <draw:line draw:style-name="gr18" draw:text-style-name="P2" draw:layer="layout" svg:x1="16.676cm" svg:y1="0.58cm" svg:x2="16.676cm" svg:y2="1.08cm">
          <text:p/>
        </draw:line>
        <draw:line draw:style-name="gr18" draw:text-style-name="P2" draw:layer="layout" svg:x1="17.076cm" svg:y1="0.58cm" svg:x2="17.076cm" svg:y2="1.08cm">
          <text:p/>
        </draw:line>
        <draw:line draw:style-name="gr18" draw:text-style-name="P2" draw:layer="layout" svg:x1="17.342cm" svg:y1="0.58cm" svg:x2="17.342cm" svg:y2="1.08cm">
          <text:p/>
        </draw:line>
        <draw:line draw:style-name="gr18" draw:text-style-name="P2" draw:layer="layout" svg:x1="17.609cm" svg:y1="0.58cm" svg:x2="17.609cm" svg:y2="1.08cm">
          <text:p/>
        </draw:line>
        <draw:line draw:style-name="gr18" draw:text-style-name="P2" draw:layer="layout" svg:x1="17.876cm" svg:y1="0.58cm" svg:x2="17.876cm" svg:y2="1.08cm">
          <text:p/>
        </draw:line>
        <draw:line draw:style-name="gr18" draw:text-style-name="P2" draw:layer="layout" svg:x1="18.276cm" svg:y1="0.58cm" svg:x2="18.276cm" svg:y2="1.08cm">
          <text:p/>
        </draw:line>
        <draw:line draw:style-name="gr18" draw:text-style-name="P2" draw:layer="layout" svg:x1="18.542cm" svg:y1="0.58cm" svg:x2="18.542cm" svg:y2="1.08cm">
          <text:p/>
        </draw:line>
        <draw:line draw:style-name="gr18" draw:text-style-name="P2" draw:layer="layout" svg:x1="18.809cm" svg:y1="0.58cm" svg:x2="18.809cm" svg:y2="1.08cm">
          <text:p/>
        </draw:line>
        <draw:line draw:style-name="gr18" draw:text-style-name="P2" draw:layer="layout" svg:x1="19.076cm" svg:y1="0.58cm" svg:x2="19.076cm" svg:y2="1.08cm">
          <text:p/>
        </draw:line>
        <draw:line draw:style-name="gr2" draw:text-style-name="P2" draw:layer="layout" svg:x1="19.476cm" svg:y1="0.58cm" svg:x2="19.476cm" svg:y2="1.08cm">
          <text:p/>
        </draw:line>
        <draw:line draw:style-name="gr2" draw:text-style-name="P2" draw:layer="layout" svg:x1="19.742cm" svg:y1="0.58cm" svg:x2="19.742cm" svg:y2="1.08cm">
          <text:p/>
        </draw:line>
        <draw:line draw:style-name="gr2" draw:text-style-name="P2" draw:layer="layout" svg:x1="20.009cm" svg:y1="0.58cm" svg:x2="20.009cm" svg:y2="1.08cm">
          <text:p/>
        </draw:line>
        <draw:line draw:style-name="gr2" draw:text-style-name="P2" draw:layer="layout" svg:x1="20.276cm" svg:y1="0.58cm" svg:x2="20.276cm" svg:y2="1.08cm">
          <text:p/>
        </draw:line>
        <draw:custom-shape draw:style-name="gr15" draw:text-style-name="P11" draw:layer="layout" svg:width="0.25cm" svg:height="0.25cm" svg:x="19.895cm" svg:y="5.5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20.165cm" svg:y="5.5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9.352cm" svg:y="5.52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1" draw:text-style-name="P7" draw:layer="layout" svg:width="1cm" svg:height="1cm" svg:x="19.371cm" svg:y="11.0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8.171cm" svg:y="11.0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cm" svg:height="1cm" svg:x="16.971cm" svg:y="11.0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cm" svg:height="1cm" svg:x="15.771cm" svg:y="11.0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cm" svg:height="1cm" svg:x="14.571cm" svg:y="11.0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13.371cm" svg:y="11.0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cm" svg:height="1cm" svg:x="12.171cm" svg:y="11.0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cm" svg:height="1cm" svg:x="10.971cm" svg:y="11.0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cm" svg:height="1cm" svg:x="9.771cm" svg:y="11.0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8.571cm" svg:y="11.0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cm" svg:height="1cm" svg:x="7.371cm" svg:y="11.0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cm" svg:height="1cm" svg:x="6.171cm" svg:y="11.0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cm" svg:height="1cm" svg:x="4.971cm" svg:y="11.0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cm" svg:height="1cm" svg:x="3.771cm" svg:y="11.0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cm" svg:height="1cm" svg:x="2.571cm" svg:y="11.0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cm" svg:height="1cm" svg:x="1.371cm" svg:y="11.096cm">
          <text:p text:style-name="P3">S</text:p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0.946cm" svg:height="0.779cm" svg:x="0.2cm" svg:y="1.25cm">
          <draw:text-box>
            <text:p><text:span text:style-name="T1">Round</text:span></text:p>
            <text:p><text:span text:style-name="T1"><text:s text:c="5"/></text:span><text:span text:style-name="T1">1</text:span></text:p>
          </draw:text-box>
        </draw:frame>
        <draw:frame draw:style-name="gr19" draw:text-style-name="P13" draw:layer="layout" svg:width="0.946cm" svg:height="0.779cm" svg:x="0.2cm" svg:y="6.151cm">
          <draw:text-box>
            <text:p><text:span text:style-name="T1">Round</text:span></text:p>
            <text:p><text:span text:style-name="T1"><text:s text:c="5"/></text:span><text:span text:style-name="T1">2</text:span></text:p>
          </draw:text-box>
        </draw:frame>
        <draw:frame draw:style-name="gr20" draw:text-style-name="P13" draw:layer="layout" svg:width="0.946cm" svg:height="0.848cm" svg:x="0.2cm" svg:y="11.152cm">
          <draw:text-box>
            <text:p><text:span text:style-name="T1">Round</text:span></text:p>
            <text:p><text:span text:style-name="T1"><text:s text:c="5"/></text:span><text:span text:style-name="T1">3</text:span></text:p>
          </draw:text-box>
        </draw:frame>
        <draw:line draw:style-name="gr1" draw:text-style-name="P2" draw:layer="layout" svg:x1="1.475cm" svg:y1="7.083cm" svg:x2="1.475cm" svg:y2="7.583cm">
          <text:p/>
        </draw:line>
        <draw:line draw:style-name="gr1" draw:text-style-name="P2" draw:layer="layout" svg:x1="1.742cm" svg:y1="7.083cm" svg:x2="1.742cm" svg:y2="7.583cm">
          <text:p/>
        </draw:line>
        <draw:line draw:style-name="gr1" draw:text-style-name="P2" draw:layer="layout" svg:x1="2.009cm" svg:y1="7.083cm" svg:x2="2.009cm" svg:y2="7.583cm">
          <text:p/>
        </draw:line>
        <draw:line draw:style-name="gr1" draw:text-style-name="P2" draw:layer="layout" svg:x1="2.275cm" svg:y1="7.083cm" svg:x2="2.275cm" svg:y2="7.583cm">
          <text:p/>
        </draw:line>
        <draw:line draw:style-name="gr1" draw:text-style-name="P2" draw:layer="layout" svg:x1="2.675cm" svg:y1="7.083cm" svg:x2="2.675cm" svg:y2="7.583cm">
          <text:p/>
        </draw:line>
        <draw:line draw:style-name="gr1" draw:text-style-name="P2" draw:layer="layout" svg:x1="2.942cm" svg:y1="7.083cm" svg:x2="2.942cm" svg:y2="7.583cm">
          <text:p/>
        </draw:line>
        <draw:line draw:style-name="gr1" draw:text-style-name="P2" draw:layer="layout" svg:x1="3.209cm" svg:y1="7.083cm" svg:x2="3.209cm" svg:y2="7.583cm">
          <text:p/>
        </draw:line>
        <draw:line draw:style-name="gr1" draw:text-style-name="P2" draw:layer="layout" svg:x1="3.476cm" svg:y1="7.083cm" svg:x2="3.476cm" svg:y2="7.583cm">
          <text:p/>
        </draw:line>
        <draw:line draw:style-name="gr1" draw:text-style-name="P2" draw:layer="layout" svg:x1="3.876cm" svg:y1="7.083cm" svg:x2="3.876cm" svg:y2="7.583cm">
          <text:p/>
        </draw:line>
        <draw:line draw:style-name="gr1" draw:text-style-name="P2" draw:layer="layout" svg:x1="4.142cm" svg:y1="7.083cm" svg:x2="4.142cm" svg:y2="7.583cm">
          <text:p/>
        </draw:line>
        <draw:line draw:style-name="gr1" draw:text-style-name="P2" draw:layer="layout" svg:x1="4.409cm" svg:y1="7.083cm" svg:x2="4.409cm" svg:y2="7.583cm">
          <text:p/>
        </draw:line>
        <draw:line draw:style-name="gr1" draw:text-style-name="P2" draw:layer="layout" svg:x1="4.676cm" svg:y1="7.083cm" svg:x2="4.676cm" svg:y2="7.583cm">
          <text:p/>
        </draw:line>
        <draw:line draw:style-name="gr1" draw:text-style-name="P2" draw:layer="layout" svg:x1="5.076cm" svg:y1="7.083cm" svg:x2="5.076cm" svg:y2="7.583cm">
          <text:p/>
        </draw:line>
        <draw:line draw:style-name="gr1" draw:text-style-name="P2" draw:layer="layout" svg:x1="5.342cm" svg:y1="7.083cm" svg:x2="5.342cm" svg:y2="7.583cm">
          <text:p/>
        </draw:line>
        <draw:line draw:style-name="gr1" draw:text-style-name="P2" draw:layer="layout" svg:x1="5.609cm" svg:y1="7.083cm" svg:x2="5.609cm" svg:y2="7.583cm">
          <text:p/>
        </draw:line>
        <draw:line draw:style-name="gr1" draw:text-style-name="P2" draw:layer="layout" svg:x1="5.876cm" svg:y1="7.083cm" svg:x2="5.876cm" svg:y2="7.583cm">
          <text:p/>
        </draw:line>
        <draw:line draw:style-name="gr1" draw:text-style-name="P2" draw:layer="layout" svg:x1="6.276cm" svg:y1="7.083cm" svg:x2="6.276cm" svg:y2="7.583cm">
          <text:p/>
        </draw:line>
        <draw:line draw:style-name="gr1" draw:text-style-name="P2" draw:layer="layout" svg:x1="6.542cm" svg:y1="7.083cm" svg:x2="6.542cm" svg:y2="7.583cm">
          <text:p/>
        </draw:line>
        <draw:line draw:style-name="gr1" draw:text-style-name="P2" draw:layer="layout" svg:x1="6.809cm" svg:y1="7.083cm" svg:x2="6.809cm" svg:y2="7.583cm">
          <text:p/>
        </draw:line>
        <draw:line draw:style-name="gr1" draw:text-style-name="P2" draw:layer="layout" svg:x1="7.076cm" svg:y1="7.083cm" svg:x2="7.076cm" svg:y2="7.583cm">
          <text:p/>
        </draw:line>
        <draw:line draw:style-name="gr1" draw:text-style-name="P2" draw:layer="layout" svg:x1="7.476cm" svg:y1="7.083cm" svg:x2="7.476cm" svg:y2="7.583cm">
          <text:p/>
        </draw:line>
        <draw:line draw:style-name="gr1" draw:text-style-name="P2" draw:layer="layout" svg:x1="7.742cm" svg:y1="7.083cm" svg:x2="7.742cm" svg:y2="7.583cm">
          <text:p/>
        </draw:line>
        <draw:line draw:style-name="gr1" draw:text-style-name="P2" draw:layer="layout" svg:x1="8.009cm" svg:y1="7.083cm" svg:x2="8.009cm" svg:y2="7.583cm">
          <text:p/>
        </draw:line>
        <draw:line draw:style-name="gr1" draw:text-style-name="P2" draw:layer="layout" svg:x1="8.276cm" svg:y1="7.083cm" svg:x2="8.276cm" svg:y2="7.583cm">
          <text:p/>
        </draw:line>
        <draw:line draw:style-name="gr1" draw:text-style-name="P2" draw:layer="layout" svg:x1="8.676cm" svg:y1="7.083cm" svg:x2="8.676cm" svg:y2="7.583cm">
          <text:p/>
        </draw:line>
        <draw:line draw:style-name="gr1" draw:text-style-name="P2" draw:layer="layout" svg:x1="8.942cm" svg:y1="7.083cm" svg:x2="8.942cm" svg:y2="7.583cm">
          <text:p/>
        </draw:line>
        <draw:line draw:style-name="gr1" draw:text-style-name="P2" draw:layer="layout" svg:x1="9.209cm" svg:y1="7.083cm" svg:x2="9.209cm" svg:y2="7.583cm">
          <text:p/>
        </draw:line>
        <draw:line draw:style-name="gr1" draw:text-style-name="P2" draw:layer="layout" svg:x1="9.476cm" svg:y1="7.083cm" svg:x2="9.476cm" svg:y2="7.583cm">
          <text:p/>
        </draw:line>
        <draw:line draw:style-name="gr1" draw:text-style-name="P2" draw:layer="layout" svg:x1="9.876cm" svg:y1="7.083cm" svg:x2="9.876cm" svg:y2="7.583cm">
          <text:p/>
        </draw:line>
        <draw:line draw:style-name="gr1" draw:text-style-name="P2" draw:layer="layout" svg:x1="10.142cm" svg:y1="7.083cm" svg:x2="10.142cm" svg:y2="7.583cm">
          <text:p/>
        </draw:line>
        <draw:line draw:style-name="gr1" draw:text-style-name="P2" draw:layer="layout" svg:x1="10.409cm" svg:y1="7.083cm" svg:x2="10.409cm" svg:y2="7.583cm">
          <text:p/>
        </draw:line>
        <draw:line draw:style-name="gr1" draw:text-style-name="P2" draw:layer="layout" svg:x1="10.676cm" svg:y1="7.083cm" svg:x2="10.676cm" svg:y2="7.583cm">
          <text:p/>
        </draw:line>
        <draw:line draw:style-name="gr1" draw:text-style-name="P2" draw:layer="layout" svg:x1="11.076cm" svg:y1="7.083cm" svg:x2="11.076cm" svg:y2="7.583cm">
          <text:p/>
        </draw:line>
        <draw:line draw:style-name="gr1" draw:text-style-name="P2" draw:layer="layout" svg:x1="11.342cm" svg:y1="7.083cm" svg:x2="11.342cm" svg:y2="7.583cm">
          <text:p/>
        </draw:line>
        <draw:line draw:style-name="gr1" draw:text-style-name="P2" draw:layer="layout" svg:x1="11.609cm" svg:y1="7.083cm" svg:x2="11.609cm" svg:y2="7.583cm">
          <text:p/>
        </draw:line>
        <draw:line draw:style-name="gr1" draw:text-style-name="P2" draw:layer="layout" svg:x1="11.876cm" svg:y1="7.083cm" svg:x2="11.876cm" svg:y2="7.583cm">
          <text:p/>
        </draw:line>
        <draw:line draw:style-name="gr1" draw:text-style-name="P2" draw:layer="layout" svg:x1="12.276cm" svg:y1="7.083cm" svg:x2="12.276cm" svg:y2="7.583cm">
          <text:p/>
        </draw:line>
        <draw:line draw:style-name="gr1" draw:text-style-name="P2" draw:layer="layout" svg:x1="12.542cm" svg:y1="7.083cm" svg:x2="12.542cm" svg:y2="7.583cm">
          <text:p/>
        </draw:line>
        <draw:line draw:style-name="gr1" draw:text-style-name="P2" draw:layer="layout" svg:x1="12.809cm" svg:y1="7.083cm" svg:x2="12.809cm" svg:y2="7.583cm">
          <text:p/>
        </draw:line>
        <draw:line draw:style-name="gr1" draw:text-style-name="P2" draw:layer="layout" svg:x1="13.076cm" svg:y1="7.083cm" svg:x2="13.076cm" svg:y2="7.583cm">
          <text:p/>
        </draw:line>
        <draw:line draw:style-name="gr1" draw:text-style-name="P2" draw:layer="layout" svg:x1="13.476cm" svg:y1="7.083cm" svg:x2="13.476cm" svg:y2="7.583cm">
          <text:p/>
        </draw:line>
        <draw:line draw:style-name="gr1" draw:text-style-name="P2" draw:layer="layout" svg:x1="13.742cm" svg:y1="7.083cm" svg:x2="13.742cm" svg:y2="7.583cm">
          <text:p/>
        </draw:line>
        <draw:line draw:style-name="gr1" draw:text-style-name="P2" draw:layer="layout" svg:x1="14.009cm" svg:y1="7.083cm" svg:x2="14.009cm" svg:y2="7.583cm">
          <text:p/>
        </draw:line>
        <draw:line draw:style-name="gr1" draw:text-style-name="P2" draw:layer="layout" svg:x1="14.276cm" svg:y1="7.083cm" svg:x2="14.276cm" svg:y2="7.583cm">
          <text:p/>
        </draw:line>
        <draw:line draw:style-name="gr1" draw:text-style-name="P2" draw:layer="layout" svg:x1="14.676cm" svg:y1="7.083cm" svg:x2="14.676cm" svg:y2="7.583cm">
          <text:p/>
        </draw:line>
        <draw:line draw:style-name="gr1" draw:text-style-name="P2" draw:layer="layout" svg:x1="14.942cm" svg:y1="7.083cm" svg:x2="14.942cm" svg:y2="7.583cm">
          <text:p/>
        </draw:line>
        <draw:line draw:style-name="gr1" draw:text-style-name="P2" draw:layer="layout" svg:x1="15.209cm" svg:y1="7.083cm" svg:x2="15.209cm" svg:y2="7.583cm">
          <text:p/>
        </draw:line>
        <draw:line draw:style-name="gr1" draw:text-style-name="P2" draw:layer="layout" svg:x1="15.476cm" svg:y1="7.083cm" svg:x2="15.476cm" svg:y2="7.583cm">
          <text:p/>
        </draw:line>
        <draw:line draw:style-name="gr1" draw:text-style-name="P2" draw:layer="layout" svg:x1="15.876cm" svg:y1="7.083cm" svg:x2="15.876cm" svg:y2="7.583cm">
          <text:p/>
        </draw:line>
        <draw:line draw:style-name="gr1" draw:text-style-name="P2" draw:layer="layout" svg:x1="16.142cm" svg:y1="7.083cm" svg:x2="16.142cm" svg:y2="7.583cm">
          <text:p/>
        </draw:line>
        <draw:line draw:style-name="gr1" draw:text-style-name="P2" draw:layer="layout" svg:x1="16.409cm" svg:y1="7.083cm" svg:x2="16.409cm" svg:y2="7.583cm">
          <text:p/>
        </draw:line>
        <draw:line draw:style-name="gr1" draw:text-style-name="P2" draw:layer="layout" svg:x1="16.676cm" svg:y1="7.083cm" svg:x2="16.676cm" svg:y2="7.583cm">
          <text:p/>
        </draw:line>
        <draw:line draw:style-name="gr1" draw:text-style-name="P2" draw:layer="layout" svg:x1="17.076cm" svg:y1="7.083cm" svg:x2="17.076cm" svg:y2="7.583cm">
          <text:p/>
        </draw:line>
        <draw:line draw:style-name="gr1" draw:text-style-name="P2" draw:layer="layout" svg:x1="17.342cm" svg:y1="7.083cm" svg:x2="17.342cm" svg:y2="7.583cm">
          <text:p/>
        </draw:line>
        <draw:line draw:style-name="gr1" draw:text-style-name="P2" draw:layer="layout" svg:x1="17.609cm" svg:y1="7.083cm" svg:x2="17.609cm" svg:y2="7.583cm">
          <text:p/>
        </draw:line>
        <draw:line draw:style-name="gr1" draw:text-style-name="P2" draw:layer="layout" svg:x1="17.876cm" svg:y1="7.083cm" svg:x2="17.876cm" svg:y2="7.583cm">
          <text:p/>
        </draw:line>
        <draw:line draw:style-name="gr1" draw:text-style-name="P2" draw:layer="layout" svg:x1="18.276cm" svg:y1="7.083cm" svg:x2="18.276cm" svg:y2="7.583cm">
          <text:p/>
        </draw:line>
        <draw:line draw:style-name="gr1" draw:text-style-name="P2" draw:layer="layout" svg:x1="18.542cm" svg:y1="7.083cm" svg:x2="18.542cm" svg:y2="7.583cm">
          <text:p/>
        </draw:line>
        <draw:line draw:style-name="gr1" draw:text-style-name="P2" draw:layer="layout" svg:x1="18.809cm" svg:y1="7.083cm" svg:x2="18.809cm" svg:y2="7.583cm">
          <text:p/>
        </draw:line>
        <draw:line draw:style-name="gr1" draw:text-style-name="P2" draw:layer="layout" svg:x1="19.076cm" svg:y1="7.083cm" svg:x2="19.076cm" svg:y2="7.583cm">
          <text:p/>
        </draw:line>
        <draw:line draw:style-name="gr2" draw:text-style-name="P2" draw:layer="layout" svg:x1="19.476cm" svg:y1="7.083cm" svg:x2="19.476cm" svg:y2="7.583cm">
          <text:p/>
        </draw:line>
        <draw:line draw:style-name="gr2" draw:text-style-name="P2" draw:layer="layout" svg:x1="19.742cm" svg:y1="7.083cm" svg:x2="19.742cm" svg:y2="7.583cm">
          <text:p/>
        </draw:line>
        <draw:line draw:style-name="gr2" draw:text-style-name="P2" draw:layer="layout" svg:x1="20.009cm" svg:y1="7.083cm" svg:x2="20.009cm" svg:y2="7.583cm">
          <text:p/>
        </draw:line>
        <draw:line draw:style-name="gr2" draw:text-style-name="P2" draw:layer="layout" svg:x1="20.276cm" svg:y1="7.083cm" svg:x2="20.276cm" svg:y2="7.583cm">
          <text:p/>
        </draw:line>
        <draw:line draw:style-name="gr1" draw:text-style-name="P2" draw:layer="layout" svg:x1="1.475cm" svg:y1="7.583cm" svg:x2="15.877cm" svg:y2="10.084cm">
          <text:p/>
        </draw:line>
        <draw:line draw:style-name="gr1" draw:text-style-name="P2" draw:layer="layout" svg:x1="1.742cm" svg:y1="7.583cm" svg:x2="1.742cm" svg:y2="10.083cm">
          <text:p/>
        </draw:line>
        <draw:line draw:style-name="gr1" draw:text-style-name="P2" draw:layer="layout" svg:x1="2.009cm" svg:y1="7.583cm" svg:x2="6.81cm" svg:y2="10.084cm">
          <text:p/>
        </draw:line>
        <draw:line draw:style-name="gr1" draw:text-style-name="P2" draw:layer="layout" svg:x1="2.275cm" svg:y1="7.583cm" svg:x2="11.877cm" svg:y2="10.084cm">
          <text:p/>
        </draw:line>
        <draw:line draw:style-name="gr1" draw:text-style-name="P2" draw:layer="layout" svg:x1="2.675cm" svg:y1="7.583cm" svg:x2="11.077cm" svg:y2="10.084cm">
          <text:p/>
        </draw:line>
        <draw:line draw:style-name="gr1" draw:text-style-name="P2" draw:layer="layout" svg:x1="2.942cm" svg:y1="7.583cm" svg:x2="16.143cm" svg:y2="10.084cm">
          <text:p/>
        </draw:line>
        <draw:line draw:style-name="gr1" draw:text-style-name="P2" draw:layer="layout" svg:x1="3.21cm" svg:y1="7.583cm" svg:x2="2.009cm" svg:y2="10.084cm">
          <text:p/>
        </draw:line>
        <draw:line draw:style-name="gr1" draw:text-style-name="P2" draw:layer="layout" svg:x1="3.476cm" svg:y1="7.583cm" svg:x2="7.077cm" svg:y2="10.084cm">
          <text:p/>
        </draw:line>
        <draw:line draw:style-name="gr1" draw:text-style-name="P2" draw:layer="layout" svg:x1="3.876cm" svg:y1="7.583cm" svg:x2="6.277cm" svg:y2="10.084cm">
          <text:p/>
        </draw:line>
        <draw:line draw:style-name="gr1" draw:text-style-name="P2" draw:layer="layout" svg:x1="4.142cm" svg:y1="7.583cm" svg:x2="11.343cm" svg:y2="10.084cm">
          <text:p/>
        </draw:line>
        <draw:line draw:style-name="gr1" draw:text-style-name="P2" draw:layer="layout" svg:x1="4.409cm" svg:y1="7.583cm" svg:x2="16.41cm" svg:y2="10.084cm">
          <text:p/>
        </draw:line>
        <draw:line draw:style-name="gr1" draw:text-style-name="P2" draw:layer="layout" svg:x1="4.677cm" svg:y1="7.583cm" svg:x2="2.275cm" svg:y2="10.084cm">
          <text:p/>
        </draw:line>
        <draw:line draw:style-name="gr1" draw:text-style-name="P2" draw:layer="layout" svg:x1="5.077cm" svg:y1="7.583cm" svg:x2="1.475cm" svg:y2="10.084cm">
          <text:p/>
        </draw:line>
        <draw:line draw:style-name="gr1" draw:text-style-name="P2" draw:layer="layout" svg:x1="5.342cm" svg:y1="7.583cm" svg:x2="6.543cm" svg:y2="10.084cm">
          <text:p/>
        </draw:line>
        <draw:line draw:style-name="gr1" draw:text-style-name="P2" draw:layer="layout" svg:x1="5.609cm" svg:y1="7.583cm" svg:x2="11.61cm" svg:y2="10.084cm">
          <text:p/>
        </draw:line>
        <draw:line draw:style-name="gr1" draw:text-style-name="P2" draw:layer="layout" svg:x1="5.876cm" svg:y1="7.583cm" svg:x2="16.677cm" svg:y2="10.084cm">
          <text:p/>
        </draw:line>
        <draw:line draw:style-name="gr1" draw:text-style-name="P2" draw:layer="layout" svg:x1="6.276cm" svg:y1="7.583cm" svg:x2="17.077cm" svg:y2="10.084cm">
          <text:p/>
        </draw:line>
        <draw:line draw:style-name="gr1" draw:text-style-name="P2" draw:layer="layout" svg:x1="6.543cm" svg:y1="7.583cm" svg:x2="2.942cm" svg:y2="10.084cm">
          <text:p/>
        </draw:line>
        <draw:line draw:style-name="gr1" draw:text-style-name="P2" draw:layer="layout" svg:x1="6.809cm" svg:y1="7.583cm" svg:x2="8.01cm" svg:y2="10.084cm">
          <text:p/>
        </draw:line>
        <draw:line draw:style-name="gr1" draw:text-style-name="P2" draw:layer="layout" svg:x1="7.076cm" svg:y1="7.583cm" svg:x2="13.077cm" svg:y2="10.084cm">
          <text:p/>
        </draw:line>
        <draw:line draw:style-name="gr1" draw:text-style-name="P2" draw:layer="layout" svg:x1="7.476cm" svg:y1="7.583cm" svg:x2="12.277cm" svg:y2="10.084cm">
          <text:p/>
        </draw:line>
        <draw:line draw:style-name="gr1" draw:text-style-name="P2" draw:layer="layout" svg:x1="7.742cm" svg:y1="7.583cm" svg:x2="17.343cm" svg:y2="10.084cm">
          <text:p/>
        </draw:line>
        <draw:line draw:style-name="gr1" draw:text-style-name="P2" draw:layer="layout" svg:x1="8.01cm" svg:y1="7.583cm" svg:x2="3.209cm" svg:y2="10.084cm">
          <text:p/>
        </draw:line>
        <draw:line draw:style-name="gr1" draw:text-style-name="P2" draw:layer="layout" svg:x1="8.276cm" svg:y1="7.583cm" svg:x2="8.276cm" svg:y2="10.083cm">
          <text:p/>
        </draw:line>
        <draw:line draw:style-name="gr1" draw:text-style-name="P2" draw:layer="layout" svg:x1="8.677cm" svg:y1="7.583cm" svg:x2="7.476cm" svg:y2="10.084cm">
          <text:p/>
        </draw:line>
        <draw:line draw:style-name="gr1" draw:text-style-name="P2" draw:layer="layout" svg:x1="8.942cm" svg:y1="7.583cm" svg:x2="12.543cm" svg:y2="10.084cm">
          <text:p/>
        </draw:line>
        <draw:line draw:style-name="gr1" draw:text-style-name="P2" draw:layer="layout" svg:x1="9.209cm" svg:y1="7.583cm" svg:x2="17.61cm" svg:y2="10.084cm">
          <text:p/>
        </draw:line>
        <draw:line draw:style-name="gr1" draw:text-style-name="P2" draw:layer="layout" svg:x1="9.477cm" svg:y1="7.583cm" svg:x2="3.476cm" svg:y2="10.084cm">
          <text:p/>
        </draw:line>
        <draw:line draw:style-name="gr1" draw:text-style-name="P2" draw:layer="layout" svg:x1="9.877cm" svg:y1="7.583cm" svg:x2="2.675cm" svg:y2="10.084cm">
          <text:p/>
        </draw:line>
        <draw:line draw:style-name="gr1" draw:text-style-name="P2" draw:layer="layout" svg:x1="10.143cm" svg:y1="7.583cm" svg:x2="7.742cm" svg:y2="10.084cm">
          <text:p/>
        </draw:line>
        <draw:line draw:style-name="gr1" draw:text-style-name="P2" draw:layer="layout" svg:x1="10.409cm" svg:y1="7.583cm" svg:x2="12.81cm" svg:y2="10.084cm">
          <text:p/>
        </draw:line>
        <draw:line draw:style-name="gr1" draw:text-style-name="P2" draw:layer="layout" svg:x1="10.676cm" svg:y1="7.583cm" svg:x2="17.877cm" svg:y2="10.084cm">
          <text:p/>
        </draw:line>
        <draw:line draw:style-name="gr1" draw:text-style-name="P2" draw:layer="layout" svg:x1="11.076cm" svg:y1="7.583cm" svg:x2="18.277cm" svg:y2="10.084cm">
          <text:p/>
        </draw:line>
        <draw:line draw:style-name="gr1" draw:text-style-name="P2" draw:layer="layout" svg:x1="11.343cm" svg:y1="7.583cm" svg:x2="4.142cm" svg:y2="10.084cm">
          <text:p/>
        </draw:line>
        <draw:line draw:style-name="gr1" draw:text-style-name="P2" draw:layer="layout" svg:x1="11.61cm" svg:y1="7.583cm" svg:x2="9.209cm" svg:y2="10.084cm">
          <text:p/>
        </draw:line>
        <draw:line draw:style-name="gr1" draw:text-style-name="P2" draw:layer="layout" svg:x1="11.876cm" svg:y1="7.583cm" svg:x2="14.277cm" svg:y2="10.084cm">
          <text:p/>
        </draw:line>
        <draw:line draw:style-name="gr1" draw:text-style-name="P2" draw:layer="layout" svg:x1="12.276cm" svg:y1="7.583cm" svg:x2="13.477cm" svg:y2="10.084cm">
          <text:p/>
        </draw:line>
        <draw:line draw:style-name="gr1" draw:text-style-name="P2" draw:layer="layout" svg:x1="12.542cm" svg:y1="7.583cm" svg:x2="18.543cm" svg:y2="10.084cm">
          <text:p/>
        </draw:line>
        <draw:line draw:style-name="gr1" draw:text-style-name="P2" draw:layer="layout" svg:x1="12.81cm" svg:y1="7.583cm" svg:x2="4.409cm" svg:y2="10.084cm">
          <text:p/>
        </draw:line>
        <draw:line draw:style-name="gr1" draw:text-style-name="P2" draw:layer="layout" svg:x1="13.077cm" svg:y1="7.583cm" svg:x2="9.476cm" svg:y2="10.084cm">
          <text:p/>
        </draw:line>
        <draw:line draw:style-name="gr1" draw:text-style-name="P2" draw:layer="layout" svg:x1="13.477cm" svg:y1="7.583cm" svg:x2="8.676cm" svg:y2="10.084cm">
          <text:p/>
        </draw:line>
        <draw:line draw:style-name="gr1" draw:text-style-name="P2" draw:layer="layout" svg:x1="13.742cm" svg:y1="7.583cm" svg:x2="13.742cm" svg:y2="10.083cm">
          <text:p/>
        </draw:line>
        <draw:line draw:style-name="gr1" draw:text-style-name="P2" draw:layer="layout" svg:x1="14.009cm" svg:y1="7.583cm" svg:x2="18.81cm" svg:y2="10.084cm">
          <text:p/>
        </draw:line>
        <draw:line draw:style-name="gr1" draw:text-style-name="P2" draw:layer="layout" svg:x1="14.277cm" svg:y1="7.583cm" svg:x2="4.676cm" svg:y2="10.084cm">
          <text:p/>
        </draw:line>
        <draw:line draw:style-name="gr1" draw:text-style-name="P2" draw:layer="layout" svg:x1="14.677cm" svg:y1="7.583cm" svg:x2="3.876cm" svg:y2="10.084cm">
          <text:p/>
        </draw:line>
        <draw:line draw:style-name="gr1" draw:text-style-name="P2" draw:layer="layout" svg:x1="14.943cm" svg:y1="7.583cm" svg:x2="8.942cm" svg:y2="10.084cm">
          <text:p/>
        </draw:line>
        <draw:line draw:style-name="gr1" draw:text-style-name="P2" draw:layer="layout" svg:x1="15.21cm" svg:y1="7.583cm" svg:x2="14.009cm" svg:y2="10.084cm">
          <text:p/>
        </draw:line>
        <draw:line draw:style-name="gr1" draw:text-style-name="P2" draw:layer="layout" svg:x1="15.476cm" svg:y1="7.583cm" svg:x2="19.077cm" svg:y2="10.084cm">
          <text:p/>
        </draw:line>
        <draw:line draw:style-name="gr1" draw:text-style-name="P2" draw:layer="layout" svg:x1="15.876cm" svg:y1="7.583cm" svg:x2="19.477cm" svg:y2="10.084cm">
          <text:p/>
        </draw:line>
        <draw:line draw:style-name="gr1" draw:text-style-name="P2" draw:layer="layout" svg:x1="16.143cm" svg:y1="7.583cm" svg:x2="5.342cm" svg:y2="10.084cm">
          <text:p/>
        </draw:line>
        <draw:line draw:style-name="gr1" draw:text-style-name="P2" draw:layer="layout" svg:x1="16.41cm" svg:y1="7.583cm" svg:x2="10.409cm" svg:y2="10.084cm">
          <text:p/>
        </draw:line>
        <draw:line draw:style-name="gr1" draw:text-style-name="P2" draw:layer="layout" svg:x1="16.677cm" svg:y1="7.583cm" svg:x2="15.476cm" svg:y2="10.084cm">
          <text:p/>
        </draw:line>
        <draw:line draw:style-name="gr1" draw:text-style-name="P2" draw:layer="layout" svg:x1="17.077cm" svg:y1="7.583cm" svg:x2="14.676cm" svg:y2="10.084cm">
          <text:p/>
        </draw:line>
        <draw:line draw:style-name="gr1" draw:text-style-name="P2" draw:layer="layout" svg:x1="17.342cm" svg:y1="7.583cm" svg:x2="19.743cm" svg:y2="10.084cm">
          <text:p/>
        </draw:line>
        <draw:line draw:style-name="gr1" draw:text-style-name="P2" draw:layer="layout" svg:x1="17.61cm" svg:y1="7.583cm" svg:x2="5.609cm" svg:y2="10.084cm">
          <text:p/>
        </draw:line>
        <draw:line draw:style-name="gr1" draw:text-style-name="P2" draw:layer="layout" svg:x1="17.877cm" svg:y1="7.583cm" svg:x2="10.676cm" svg:y2="10.084cm">
          <text:p/>
        </draw:line>
        <draw:line draw:style-name="gr1" draw:text-style-name="P2" draw:layer="layout" svg:x1="18.277cm" svg:y1="7.583cm" svg:x2="9.876cm" svg:y2="10.084cm">
          <text:p/>
        </draw:line>
        <draw:line draw:style-name="gr1" draw:text-style-name="P2" draw:layer="layout" svg:x1="18.543cm" svg:y1="7.583cm" svg:x2="14.942cm" svg:y2="10.084cm">
          <text:p/>
        </draw:line>
        <draw:line draw:style-name="gr1" draw:text-style-name="P2" draw:layer="layout" svg:x1="18.809cm" svg:y1="7.583cm" svg:x2="20.01cm" svg:y2="10.084cm">
          <text:p/>
        </draw:line>
        <draw:line draw:style-name="gr1" draw:text-style-name="P2" draw:layer="layout" svg:x1="19.077cm" svg:y1="7.583cm" svg:x2="5.876cm" svg:y2="10.084cm">
          <text:p/>
        </draw:line>
        <draw:line draw:style-name="gr3" draw:text-style-name="P2" draw:layer="layout" svg:x1="19.477cm" svg:y1="7.583cm" svg:x2="5.076cm" svg:y2="10.084cm">
          <text:p/>
        </draw:line>
        <draw:line draw:style-name="gr3" draw:text-style-name="P2" draw:layer="layout" svg:x1="19.743cm" svg:y1="7.583cm" svg:x2="10.142cm" svg:y2="10.084cm">
          <text:p/>
        </draw:line>
        <draw:line draw:style-name="gr3" draw:text-style-name="P2" draw:layer="layout" svg:x1="20.01cm" svg:y1="7.583cm" svg:x2="15.209cm" svg:y2="10.084cm">
          <text:p/>
        </draw:line>
        <draw:line draw:style-name="gr3" draw:text-style-name="P2" draw:layer="layout" svg:x1="20.276cm" svg:y1="7.583cm" svg:x2="20.276cm" svg:y2="10.083cm">
          <text:p/>
        </draw:line>
        <draw:line draw:style-name="gr1" draw:text-style-name="P2" draw:layer="layout" svg:x1="1.475cm" svg:y1="10.083cm" svg:x2="1.475cm" svg:y2="11.071cm">
          <text:p/>
        </draw:line>
        <draw:line draw:style-name="gr1" draw:text-style-name="P2" draw:layer="layout" svg:x1="1.742cm" svg:y1="10.083cm" svg:x2="1.742cm" svg:y2="11.071cm">
          <text:p/>
        </draw:line>
        <draw:line draw:style-name="gr1" draw:text-style-name="P2" draw:layer="layout" svg:x1="2.009cm" svg:y1="10.083cm" svg:x2="2.009cm" svg:y2="11.071cm">
          <text:p/>
        </draw:line>
        <draw:line draw:style-name="gr1" draw:text-style-name="P2" draw:layer="layout" svg:x1="2.275cm" svg:y1="10.083cm" svg:x2="2.275cm" svg:y2="11.071cm">
          <text:p/>
        </draw:line>
        <draw:line draw:style-name="gr1" draw:text-style-name="P2" draw:layer="layout" svg:x1="2.675cm" svg:y1="10.083cm" svg:x2="2.675cm" svg:y2="11.071cm">
          <text:p/>
        </draw:line>
        <draw:line draw:style-name="gr1" draw:text-style-name="P2" draw:layer="layout" svg:x1="2.942cm" svg:y1="10.083cm" svg:x2="2.942cm" svg:y2="11.071cm">
          <text:p/>
        </draw:line>
        <draw:line draw:style-name="gr1" draw:text-style-name="P2" draw:layer="layout" svg:x1="3.209cm" svg:y1="10.083cm" svg:x2="3.209cm" svg:y2="11.071cm">
          <text:p/>
        </draw:line>
        <draw:line draw:style-name="gr1" draw:text-style-name="P2" draw:layer="layout" svg:x1="3.476cm" svg:y1="10.083cm" svg:x2="3.476cm" svg:y2="11.071cm">
          <text:p/>
        </draw:line>
        <draw:line draw:style-name="gr1" draw:text-style-name="P2" draw:layer="layout" svg:x1="3.876cm" svg:y1="10.083cm" svg:x2="3.876cm" svg:y2="11.071cm">
          <text:p/>
        </draw:line>
        <draw:line draw:style-name="gr1" draw:text-style-name="P2" draw:layer="layout" svg:x1="4.142cm" svg:y1="10.083cm" svg:x2="4.142cm" svg:y2="11.071cm">
          <text:p/>
        </draw:line>
        <draw:line draw:style-name="gr1" draw:text-style-name="P2" draw:layer="layout" svg:x1="4.409cm" svg:y1="10.083cm" svg:x2="4.409cm" svg:y2="11.071cm">
          <text:p/>
        </draw:line>
        <draw:line draw:style-name="gr1" draw:text-style-name="P2" draw:layer="layout" svg:x1="4.676cm" svg:y1="10.083cm" svg:x2="4.676cm" svg:y2="11.071cm">
          <text:p/>
        </draw:line>
        <draw:line draw:style-name="gr1" draw:text-style-name="P2" draw:layer="layout" svg:x1="5.076cm" svg:y1="10.083cm" svg:x2="5.076cm" svg:y2="11.071cm">
          <text:p/>
        </draw:line>
        <draw:line draw:style-name="gr1" draw:text-style-name="P2" draw:layer="layout" svg:x1="5.342cm" svg:y1="10.083cm" svg:x2="5.342cm" svg:y2="11.071cm">
          <text:p/>
        </draw:line>
        <draw:line draw:style-name="gr1" draw:text-style-name="P2" draw:layer="layout" svg:x1="5.609cm" svg:y1="10.083cm" svg:x2="5.609cm" svg:y2="11.071cm">
          <text:p/>
        </draw:line>
        <draw:line draw:style-name="gr1" draw:text-style-name="P2" draw:layer="layout" svg:x1="5.876cm" svg:y1="10.083cm" svg:x2="5.876cm" svg:y2="11.071cm">
          <text:p/>
        </draw:line>
        <draw:line draw:style-name="gr1" draw:text-style-name="P2" draw:layer="layout" svg:x1="6.276cm" svg:y1="10.083cm" svg:x2="6.276cm" svg:y2="11.071cm">
          <text:p/>
        </draw:line>
        <draw:line draw:style-name="gr1" draw:text-style-name="P2" draw:layer="layout" svg:x1="6.542cm" svg:y1="10.083cm" svg:x2="6.542cm" svg:y2="11.071cm">
          <text:p/>
        </draw:line>
        <draw:line draw:style-name="gr1" draw:text-style-name="P2" draw:layer="layout" svg:x1="6.809cm" svg:y1="10.083cm" svg:x2="6.809cm" svg:y2="11.071cm">
          <text:p/>
        </draw:line>
        <draw:line draw:style-name="gr1" draw:text-style-name="P2" draw:layer="layout" svg:x1="7.076cm" svg:y1="10.083cm" svg:x2="7.076cm" svg:y2="11.071cm">
          <text:p/>
        </draw:line>
        <draw:line draw:style-name="gr1" draw:text-style-name="P2" draw:layer="layout" svg:x1="7.476cm" svg:y1="10.083cm" svg:x2="7.476cm" svg:y2="11.071cm">
          <text:p/>
        </draw:line>
        <draw:line draw:style-name="gr1" draw:text-style-name="P2" draw:layer="layout" svg:x1="7.742cm" svg:y1="10.083cm" svg:x2="7.742cm" svg:y2="11.071cm">
          <text:p/>
        </draw:line>
        <draw:line draw:style-name="gr1" draw:text-style-name="P2" draw:layer="layout" svg:x1="8.009cm" svg:y1="10.083cm" svg:x2="8.009cm" svg:y2="11.071cm">
          <text:p/>
        </draw:line>
        <draw:line draw:style-name="gr1" draw:text-style-name="P2" draw:layer="layout" svg:x1="8.276cm" svg:y1="10.083cm" svg:x2="8.276cm" svg:y2="11.071cm">
          <text:p/>
        </draw:line>
        <draw:line draw:style-name="gr1" draw:text-style-name="P2" draw:layer="layout" svg:x1="8.676cm" svg:y1="10.083cm" svg:x2="8.676cm" svg:y2="11.071cm">
          <text:p/>
        </draw:line>
        <draw:line draw:style-name="gr1" draw:text-style-name="P2" draw:layer="layout" svg:x1="8.942cm" svg:y1="10.083cm" svg:x2="8.942cm" svg:y2="11.071cm">
          <text:p/>
        </draw:line>
        <draw:line draw:style-name="gr1" draw:text-style-name="P2" draw:layer="layout" svg:x1="9.209cm" svg:y1="10.083cm" svg:x2="9.209cm" svg:y2="11.071cm">
          <text:p/>
        </draw:line>
        <draw:line draw:style-name="gr1" draw:text-style-name="P2" draw:layer="layout" svg:x1="9.476cm" svg:y1="10.083cm" svg:x2="9.476cm" svg:y2="11.071cm">
          <text:p/>
        </draw:line>
        <draw:line draw:style-name="gr1" draw:text-style-name="P2" draw:layer="layout" svg:x1="9.876cm" svg:y1="10.083cm" svg:x2="9.876cm" svg:y2="11.071cm">
          <text:p/>
        </draw:line>
        <draw:line draw:style-name="gr1" draw:text-style-name="P2" draw:layer="layout" svg:x1="10.142cm" svg:y1="10.083cm" svg:x2="10.142cm" svg:y2="11.071cm">
          <text:p/>
        </draw:line>
        <draw:line draw:style-name="gr1" draw:text-style-name="P2" draw:layer="layout" svg:x1="10.409cm" svg:y1="10.083cm" svg:x2="10.409cm" svg:y2="11.071cm">
          <text:p/>
        </draw:line>
        <draw:line draw:style-name="gr1" draw:text-style-name="P2" draw:layer="layout" svg:x1="10.676cm" svg:y1="10.083cm" svg:x2="10.676cm" svg:y2="11.071cm">
          <text:p/>
        </draw:line>
        <draw:line draw:style-name="gr1" draw:text-style-name="P2" draw:layer="layout" svg:x1="11.076cm" svg:y1="10.083cm" svg:x2="11.076cm" svg:y2="11.071cm">
          <text:p/>
        </draw:line>
        <draw:line draw:style-name="gr1" draw:text-style-name="P2" draw:layer="layout" svg:x1="11.342cm" svg:y1="10.083cm" svg:x2="11.342cm" svg:y2="11.071cm">
          <text:p/>
        </draw:line>
        <draw:line draw:style-name="gr1" draw:text-style-name="P2" draw:layer="layout" svg:x1="11.609cm" svg:y1="10.083cm" svg:x2="11.609cm" svg:y2="11.071cm">
          <text:p/>
        </draw:line>
        <draw:line draw:style-name="gr1" draw:text-style-name="P2" draw:layer="layout" svg:x1="11.876cm" svg:y1="10.083cm" svg:x2="11.876cm" svg:y2="11.071cm">
          <text:p/>
        </draw:line>
        <draw:line draw:style-name="gr1" draw:text-style-name="P2" draw:layer="layout" svg:x1="12.276cm" svg:y1="10.083cm" svg:x2="12.276cm" svg:y2="11.071cm">
          <text:p/>
        </draw:line>
        <draw:line draw:style-name="gr1" draw:text-style-name="P2" draw:layer="layout" svg:x1="12.542cm" svg:y1="10.083cm" svg:x2="12.542cm" svg:y2="11.071cm">
          <text:p/>
        </draw:line>
        <draw:line draw:style-name="gr1" draw:text-style-name="P2" draw:layer="layout" svg:x1="12.809cm" svg:y1="10.083cm" svg:x2="12.809cm" svg:y2="11.071cm">
          <text:p/>
        </draw:line>
        <draw:line draw:style-name="gr1" draw:text-style-name="P2" draw:layer="layout" svg:x1="13.076cm" svg:y1="10.083cm" svg:x2="13.076cm" svg:y2="11.071cm">
          <text:p/>
        </draw:line>
        <draw:line draw:style-name="gr1" draw:text-style-name="P2" draw:layer="layout" svg:x1="13.476cm" svg:y1="10.083cm" svg:x2="13.476cm" svg:y2="11.071cm">
          <text:p/>
        </draw:line>
        <draw:line draw:style-name="gr1" draw:text-style-name="P2" draw:layer="layout" svg:x1="13.742cm" svg:y1="10.083cm" svg:x2="13.742cm" svg:y2="11.071cm">
          <text:p/>
        </draw:line>
        <draw:line draw:style-name="gr1" draw:text-style-name="P2" draw:layer="layout" svg:x1="14.009cm" svg:y1="10.083cm" svg:x2="14.009cm" svg:y2="11.071cm">
          <text:p/>
        </draw:line>
        <draw:line draw:style-name="gr1" draw:text-style-name="P2" draw:layer="layout" svg:x1="14.276cm" svg:y1="10.083cm" svg:x2="14.276cm" svg:y2="11.071cm">
          <text:p/>
        </draw:line>
        <draw:line draw:style-name="gr1" draw:text-style-name="P2" draw:layer="layout" svg:x1="14.676cm" svg:y1="10.083cm" svg:x2="14.676cm" svg:y2="11.071cm">
          <text:p/>
        </draw:line>
        <draw:line draw:style-name="gr1" draw:text-style-name="P2" draw:layer="layout" svg:x1="14.942cm" svg:y1="10.083cm" svg:x2="14.942cm" svg:y2="11.071cm">
          <text:p/>
        </draw:line>
        <draw:line draw:style-name="gr1" draw:text-style-name="P2" draw:layer="layout" svg:x1="15.209cm" svg:y1="10.083cm" svg:x2="15.209cm" svg:y2="11.071cm">
          <text:p/>
        </draw:line>
        <draw:line draw:style-name="gr1" draw:text-style-name="P2" draw:layer="layout" svg:x1="15.476cm" svg:y1="10.083cm" svg:x2="15.476cm" svg:y2="11.071cm">
          <text:p/>
        </draw:line>
        <draw:line draw:style-name="gr1" draw:text-style-name="P2" draw:layer="layout" svg:x1="15.876cm" svg:y1="10.083cm" svg:x2="15.876cm" svg:y2="11.071cm">
          <text:p/>
        </draw:line>
        <draw:line draw:style-name="gr1" draw:text-style-name="P2" draw:layer="layout" svg:x1="16.142cm" svg:y1="10.083cm" svg:x2="16.142cm" svg:y2="11.071cm">
          <text:p/>
        </draw:line>
        <draw:line draw:style-name="gr1" draw:text-style-name="P2" draw:layer="layout" svg:x1="16.409cm" svg:y1="10.083cm" svg:x2="16.409cm" svg:y2="11.071cm">
          <text:p/>
        </draw:line>
        <draw:line draw:style-name="gr1" draw:text-style-name="P2" draw:layer="layout" svg:x1="16.676cm" svg:y1="10.083cm" svg:x2="16.676cm" svg:y2="11.071cm">
          <text:p/>
        </draw:line>
        <draw:line draw:style-name="gr1" draw:text-style-name="P2" draw:layer="layout" svg:x1="17.076cm" svg:y1="10.083cm" svg:x2="17.076cm" svg:y2="11.071cm">
          <text:p/>
        </draw:line>
        <draw:line draw:style-name="gr1" draw:text-style-name="P2" draw:layer="layout" svg:x1="17.342cm" svg:y1="10.083cm" svg:x2="17.342cm" svg:y2="11.071cm">
          <text:p/>
        </draw:line>
        <draw:line draw:style-name="gr1" draw:text-style-name="P2" draw:layer="layout" svg:x1="17.609cm" svg:y1="10.083cm" svg:x2="17.609cm" svg:y2="11.071cm">
          <text:p/>
        </draw:line>
        <draw:line draw:style-name="gr1" draw:text-style-name="P2" draw:layer="layout" svg:x1="17.876cm" svg:y1="10.083cm" svg:x2="17.876cm" svg:y2="11.071cm">
          <text:p/>
        </draw:line>
        <draw:line draw:style-name="gr1" draw:text-style-name="P2" draw:layer="layout" svg:x1="18.276cm" svg:y1="10.083cm" svg:x2="18.276cm" svg:y2="11.071cm">
          <text:p/>
        </draw:line>
        <draw:line draw:style-name="gr1" draw:text-style-name="P2" draw:layer="layout" svg:x1="18.542cm" svg:y1="10.083cm" svg:x2="18.542cm" svg:y2="11.071cm">
          <text:p/>
        </draw:line>
        <draw:line draw:style-name="gr1" draw:text-style-name="P2" draw:layer="layout" svg:x1="18.809cm" svg:y1="10.083cm" svg:x2="18.809cm" svg:y2="11.071cm">
          <text:p/>
        </draw:line>
        <draw:line draw:style-name="gr1" draw:text-style-name="P2" draw:layer="layout" svg:x1="19.076cm" svg:y1="10.083cm" svg:x2="19.076cm" svg:y2="11.071cm">
          <text:p/>
        </draw:line>
        <draw:line draw:style-name="gr1" draw:text-style-name="P2" draw:layer="layout" svg:x1="19.476cm" svg:y1="10.083cm" svg:x2="19.476cm" svg:y2="11.071cm">
          <text:p/>
        </draw:line>
        <draw:line draw:style-name="gr1" draw:text-style-name="P2" draw:layer="layout" svg:x1="19.742cm" svg:y1="10.083cm" svg:x2="19.742cm" svg:y2="11.071cm">
          <text:p/>
        </draw:line>
        <draw:line draw:style-name="gr1" draw:text-style-name="P2" draw:layer="layout" svg:x1="20.009cm" svg:y1="10.083cm" svg:x2="20.009cm" svg:y2="11.071cm">
          <text:p/>
        </draw:line>
        <draw:line draw:style-name="gr1" draw:text-style-name="P2" draw:layer="layout" svg:x1="20.276cm" svg:y1="10.083cm" svg:x2="20.276cm" svg:y2="11.071cm">
          <text:p/>
        </draw:line>
        <draw:path draw:style-name="gr21" draw:text-style-name="P12" draw:layer="layout" svg:width="0.095cm" svg:height="0.045cm" svg:x="1.428cm" svg:y="11.034cm" svg:viewBox="0 0 96 46" svg:d="M96 0c-18 3-45 37-48 46-4-9-30-43-48-46">
          <text:p/>
        </draw:path>
        <draw:path draw:style-name="gr21" draw:text-style-name="P12" draw:layer="layout" svg:width="0.096cm" svg:height="0.045cm" svg:x="1.694cm" svg:y="11.034cm" svg:viewBox="0 0 97 46" svg:d="M97 0c-18 3-46 37-49 46-3-9-30-43-48-46">
          <text:p/>
        </draw:path>
        <draw:path draw:style-name="gr21" draw:text-style-name="P12" draw:layer="layout" svg:width="0.096cm" svg:height="0.045cm" svg:x="1.961cm" svg:y="11.034cm" svg:viewBox="0 0 97 46" svg:d="M97 0c-19 3-46 37-49 46-3-9-30-43-48-46">
          <text:p/>
        </draw:path>
        <draw:path draw:style-name="gr21" draw:text-style-name="P12" draw:layer="layout" svg:width="0.095cm" svg:height="0.045cm" svg:x="2.228cm" svg:y="11.034cm" svg:viewBox="0 0 96 46" svg:d="M96 0c-18 3-45 37-48 46-3-9-29-43-48-46">
          <text:p/>
        </draw:path>
        <draw:path draw:style-name="gr21" draw:text-style-name="P12" draw:layer="layout" svg:width="0.095cm" svg:height="0.045cm" svg:x="2.628cm" svg:y="11.034cm" svg:viewBox="0 0 96 46" svg:d="M96 0c-19 3-46 37-49 46-2-9-29-43-47-46">
          <text:p/>
        </draw:path>
        <draw:path draw:style-name="gr21" draw:text-style-name="P12" draw:layer="layout" svg:width="0.096cm" svg:height="0.045cm" svg:x="2.894cm" svg:y="11.034cm" svg:viewBox="0 0 97 46" svg:d="M97 0c-18 3-45 37-48 46-3-9-30-43-49-46">
          <text:p/>
        </draw:path>
        <draw:path draw:style-name="gr21" draw:text-style-name="P12" draw:layer="layout" svg:width="0.096cm" svg:height="0.045cm" svg:x="3.161cm" svg:y="11.034cm" svg:viewBox="0 0 97 46" svg:d="M97 0c-18 3-45 37-48 46-3-9-31-43-49-46">
          <text:p/>
        </draw:path>
        <draw:path draw:style-name="gr21" draw:text-style-name="P12" draw:layer="layout" svg:width="0.095cm" svg:height="0.045cm" svg:x="3.428cm" svg:y="11.034cm" svg:viewBox="0 0 96 46" svg:d="M96 0c-18 3-45 37-47 46-3-9-31-43-49-46">
          <text:p/>
        </draw:path>
        <draw:path draw:style-name="gr21" draw:text-style-name="P12" draw:layer="layout" svg:width="0.095cm" svg:height="0.045cm" svg:x="3.828cm" svg:y="11.034cm" svg:viewBox="0 0 96 46" svg:d="M96 0c-18 3-45 37-47 46-3-9-31-43-49-46">
          <text:p/>
        </draw:path>
        <draw:path draw:style-name="gr21" draw:text-style-name="P12" draw:layer="layout" svg:width="0.096cm" svg:height="0.045cm" svg:x="4.094cm" svg:y="11.034cm" svg:viewBox="0 0 97 46" svg:d="M97 0c-18 3-45 37-48 46-3-9-31-43-49-46">
          <text:p/>
        </draw:path>
        <draw:path draw:style-name="gr21" draw:text-style-name="P12" draw:layer="layout" svg:width="0.096cm" svg:height="0.045cm" svg:x="4.361cm" svg:y="11.034cm" svg:viewBox="0 0 97 46" svg:d="M97 0c-18 3-46 37-49 46-3-9-30-43-48-46">
          <text:p/>
        </draw:path>
        <draw:path draw:style-name="gr21" draw:text-style-name="P12" draw:layer="layout" svg:width="0.095cm" svg:height="0.045cm" svg:x="4.628cm" svg:y="11.034cm" svg:viewBox="0 0 96 46" svg:d="M96 0c-18 3-45 37-48 46-3-9-30-43-48-46">
          <text:p/>
        </draw:path>
        <draw:path draw:style-name="gr22" draw:text-style-name="P12" draw:layer="layout" svg:width="0.095cm" svg:height="0.045cm" svg:x="5.028cm" svg:y="11.034cm" svg:viewBox="0 0 96 46" svg:d="M96 0c-18 3-45 37-48 46-3-9-30-43-48-46">
          <text:p/>
        </draw:path>
        <draw:path draw:style-name="gr21" draw:text-style-name="P12" draw:layer="layout" svg:width="0.096cm" svg:height="0.045cm" svg:x="5.294cm" svg:y="11.034cm" svg:viewBox="0 0 97 46" svg:d="M97 0c-18 3-46 37-49 46-3-9-30-43-48-46">
          <text:p/>
        </draw:path>
        <draw:path draw:style-name="gr21" draw:text-style-name="P12" draw:layer="layout" svg:width="0.096cm" svg:height="0.045cm" svg:x="5.561cm" svg:y="11.034cm" svg:viewBox="0 0 97 46" svg:d="M97 0c-19 3-46 37-49 46-3-9-30-43-48-46">
          <text:p/>
        </draw:path>
        <draw:path draw:style-name="gr21" draw:text-style-name="P12" draw:layer="layout" svg:width="0.095cm" svg:height="0.045cm" svg:x="5.828cm" svg:y="11.034cm" svg:viewBox="0 0 96 46" svg:d="M96 0c-18 3-44 37-47 46-3-9-30-43-49-46">
          <text:p/>
        </draw:path>
        <draw:path draw:style-name="gr21" draw:text-style-name="P12" draw:layer="layout" svg:width="0.095cm" svg:height="0.045cm" svg:x="6.228cm" svg:y="11.034cm" svg:viewBox="0 0 96 46" svg:d="M96 0c-19 3-45 37-48 46-3-9-30-43-48-46">
          <text:p/>
        </draw:path>
        <draw:path draw:style-name="gr21" draw:text-style-name="P12" draw:layer="layout" svg:width="0.096cm" svg:height="0.045cm" svg:x="6.494cm" svg:y="11.034cm" svg:viewBox="0 0 97 46" svg:d="M97 0c-18 3-45 37-48 46-3-9-30-43-49-46">
          <text:p/>
        </draw:path>
        <draw:path draw:style-name="gr21" draw:text-style-name="P12" draw:layer="layout" svg:width="0.096cm" svg:height="0.045cm" svg:x="6.761cm" svg:y="11.034cm" svg:viewBox="0 0 97 46" svg:d="M97 0c-18 3-45 37-48 46-3-9-31-43-49-46">
          <text:p/>
        </draw:path>
        <draw:path draw:style-name="gr21" draw:text-style-name="P12" draw:layer="layout" svg:width="0.095cm" svg:height="0.045cm" svg:x="7.028cm" svg:y="11.034cm" svg:viewBox="0 0 96 46" svg:d="M96 0c-18 3-44 37-48 46-3-9-30-43-48-46">
          <text:p/>
        </draw:path>
        <draw:path draw:style-name="gr21" draw:text-style-name="P12" draw:layer="layout" svg:width="0.095cm" svg:height="0.045cm" svg:x="7.428cm" svg:y="11.034cm" svg:viewBox="0 0 96 46" svg:d="M96 0c-18 3-44 37-47 46-3-9-31-43-49-46">
          <text:p/>
        </draw:path>
        <draw:path draw:style-name="gr21" draw:text-style-name="P12" draw:layer="layout" svg:width="0.096cm" svg:height="0.045cm" svg:x="7.694cm" svg:y="11.034cm" svg:viewBox="0 0 97 46" svg:d="M97 0c-18 3-45 37-49 46-3-9-30-43-48-46">
          <text:p/>
        </draw:path>
        <draw:path draw:style-name="gr21" draw:text-style-name="P12" draw:layer="layout" svg:width="0.096cm" svg:height="0.045cm" svg:x="7.961cm" svg:y="11.034cm" svg:viewBox="0 0 97 46" svg:d="M97 0c-18 3-46 37-49 46-3-9-30-43-48-46">
          <text:p/>
        </draw:path>
        <draw:path draw:style-name="gr21" draw:text-style-name="P12" draw:layer="layout" svg:width="0.095cm" svg:height="0.045cm" svg:x="8.228cm" svg:y="11.034cm" svg:viewBox="0 0 96 46" svg:d="M96 0c-19 3-45 37-48 46-3-9-30-43-48-46">
          <text:p/>
        </draw:path>
        <draw:path draw:style-name="gr21" draw:text-style-name="P12" draw:layer="layout" svg:width="0.095cm" svg:height="0.045cm" svg:x="8.628cm" svg:y="11.034cm" svg:viewBox="0 0 96 46" svg:d="M96 0c-18 3-45 37-48 46-3-9-30-43-48-46">
          <text:p/>
        </draw:path>
        <draw:path draw:style-name="gr21" draw:text-style-name="P12" draw:layer="layout" svg:width="0.096cm" svg:height="0.045cm" svg:x="8.894cm" svg:y="11.034cm" svg:viewBox="0 0 97 46" svg:d="M97 0c-19 3-46 37-49 46-3-9-30-43-48-46">
          <text:p/>
        </draw:path>
        <draw:path draw:style-name="gr21" draw:text-style-name="P12" draw:layer="layout" svg:width="0.096cm" svg:height="0.045cm" svg:x="9.161cm" svg:y="11.034cm" svg:viewBox="0 0 97 46" svg:d="M97 0c-18 3-45 37-48 46-3-9-30-43-49-46">
          <text:p/>
        </draw:path>
        <draw:path draw:style-name="gr21" draw:text-style-name="P12" draw:layer="layout" svg:width="0.095cm" svg:height="0.045cm" svg:x="9.428cm" svg:y="11.034cm" svg:viewBox="0 0 96 46" svg:d="M96 0c-18 3-44 37-47 46-3-9-31-43-49-46">
          <text:p/>
        </draw:path>
        <draw:path draw:style-name="gr21" draw:text-style-name="P12" draw:layer="layout" svg:width="0.095cm" svg:height="0.045cm" svg:x="9.828cm" svg:y="11.034cm" svg:viewBox="0 0 96 46" svg:d="M96 0c-18 3-44 37-47 46-3-9-30-43-49-46">
          <text:p/>
        </draw:path>
        <draw:path draw:style-name="gr22" draw:text-style-name="P12" draw:layer="layout" svg:width="0.096cm" svg:height="0.045cm" svg:x="10.094cm" svg:y="11.034cm" svg:viewBox="0 0 97 46" svg:d="M97 0c-18 3-45 37-48 46-3-9-31-43-49-46">
          <text:p/>
        </draw:path>
        <draw:path draw:style-name="gr21" draw:text-style-name="P12" draw:layer="layout" svg:width="0.096cm" svg:height="0.045cm" svg:x="10.361cm" svg:y="11.034cm" svg:viewBox="0 0 97 46" svg:d="M97 0c-18 3-45 37-48 46-3-9-31-43-49-46">
          <text:p/>
        </draw:path>
        <draw:path draw:style-name="gr21" draw:text-style-name="P12" draw:layer="layout" svg:width="0.095cm" svg:height="0.045cm" svg:x="10.628cm" svg:y="11.034cm" svg:viewBox="0 0 96 46" svg:d="M96 0c-18 3-45 37-48 46-3-9-30-43-48-46">
          <text:p/>
        </draw:path>
        <draw:path draw:style-name="gr21" draw:text-style-name="P12" draw:layer="layout" svg:width="0.095cm" svg:height="0.045cm" svg:x="11.028cm" svg:y="11.034cm" svg:viewBox="0 0 96 46" svg:d="M96 0c-18 3-44 37-47 46-3-9-31-43-49-46">
          <text:p/>
        </draw:path>
        <draw:path draw:style-name="gr21" draw:text-style-name="P12" draw:layer="layout" svg:width="0.096cm" svg:height="0.045cm" svg:x="11.294cm" svg:y="11.034cm" svg:viewBox="0 0 97 46" svg:d="M97 0c-18 3-46 37-49 46-3-9-30-43-48-46">
          <text:p/>
        </draw:path>
        <draw:path draw:style-name="gr21" draw:text-style-name="P12" draw:layer="layout" svg:width="0.096cm" svg:height="0.045cm" svg:x="11.561cm" svg:y="11.034cm" svg:viewBox="0 0 97 46" svg:d="M97 0c-18 3-46 37-49 46-3-9-30-43-48-46">
          <text:p/>
        </draw:path>
        <draw:path draw:style-name="gr21" draw:text-style-name="P12" draw:layer="layout" svg:width="0.095cm" svg:height="0.045cm" svg:x="11.828cm" svg:y="11.034cm" svg:viewBox="0 0 96 46" svg:d="M96 0c-18 3-44 37-47 46-3-9-30-43-49-46">
          <text:p/>
        </draw:path>
        <draw:path draw:style-name="gr21" draw:text-style-name="P12" draw:layer="layout" svg:width="0.095cm" svg:height="0.045cm" svg:x="12.228cm" svg:y="11.034cm" svg:viewBox="0 0 96 46" svg:d="M96 0c-18 3-45 37-48 46-3-9-30-43-48-46">
          <text:p/>
        </draw:path>
        <draw:path draw:style-name="gr21" draw:text-style-name="P12" draw:layer="layout" svg:width="0.096cm" svg:height="0.045cm" svg:x="12.494cm" svg:y="11.034cm" svg:viewBox="0 0 97 46" svg:d="M97 0c-19 3-46 37-49 46-3-9-30-43-48-46">
          <text:p/>
        </draw:path>
        <draw:path draw:style-name="gr21" draw:text-style-name="P12" draw:layer="layout" svg:width="0.096cm" svg:height="0.045cm" svg:x="12.761cm" svg:y="11.034cm" svg:viewBox="0 0 97 46" svg:d="M97 0c-18 3-45 37-48 46-3-9-30-43-49-46">
          <text:p/>
        </draw:path>
        <draw:path draw:style-name="gr21" draw:text-style-name="P12" draw:layer="layout" svg:width="0.095cm" svg:height="0.045cm" svg:x="13.028cm" svg:y="11.034cm" svg:viewBox="0 0 96 46" svg:d="M96 0c-18 3-44 37-47 46-3-9-31-43-49-46">
          <text:p/>
        </draw:path>
        <draw:path draw:style-name="gr21" draw:text-style-name="P12" draw:layer="layout" svg:width="0.095cm" svg:height="0.045cm" svg:x="13.428cm" svg:y="11.034cm" svg:viewBox="0 0 96 46" svg:d="M96 0c-17 3-44 37-47 46-3-9-30-43-49-46">
          <text:p/>
        </draw:path>
        <draw:path draw:style-name="gr21" draw:text-style-name="P12" draw:layer="layout" svg:width="0.096cm" svg:height="0.045cm" svg:x="13.694cm" svg:y="11.034cm" svg:viewBox="0 0 97 46" svg:d="M97 0c-18 3-45 37-48 46-3-9-31-43-49-46">
          <text:p/>
        </draw:path>
        <draw:path draw:style-name="gr21" draw:text-style-name="P12" draw:layer="layout" svg:width="0.096cm" svg:height="0.045cm" svg:x="13.961cm" svg:y="11.034cm" svg:viewBox="0 0 97 46" svg:d="M97 0c-18 3-46 37-49 46-3-9-30-43-48-46">
          <text:p/>
        </draw:path>
        <draw:path draw:style-name="gr21" draw:text-style-name="P12" draw:layer="layout" svg:width="0.095cm" svg:height="0.045cm" svg:x="14.228cm" svg:y="11.034cm" svg:viewBox="0 0 96 46" svg:d="M96 0c-17 3-45 37-48 46-3-9-30-43-48-46">
          <text:p/>
        </draw:path>
        <draw:path draw:style-name="gr21" draw:text-style-name="P12" draw:layer="layout" svg:width="0.095cm" svg:height="0.045cm" svg:x="14.628cm" svg:y="11.034cm" svg:viewBox="0 0 96 46" svg:d="M96 0c-17 3-44 37-48 46-3-9-30-43-48-46">
          <text:p/>
        </draw:path>
        <draw:path draw:style-name="gr21" draw:text-style-name="P12" draw:layer="layout" svg:width="0.095cm" svg:height="0.045cm" svg:x="14.895cm" svg:y="11.034cm" svg:viewBox="0 0 96 46" svg:d="M96 0c-18 3-46 37-49 46-3-9-30-43-47-46">
          <text:p/>
        </draw:path>
        <draw:path draw:style-name="gr22" draw:text-style-name="P12" draw:layer="layout" svg:width="0.096cm" svg:height="0.045cm" svg:x="15.161cm" svg:y="11.034cm" svg:viewBox="0 0 97 46" svg:d="M97 0c-19 3-46 37-49 46-3-9-30-43-48-46">
          <text:p/>
        </draw:path>
        <draw:path draw:style-name="gr21" draw:text-style-name="P12" draw:layer="layout" svg:width="0.095cm" svg:height="0.045cm" svg:x="15.428cm" svg:y="11.034cm" svg:viewBox="0 0 96 46" svg:d="M96 0c-17 3-44 37-47 46-3-9-30-43-49-46">
          <text:p/>
        </draw:path>
        <draw:path draw:style-name="gr21" draw:text-style-name="P12" draw:layer="layout" svg:width="0.095cm" svg:height="0.045cm" svg:x="15.828cm" svg:y="11.034cm" svg:viewBox="0 0 96 46" svg:d="M96 0c-18 3-45 37-48 46-3-9-30-43-48-46">
          <text:p/>
        </draw:path>
        <draw:path draw:style-name="gr21" draw:text-style-name="P12" draw:layer="layout" svg:width="0.095cm" svg:height="0.045cm" svg:x="16.095cm" svg:y="11.034cm" svg:viewBox="0 0 96 46" svg:d="M96 0c-18 3-45 37-48 46-3-9-30-43-48-46">
          <text:p/>
        </draw:path>
        <draw:path draw:style-name="gr21" draw:text-style-name="P12" draw:layer="layout" svg:width="0.096cm" svg:height="0.045cm" svg:x="16.361cm" svg:y="11.034cm" svg:viewBox="0 0 97 46" svg:d="M97 0c-18 3-45 37-48 46-3-9-31-43-49-46">
          <text:p/>
        </draw:path>
        <draw:path draw:style-name="gr21" draw:text-style-name="P12" draw:layer="layout" svg:width="0.095cm" svg:height="0.045cm" svg:x="16.628cm" svg:y="11.034cm" svg:viewBox="0 0 96 46" svg:d="M96 0c-17 3-44 37-47 46-4-9-31-43-49-46">
          <text:p/>
        </draw:path>
        <draw:path draw:style-name="gr21" draw:text-style-name="P12" draw:layer="layout" svg:width="0.095cm" svg:height="0.045cm" svg:x="17.028cm" svg:y="11.034cm" svg:viewBox="0 0 96 46" svg:d="M96 0c-17 3-44 37-47 46-3-9-31-43-49-46">
          <text:p/>
        </draw:path>
        <draw:path draw:style-name="gr21" draw:text-style-name="P12" draw:layer="layout" svg:width="0.095cm" svg:height="0.045cm" svg:x="17.295cm" svg:y="11.034cm" svg:viewBox="0 0 96 46" svg:d="M96 0c-18 3-45 37-48 46-3-9-31-43-48-46">
          <text:p/>
        </draw:path>
        <draw:path draw:style-name="gr21" draw:text-style-name="P12" draw:layer="layout" svg:width="0.096cm" svg:height="0.045cm" svg:x="17.561cm" svg:y="11.034cm" svg:viewBox="0 0 97 46" svg:d="M97 0c-18 3-46 37-49 46-3-9-30-43-48-46">
          <text:p/>
        </draw:path>
        <draw:path draw:style-name="gr21" draw:text-style-name="P12" draw:layer="layout" svg:width="0.095cm" svg:height="0.045cm" svg:x="17.828cm" svg:y="11.034cm" svg:viewBox="0 0 96 46" svg:d="M96 0c-18 3-45 37-48 46-3-9-30-43-48-46">
          <text:p/>
        </draw:path>
        <draw:path draw:style-name="gr21" draw:text-style-name="P12" draw:layer="layout" svg:width="0.095cm" svg:height="0.045cm" svg:x="18.228cm" svg:y="11.034cm" svg:viewBox="0 0 96 46" svg:d="M96 0c-17 3-45 37-48 46-3-9-30-43-48-46">
          <text:p/>
        </draw:path>
        <draw:path draw:style-name="gr21" draw:text-style-name="P12" draw:layer="layout" svg:width="0.095cm" svg:height="0.045cm" svg:x="18.495cm" svg:y="11.034cm" svg:viewBox="0 0 96 46" svg:d="M96 0c-19 3-46 37-49 46-3-9-30-43-47-46">
          <text:p/>
        </draw:path>
        <draw:path draw:style-name="gr21" draw:text-style-name="P12" draw:layer="layout" svg:width="0.096cm" svg:height="0.045cm" svg:x="18.761cm" svg:y="11.034cm" svg:viewBox="0 0 97 46" svg:d="M97 0c-18 3-45 37-48 46-3-9-30-43-49-46">
          <text:p/>
        </draw:path>
        <draw:path draw:style-name="gr21" draw:text-style-name="P12" draw:layer="layout" svg:width="0.095cm" svg:height="0.045cm" svg:x="19.028cm" svg:y="11.034cm" svg:viewBox="0 0 96 46" svg:d="M96 0c-17 3-44 37-47 46-3-9-31-43-49-46">
          <text:p/>
        </draw:path>
        <draw:path draw:style-name="gr21" draw:text-style-name="P12" draw:layer="layout" svg:width="0.097cm" svg:height="0.045cm" svg:x="19.428cm" svg:y="11.034cm" svg:viewBox="0 0 98 46" svg:d="M98 0c-19 3-46 37-49 46-3-9-30-43-49-46">
          <text:p/>
        </draw:path>
        <draw:path draw:style-name="gr21" draw:text-style-name="P12" draw:layer="layout" svg:width="0.095cm" svg:height="0.045cm" svg:x="19.695cm" svg:y="11.034cm" svg:viewBox="0 0 96 46" svg:d="M96 0c-18 3-45 37-48 46-3-9-31-43-48-46">
          <text:p/>
        </draw:path>
        <draw:path draw:style-name="gr21" draw:text-style-name="P12" draw:layer="layout" svg:width="0.096cm" svg:height="0.045cm" svg:x="19.961cm" svg:y="11.034cm" svg:viewBox="0 0 97 46" svg:d="M97 0c-18 3-45 37-48 46-3-9-31-43-49-46">
          <text:p/>
        </draw:path>
        <draw:path draw:style-name="gr22" draw:text-style-name="P12" draw:layer="layout" svg:width="0.096cm" svg:height="0.045cm" svg:x="20.228cm" svg:y="11.034cm" svg:viewBox="0 0 97 46" svg:d="M97 0c-18 3-46 37-49 46-3-9-30-43-48-46">
          <text:p/>
        </draw:path>
        <draw:custom-shape draw:style-name="gr15" draw:text-style-name="P11" draw:layer="layout" svg:width="0.25cm" svg:height="0.25cm" svg:x="1.351cm" svg:y="10.50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.881cm" svg:y="10.50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2.151cm" svg:y="10.50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3.082cm" svg:y="10.50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3.352cm" svg:y="10.50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4.283cm" svg:y="10.50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4.553cm" svg:y="10.50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5.484cm" svg:y="10.50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5.754cm" svg:y="10.50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6.685cm" svg:y="10.50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6.955cm" svg:y="10.50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7.886cm" svg:y="10.50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8.156cm" svg:y="10.50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9.087cm" svg:y="10.50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9.357cm" svg:y="10.50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0.288cm" svg:y="10.5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0.558cm" svg:y="10.5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1.489cm" svg:y="10.5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1.759cm" svg:y="10.5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2.69cm" svg:y="10.5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2.96cm" svg:y="10.5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3.891cm" svg:y="10.5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4.161cm" svg:y="10.5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5.092cm" svg:y="10.5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5.362cm" svg:y="10.5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6.293cm" svg:y="10.5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6.563cm" svg:y="10.5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7.494cm" svg:y="10.51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7.764cm" svg:y="10.51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8.695cm" svg:y="10.51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8.965cm" svg:y="10.51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8.152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6.953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5.754cm" svg:y="10.52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4.555cm" svg:y="10.52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3.356cm" svg:y="10.52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9.896cm" svg:y="10.51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20.166cm" svg:y="10.51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9.353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23" draw:text-style-name="P12" draw:layer="layout" svg:x1="1.476cm" svg:y1="12.086cm" svg:x2="1.476cm" svg:y2="12.586cm">
          <text:p/>
        </draw:line>
        <draw:line draw:style-name="gr23" draw:text-style-name="P12" draw:layer="layout" svg:x1="1.743cm" svg:y1="12.086cm" svg:x2="1.743cm" svg:y2="12.586cm">
          <text:p/>
        </draw:line>
        <draw:line draw:style-name="gr23" draw:text-style-name="P12" draw:layer="layout" svg:x1="2.01cm" svg:y1="12.086cm" svg:x2="2.01cm" svg:y2="12.586cm">
          <text:p/>
        </draw:line>
        <draw:line draw:style-name="gr23" draw:text-style-name="P12" draw:layer="layout" svg:x1="2.276cm" svg:y1="12.086cm" svg:x2="2.276cm" svg:y2="12.586cm">
          <text:p/>
        </draw:line>
        <draw:line draw:style-name="gr23" draw:text-style-name="P12" draw:layer="layout" svg:x1="2.676cm" svg:y1="12.086cm" svg:x2="2.676cm" svg:y2="12.586cm">
          <text:p/>
        </draw:line>
        <draw:line draw:style-name="gr23" draw:text-style-name="P12" draw:layer="layout" svg:x1="2.943cm" svg:y1="12.086cm" svg:x2="2.943cm" svg:y2="12.586cm">
          <text:p/>
        </draw:line>
        <draw:line draw:style-name="gr23" draw:text-style-name="P12" draw:layer="layout" svg:x1="3.21cm" svg:y1="12.086cm" svg:x2="3.21cm" svg:y2="12.586cm">
          <text:p/>
        </draw:line>
        <draw:line draw:style-name="gr23" draw:text-style-name="P12" draw:layer="layout" svg:x1="3.477cm" svg:y1="12.086cm" svg:x2="3.477cm" svg:y2="12.586cm">
          <text:p/>
        </draw:line>
        <draw:line draw:style-name="gr23" draw:text-style-name="P12" draw:layer="layout" svg:x1="3.877cm" svg:y1="12.086cm" svg:x2="3.877cm" svg:y2="12.586cm">
          <text:p/>
        </draw:line>
        <draw:line draw:style-name="gr23" draw:text-style-name="P12" draw:layer="layout" svg:x1="4.143cm" svg:y1="12.086cm" svg:x2="4.143cm" svg:y2="12.586cm">
          <text:p/>
        </draw:line>
        <draw:line draw:style-name="gr23" draw:text-style-name="P12" draw:layer="layout" svg:x1="4.41cm" svg:y1="12.086cm" svg:x2="4.41cm" svg:y2="12.586cm">
          <text:p/>
        </draw:line>
        <draw:line draw:style-name="gr23" draw:text-style-name="P12" draw:layer="layout" svg:x1="4.677cm" svg:y1="12.086cm" svg:x2="4.677cm" svg:y2="12.586cm">
          <text:p/>
        </draw:line>
        <draw:line draw:style-name="gr23" draw:text-style-name="P12" draw:layer="layout" svg:x1="5.077cm" svg:y1="12.086cm" svg:x2="5.077cm" svg:y2="12.586cm">
          <text:p/>
        </draw:line>
        <draw:line draw:style-name="gr23" draw:text-style-name="P12" draw:layer="layout" svg:x1="5.343cm" svg:y1="12.086cm" svg:x2="5.343cm" svg:y2="12.586cm">
          <text:p/>
        </draw:line>
        <draw:line draw:style-name="gr23" draw:text-style-name="P12" draw:layer="layout" svg:x1="5.61cm" svg:y1="12.086cm" svg:x2="5.61cm" svg:y2="12.586cm">
          <text:p/>
        </draw:line>
        <draw:line draw:style-name="gr23" draw:text-style-name="P12" draw:layer="layout" svg:x1="5.877cm" svg:y1="12.086cm" svg:x2="5.877cm" svg:y2="12.586cm">
          <text:p/>
        </draw:line>
        <draw:line draw:style-name="gr23" draw:text-style-name="P12" draw:layer="layout" svg:x1="6.277cm" svg:y1="12.086cm" svg:x2="6.277cm" svg:y2="12.586cm">
          <text:p/>
        </draw:line>
        <draw:line draw:style-name="gr23" draw:text-style-name="P12" draw:layer="layout" svg:x1="6.543cm" svg:y1="12.086cm" svg:x2="6.543cm" svg:y2="12.586cm">
          <text:p/>
        </draw:line>
        <draw:line draw:style-name="gr23" draw:text-style-name="P12" draw:layer="layout" svg:x1="6.81cm" svg:y1="12.086cm" svg:x2="6.81cm" svg:y2="12.586cm">
          <text:p/>
        </draw:line>
        <draw:line draw:style-name="gr23" draw:text-style-name="P12" draw:layer="layout" svg:x1="7.077cm" svg:y1="12.086cm" svg:x2="7.077cm" svg:y2="12.586cm">
          <text:p/>
        </draw:line>
        <draw:line draw:style-name="gr23" draw:text-style-name="P12" draw:layer="layout" svg:x1="7.477cm" svg:y1="12.086cm" svg:x2="7.477cm" svg:y2="12.586cm">
          <text:p/>
        </draw:line>
        <draw:line draw:style-name="gr23" draw:text-style-name="P12" draw:layer="layout" svg:x1="7.743cm" svg:y1="12.086cm" svg:x2="7.743cm" svg:y2="12.586cm">
          <text:p/>
        </draw:line>
        <draw:line draw:style-name="gr23" draw:text-style-name="P12" draw:layer="layout" svg:x1="8.01cm" svg:y1="12.086cm" svg:x2="8.01cm" svg:y2="12.586cm">
          <text:p/>
        </draw:line>
        <draw:line draw:style-name="gr23" draw:text-style-name="P12" draw:layer="layout" svg:x1="8.277cm" svg:y1="12.086cm" svg:x2="8.277cm" svg:y2="12.586cm">
          <text:p/>
        </draw:line>
        <draw:line draw:style-name="gr23" draw:text-style-name="P12" draw:layer="layout" svg:x1="8.677cm" svg:y1="12.086cm" svg:x2="8.677cm" svg:y2="12.586cm">
          <text:p/>
        </draw:line>
        <draw:line draw:style-name="gr23" draw:text-style-name="P12" draw:layer="layout" svg:x1="8.943cm" svg:y1="12.086cm" svg:x2="8.943cm" svg:y2="12.586cm">
          <text:p/>
        </draw:line>
        <draw:line draw:style-name="gr23" draw:text-style-name="P12" draw:layer="layout" svg:x1="9.21cm" svg:y1="12.086cm" svg:x2="9.21cm" svg:y2="12.586cm">
          <text:p/>
        </draw:line>
        <draw:line draw:style-name="gr23" draw:text-style-name="P12" draw:layer="layout" svg:x1="9.477cm" svg:y1="12.086cm" svg:x2="9.477cm" svg:y2="12.586cm">
          <text:p/>
        </draw:line>
        <draw:line draw:style-name="gr23" draw:text-style-name="P12" draw:layer="layout" svg:x1="9.877cm" svg:y1="12.086cm" svg:x2="9.877cm" svg:y2="12.586cm">
          <text:p/>
        </draw:line>
        <draw:line draw:style-name="gr23" draw:text-style-name="P12" draw:layer="layout" svg:x1="10.143cm" svg:y1="12.086cm" svg:x2="10.143cm" svg:y2="12.586cm">
          <text:p/>
        </draw:line>
        <draw:line draw:style-name="gr23" draw:text-style-name="P12" draw:layer="layout" svg:x1="10.41cm" svg:y1="12.086cm" svg:x2="10.41cm" svg:y2="12.586cm">
          <text:p/>
        </draw:line>
        <draw:line draw:style-name="gr23" draw:text-style-name="P12" draw:layer="layout" svg:x1="10.677cm" svg:y1="12.086cm" svg:x2="10.677cm" svg:y2="12.586cm">
          <text:p/>
        </draw:line>
        <draw:line draw:style-name="gr23" draw:text-style-name="P12" draw:layer="layout" svg:x1="11.077cm" svg:y1="12.086cm" svg:x2="11.077cm" svg:y2="12.586cm">
          <text:p/>
        </draw:line>
        <draw:line draw:style-name="gr23" draw:text-style-name="P12" draw:layer="layout" svg:x1="11.343cm" svg:y1="12.086cm" svg:x2="11.343cm" svg:y2="12.586cm">
          <text:p/>
        </draw:line>
        <draw:line draw:style-name="gr23" draw:text-style-name="P12" draw:layer="layout" svg:x1="11.61cm" svg:y1="12.086cm" svg:x2="11.61cm" svg:y2="12.586cm">
          <text:p/>
        </draw:line>
        <draw:line draw:style-name="gr23" draw:text-style-name="P12" draw:layer="layout" svg:x1="11.877cm" svg:y1="12.086cm" svg:x2="11.877cm" svg:y2="12.586cm">
          <text:p/>
        </draw:line>
        <draw:line draw:style-name="gr23" draw:text-style-name="P12" draw:layer="layout" svg:x1="12.277cm" svg:y1="12.086cm" svg:x2="12.277cm" svg:y2="12.586cm">
          <text:p/>
        </draw:line>
        <draw:line draw:style-name="gr23" draw:text-style-name="P12" draw:layer="layout" svg:x1="12.543cm" svg:y1="12.086cm" svg:x2="12.543cm" svg:y2="12.586cm">
          <text:p/>
        </draw:line>
        <draw:line draw:style-name="gr23" draw:text-style-name="P12" draw:layer="layout" svg:x1="12.81cm" svg:y1="12.086cm" svg:x2="12.81cm" svg:y2="12.586cm">
          <text:p/>
        </draw:line>
        <draw:line draw:style-name="gr23" draw:text-style-name="P12" draw:layer="layout" svg:x1="13.077cm" svg:y1="12.086cm" svg:x2="13.077cm" svg:y2="12.586cm">
          <text:p/>
        </draw:line>
        <draw:line draw:style-name="gr23" draw:text-style-name="P12" draw:layer="layout" svg:x1="13.477cm" svg:y1="12.086cm" svg:x2="13.477cm" svg:y2="12.586cm">
          <text:p/>
        </draw:line>
        <draw:line draw:style-name="gr23" draw:text-style-name="P12" draw:layer="layout" svg:x1="13.743cm" svg:y1="12.086cm" svg:x2="13.743cm" svg:y2="12.586cm">
          <text:p/>
        </draw:line>
        <draw:line draw:style-name="gr23" draw:text-style-name="P12" draw:layer="layout" svg:x1="14.01cm" svg:y1="12.086cm" svg:x2="14.01cm" svg:y2="12.586cm">
          <text:p/>
        </draw:line>
        <draw:line draw:style-name="gr23" draw:text-style-name="P12" draw:layer="layout" svg:x1="14.277cm" svg:y1="12.086cm" svg:x2="14.277cm" svg:y2="12.586cm">
          <text:p/>
        </draw:line>
        <draw:line draw:style-name="gr23" draw:text-style-name="P12" draw:layer="layout" svg:x1="14.677cm" svg:y1="12.086cm" svg:x2="14.677cm" svg:y2="12.586cm">
          <text:p/>
        </draw:line>
        <draw:line draw:style-name="gr23" draw:text-style-name="P12" draw:layer="layout" svg:x1="14.943cm" svg:y1="12.086cm" svg:x2="14.943cm" svg:y2="12.586cm">
          <text:p/>
        </draw:line>
        <draw:line draw:style-name="gr23" draw:text-style-name="P12" draw:layer="layout" svg:x1="15.21cm" svg:y1="12.086cm" svg:x2="15.21cm" svg:y2="12.586cm">
          <text:p/>
        </draw:line>
        <draw:line draw:style-name="gr23" draw:text-style-name="P12" draw:layer="layout" svg:x1="15.477cm" svg:y1="12.086cm" svg:x2="15.477cm" svg:y2="12.586cm">
          <text:p/>
        </draw:line>
        <draw:line draw:style-name="gr23" draw:text-style-name="P12" draw:layer="layout" svg:x1="15.877cm" svg:y1="12.086cm" svg:x2="15.877cm" svg:y2="12.586cm">
          <text:p/>
        </draw:line>
        <draw:line draw:style-name="gr23" draw:text-style-name="P12" draw:layer="layout" svg:x1="16.143cm" svg:y1="12.086cm" svg:x2="16.143cm" svg:y2="12.586cm">
          <text:p/>
        </draw:line>
        <draw:line draw:style-name="gr23" draw:text-style-name="P12" draw:layer="layout" svg:x1="16.41cm" svg:y1="12.086cm" svg:x2="16.41cm" svg:y2="12.586cm">
          <text:p/>
        </draw:line>
        <draw:line draw:style-name="gr23" draw:text-style-name="P12" draw:layer="layout" svg:x1="16.677cm" svg:y1="12.086cm" svg:x2="16.677cm" svg:y2="12.586cm">
          <text:p/>
        </draw:line>
        <draw:line draw:style-name="gr23" draw:text-style-name="P12" draw:layer="layout" svg:x1="17.077cm" svg:y1="12.086cm" svg:x2="17.077cm" svg:y2="12.586cm">
          <text:p/>
        </draw:line>
        <draw:line draw:style-name="gr23" draw:text-style-name="P12" draw:layer="layout" svg:x1="17.343cm" svg:y1="12.086cm" svg:x2="17.343cm" svg:y2="12.586cm">
          <text:p/>
        </draw:line>
        <draw:line draw:style-name="gr23" draw:text-style-name="P12" draw:layer="layout" svg:x1="17.61cm" svg:y1="12.086cm" svg:x2="17.61cm" svg:y2="12.586cm">
          <text:p/>
        </draw:line>
        <draw:line draw:style-name="gr23" draw:text-style-name="P12" draw:layer="layout" svg:x1="17.877cm" svg:y1="12.086cm" svg:x2="17.877cm" svg:y2="12.586cm">
          <text:p/>
        </draw:line>
        <draw:line draw:style-name="gr23" draw:text-style-name="P12" draw:layer="layout" svg:x1="18.277cm" svg:y1="12.086cm" svg:x2="18.277cm" svg:y2="12.586cm">
          <text:p/>
        </draw:line>
        <draw:line draw:style-name="gr23" draw:text-style-name="P12" draw:layer="layout" svg:x1="18.543cm" svg:y1="12.086cm" svg:x2="18.543cm" svg:y2="12.586cm">
          <text:p/>
        </draw:line>
        <draw:line draw:style-name="gr23" draw:text-style-name="P12" draw:layer="layout" svg:x1="18.81cm" svg:y1="12.086cm" svg:x2="18.81cm" svg:y2="12.586cm">
          <text:p/>
        </draw:line>
        <draw:line draw:style-name="gr23" draw:text-style-name="P12" draw:layer="layout" svg:x1="19.077cm" svg:y1="12.086cm" svg:x2="19.077cm" svg:y2="12.586cm">
          <text:p/>
        </draw:line>
        <draw:line draw:style-name="gr24" draw:text-style-name="P12" draw:layer="layout" svg:x1="19.477cm" svg:y1="12.086cm" svg:x2="19.477cm" svg:y2="12.586cm">
          <text:p/>
        </draw:line>
        <draw:line draw:style-name="gr24" draw:text-style-name="P12" draw:layer="layout" svg:x1="19.743cm" svg:y1="12.086cm" svg:x2="19.743cm" svg:y2="12.586cm">
          <text:p/>
        </draw:line>
        <draw:line draw:style-name="gr24" draw:text-style-name="P12" draw:layer="layout" svg:x1="20.01cm" svg:y1="12.086cm" svg:x2="20.01cm" svg:y2="12.586cm">
          <text:p/>
        </draw:line>
        <draw:line draw:style-name="gr24" draw:text-style-name="P12" draw:layer="layout" svg:x1="20.277cm" svg:y1="12.086cm" svg:x2="20.277cm" svg:y2="12.586cm">
          <text:p/>
        </draw:line>
        <draw:line draw:style-name="gr1" draw:text-style-name="P2" draw:layer="layout" svg:x1="1.476cm" svg:y1="12.586cm" svg:x2="15.878cm" svg:y2="15.087cm">
          <text:p/>
        </draw:line>
        <draw:line draw:style-name="gr1" draw:text-style-name="P2" draw:layer="layout" svg:x1="1.743cm" svg:y1="12.586cm" svg:x2="1.743cm" svg:y2="15.086cm">
          <text:p/>
        </draw:line>
        <draw:line draw:style-name="gr1" draw:text-style-name="P2" draw:layer="layout" svg:x1="2.01cm" svg:y1="12.586cm" svg:x2="6.811cm" svg:y2="15.087cm">
          <text:p/>
        </draw:line>
        <draw:line draw:style-name="gr1" draw:text-style-name="P2" draw:layer="layout" svg:x1="2.276cm" svg:y1="12.586cm" svg:x2="11.878cm" svg:y2="15.087cm">
          <text:p/>
        </draw:line>
        <draw:line draw:style-name="gr1" draw:text-style-name="P2" draw:layer="layout" svg:x1="2.676cm" svg:y1="12.586cm" svg:x2="11.078cm" svg:y2="15.087cm">
          <text:p/>
        </draw:line>
        <draw:line draw:style-name="gr1" draw:text-style-name="P2" draw:layer="layout" svg:x1="2.943cm" svg:y1="12.586cm" svg:x2="16.144cm" svg:y2="15.087cm">
          <text:p/>
        </draw:line>
        <draw:line draw:style-name="gr1" draw:text-style-name="P2" draw:layer="layout" svg:x1="3.211cm" svg:y1="12.586cm" svg:x2="2.01cm" svg:y2="15.087cm">
          <text:p/>
        </draw:line>
        <draw:line draw:style-name="gr1" draw:text-style-name="P2" draw:layer="layout" svg:x1="3.477cm" svg:y1="12.586cm" svg:x2="7.078cm" svg:y2="15.087cm">
          <text:p/>
        </draw:line>
        <draw:line draw:style-name="gr1" draw:text-style-name="P2" draw:layer="layout" svg:x1="3.877cm" svg:y1="12.586cm" svg:x2="6.278cm" svg:y2="15.087cm">
          <text:p/>
        </draw:line>
        <draw:line draw:style-name="gr1" draw:text-style-name="P2" draw:layer="layout" svg:x1="4.143cm" svg:y1="12.586cm" svg:x2="11.344cm" svg:y2="15.087cm">
          <text:p/>
        </draw:line>
        <draw:line draw:style-name="gr1" draw:text-style-name="P2" draw:layer="layout" svg:x1="4.41cm" svg:y1="12.586cm" svg:x2="16.411cm" svg:y2="15.087cm">
          <text:p/>
        </draw:line>
        <draw:line draw:style-name="gr1" draw:text-style-name="P2" draw:layer="layout" svg:x1="4.678cm" svg:y1="12.586cm" svg:x2="2.276cm" svg:y2="15.087cm">
          <text:p/>
        </draw:line>
        <draw:line draw:style-name="gr1" draw:text-style-name="P2" draw:layer="layout" svg:x1="5.078cm" svg:y1="12.586cm" svg:x2="1.476cm" svg:y2="15.087cm">
          <text:p/>
        </draw:line>
        <draw:line draw:style-name="gr1" draw:text-style-name="P2" draw:layer="layout" svg:x1="5.343cm" svg:y1="12.586cm" svg:x2="6.544cm" svg:y2="15.087cm">
          <text:p/>
        </draw:line>
        <draw:line draw:style-name="gr1" draw:text-style-name="P2" draw:layer="layout" svg:x1="5.61cm" svg:y1="12.586cm" svg:x2="11.611cm" svg:y2="15.087cm">
          <text:p/>
        </draw:line>
        <draw:line draw:style-name="gr1" draw:text-style-name="P2" draw:layer="layout" svg:x1="5.877cm" svg:y1="12.586cm" svg:x2="16.678cm" svg:y2="15.087cm">
          <text:p/>
        </draw:line>
        <draw:line draw:style-name="gr1" draw:text-style-name="P2" draw:layer="layout" svg:x1="6.277cm" svg:y1="12.586cm" svg:x2="17.078cm" svg:y2="15.087cm">
          <text:p/>
        </draw:line>
        <draw:line draw:style-name="gr1" draw:text-style-name="P2" draw:layer="layout" svg:x1="6.544cm" svg:y1="12.586cm" svg:x2="2.943cm" svg:y2="15.087cm">
          <text:p/>
        </draw:line>
        <draw:line draw:style-name="gr1" draw:text-style-name="P2" draw:layer="layout" svg:x1="6.81cm" svg:y1="12.586cm" svg:x2="8.011cm" svg:y2="15.087cm">
          <text:p/>
        </draw:line>
        <draw:line draw:style-name="gr1" draw:text-style-name="P2" draw:layer="layout" svg:x1="7.077cm" svg:y1="12.586cm" svg:x2="13.078cm" svg:y2="15.087cm">
          <text:p/>
        </draw:line>
        <draw:line draw:style-name="gr1" draw:text-style-name="P2" draw:layer="layout" svg:x1="7.477cm" svg:y1="12.586cm" svg:x2="12.278cm" svg:y2="15.087cm">
          <text:p/>
        </draw:line>
        <draw:line draw:style-name="gr1" draw:text-style-name="P2" draw:layer="layout" svg:x1="7.743cm" svg:y1="12.586cm" svg:x2="17.344cm" svg:y2="15.087cm">
          <text:p/>
        </draw:line>
        <draw:line draw:style-name="gr1" draw:text-style-name="P2" draw:layer="layout" svg:x1="8.011cm" svg:y1="12.586cm" svg:x2="3.21cm" svg:y2="15.087cm">
          <text:p/>
        </draw:line>
        <draw:line draw:style-name="gr1" draw:text-style-name="P2" draw:layer="layout" svg:x1="8.277cm" svg:y1="12.586cm" svg:x2="8.277cm" svg:y2="15.086cm">
          <text:p/>
        </draw:line>
        <draw:line draw:style-name="gr1" draw:text-style-name="P2" draw:layer="layout" svg:x1="8.678cm" svg:y1="12.586cm" svg:x2="7.477cm" svg:y2="15.087cm">
          <text:p/>
        </draw:line>
        <draw:line draw:style-name="gr1" draw:text-style-name="P2" draw:layer="layout" svg:x1="8.943cm" svg:y1="12.586cm" svg:x2="12.544cm" svg:y2="15.087cm">
          <text:p/>
        </draw:line>
        <draw:line draw:style-name="gr1" draw:text-style-name="P2" draw:layer="layout" svg:x1="9.21cm" svg:y1="12.586cm" svg:x2="17.611cm" svg:y2="15.087cm">
          <text:p/>
        </draw:line>
        <draw:line draw:style-name="gr1" draw:text-style-name="P2" draw:layer="layout" svg:x1="9.478cm" svg:y1="12.586cm" svg:x2="3.477cm" svg:y2="15.087cm">
          <text:p/>
        </draw:line>
        <draw:line draw:style-name="gr1" draw:text-style-name="P2" draw:layer="layout" svg:x1="9.878cm" svg:y1="12.586cm" svg:x2="2.676cm" svg:y2="15.087cm">
          <text:p/>
        </draw:line>
        <draw:line draw:style-name="gr1" draw:text-style-name="P2" draw:layer="layout" svg:x1="10.144cm" svg:y1="12.586cm" svg:x2="7.743cm" svg:y2="15.087cm">
          <text:p/>
        </draw:line>
        <draw:line draw:style-name="gr1" draw:text-style-name="P2" draw:layer="layout" svg:x1="10.41cm" svg:y1="12.586cm" svg:x2="12.811cm" svg:y2="15.087cm">
          <text:p/>
        </draw:line>
        <draw:line draw:style-name="gr1" draw:text-style-name="P2" draw:layer="layout" svg:x1="10.677cm" svg:y1="12.586cm" svg:x2="17.878cm" svg:y2="15.087cm">
          <text:p/>
        </draw:line>
        <draw:line draw:style-name="gr1" draw:text-style-name="P2" draw:layer="layout" svg:x1="11.077cm" svg:y1="12.586cm" svg:x2="18.278cm" svg:y2="15.087cm">
          <text:p/>
        </draw:line>
        <draw:line draw:style-name="gr1" draw:text-style-name="P2" draw:layer="layout" svg:x1="11.344cm" svg:y1="12.586cm" svg:x2="4.143cm" svg:y2="15.087cm">
          <text:p/>
        </draw:line>
        <draw:line draw:style-name="gr1" draw:text-style-name="P2" draw:layer="layout" svg:x1="11.611cm" svg:y1="12.586cm" svg:x2="9.21cm" svg:y2="15.087cm">
          <text:p/>
        </draw:line>
        <draw:line draw:style-name="gr1" draw:text-style-name="P2" draw:layer="layout" svg:x1="11.877cm" svg:y1="12.586cm" svg:x2="14.278cm" svg:y2="15.087cm">
          <text:p/>
        </draw:line>
        <draw:line draw:style-name="gr1" draw:text-style-name="P2" draw:layer="layout" svg:x1="12.277cm" svg:y1="12.586cm" svg:x2="13.478cm" svg:y2="15.087cm">
          <text:p/>
        </draw:line>
        <draw:line draw:style-name="gr1" draw:text-style-name="P2" draw:layer="layout" svg:x1="12.543cm" svg:y1="12.586cm" svg:x2="18.544cm" svg:y2="15.087cm">
          <text:p/>
        </draw:line>
        <draw:line draw:style-name="gr1" draw:text-style-name="P2" draw:layer="layout" svg:x1="12.811cm" svg:y1="12.586cm" svg:x2="4.41cm" svg:y2="15.087cm">
          <text:p/>
        </draw:line>
        <draw:line draw:style-name="gr1" draw:text-style-name="P2" draw:layer="layout" svg:x1="13.078cm" svg:y1="12.586cm" svg:x2="9.477cm" svg:y2="15.087cm">
          <text:p/>
        </draw:line>
        <draw:line draw:style-name="gr1" draw:text-style-name="P2" draw:layer="layout" svg:x1="13.478cm" svg:y1="12.586cm" svg:x2="8.677cm" svg:y2="15.087cm">
          <text:p/>
        </draw:line>
        <draw:line draw:style-name="gr1" draw:text-style-name="P2" draw:layer="layout" svg:x1="13.743cm" svg:y1="12.586cm" svg:x2="13.743cm" svg:y2="15.086cm">
          <text:p/>
        </draw:line>
        <draw:line draw:style-name="gr1" draw:text-style-name="P2" draw:layer="layout" svg:x1="14.01cm" svg:y1="12.586cm" svg:x2="18.811cm" svg:y2="15.087cm">
          <text:p/>
        </draw:line>
        <draw:line draw:style-name="gr1" draw:text-style-name="P2" draw:layer="layout" svg:x1="14.278cm" svg:y1="12.586cm" svg:x2="4.677cm" svg:y2="15.087cm">
          <text:p/>
        </draw:line>
        <draw:line draw:style-name="gr1" draw:text-style-name="P2" draw:layer="layout" svg:x1="14.678cm" svg:y1="12.586cm" svg:x2="3.877cm" svg:y2="15.087cm">
          <text:p/>
        </draw:line>
        <draw:line draw:style-name="gr1" draw:text-style-name="P2" draw:layer="layout" svg:x1="14.944cm" svg:y1="12.586cm" svg:x2="8.943cm" svg:y2="15.087cm">
          <text:p/>
        </draw:line>
        <draw:line draw:style-name="gr1" draw:text-style-name="P2" draw:layer="layout" svg:x1="15.211cm" svg:y1="12.586cm" svg:x2="14.01cm" svg:y2="15.087cm">
          <text:p/>
        </draw:line>
        <draw:line draw:style-name="gr1" draw:text-style-name="P2" draw:layer="layout" svg:x1="15.477cm" svg:y1="12.586cm" svg:x2="19.078cm" svg:y2="15.087cm">
          <text:p/>
        </draw:line>
        <draw:line draw:style-name="gr1" draw:text-style-name="P2" draw:layer="layout" svg:x1="15.877cm" svg:y1="12.586cm" svg:x2="19.478cm" svg:y2="15.087cm">
          <text:p/>
        </draw:line>
        <draw:line draw:style-name="gr1" draw:text-style-name="P2" draw:layer="layout" svg:x1="16.144cm" svg:y1="12.586cm" svg:x2="5.343cm" svg:y2="15.087cm">
          <text:p/>
        </draw:line>
        <draw:line draw:style-name="gr1" draw:text-style-name="P2" draw:layer="layout" svg:x1="16.411cm" svg:y1="12.586cm" svg:x2="10.41cm" svg:y2="15.087cm">
          <text:p/>
        </draw:line>
        <draw:line draw:style-name="gr1" draw:text-style-name="P2" draw:layer="layout" svg:x1="16.678cm" svg:y1="12.586cm" svg:x2="15.477cm" svg:y2="15.087cm">
          <text:p/>
        </draw:line>
        <draw:line draw:style-name="gr1" draw:text-style-name="P2" draw:layer="layout" svg:x1="17.078cm" svg:y1="12.586cm" svg:x2="14.677cm" svg:y2="15.087cm">
          <text:p/>
        </draw:line>
        <draw:line draw:style-name="gr1" draw:text-style-name="P2" draw:layer="layout" svg:x1="17.343cm" svg:y1="12.586cm" svg:x2="19.744cm" svg:y2="15.087cm">
          <text:p/>
        </draw:line>
        <draw:line draw:style-name="gr1" draw:text-style-name="P2" draw:layer="layout" svg:x1="17.611cm" svg:y1="12.586cm" svg:x2="5.61cm" svg:y2="15.087cm">
          <text:p/>
        </draw:line>
        <draw:line draw:style-name="gr1" draw:text-style-name="P2" draw:layer="layout" svg:x1="17.878cm" svg:y1="12.586cm" svg:x2="10.677cm" svg:y2="15.087cm">
          <text:p/>
        </draw:line>
        <draw:line draw:style-name="gr1" draw:text-style-name="P2" draw:layer="layout" svg:x1="18.278cm" svg:y1="12.586cm" svg:x2="9.877cm" svg:y2="15.087cm">
          <text:p/>
        </draw:line>
        <draw:line draw:style-name="gr1" draw:text-style-name="P2" draw:layer="layout" svg:x1="18.544cm" svg:y1="12.586cm" svg:x2="14.943cm" svg:y2="15.087cm">
          <text:p/>
        </draw:line>
        <draw:line draw:style-name="gr1" draw:text-style-name="P2" draw:layer="layout" svg:x1="18.81cm" svg:y1="12.586cm" svg:x2="20.011cm" svg:y2="15.087cm">
          <text:p/>
        </draw:line>
        <draw:line draw:style-name="gr1" draw:text-style-name="P2" draw:layer="layout" svg:x1="19.078cm" svg:y1="12.586cm" svg:x2="5.877cm" svg:y2="15.087cm">
          <text:p/>
        </draw:line>
        <draw:line draw:style-name="gr3" draw:text-style-name="P2" draw:layer="layout" svg:x1="19.478cm" svg:y1="12.586cm" svg:x2="5.077cm" svg:y2="15.087cm">
          <text:p/>
        </draw:line>
        <draw:line draw:style-name="gr3" draw:text-style-name="P2" draw:layer="layout" svg:x1="19.744cm" svg:y1="12.586cm" svg:x2="10.143cm" svg:y2="15.087cm">
          <text:p/>
        </draw:line>
        <draw:line draw:style-name="gr3" draw:text-style-name="P2" draw:layer="layout" svg:x1="20.011cm" svg:y1="12.586cm" svg:x2="15.21cm" svg:y2="15.087cm">
          <text:p/>
        </draw:line>
        <draw:line draw:style-name="gr3" draw:text-style-name="P2" draw:layer="layout" svg:x1="20.277cm" svg:y1="12.586cm" svg:x2="20.277cm" svg:y2="15.086cm">
          <text:p/>
        </draw:line>
        <draw:line draw:style-name="gr1" draw:text-style-name="P2" draw:layer="layout" svg:x1="1.476cm" svg:y1="15.086cm" svg:x2="1.476cm" svg:y2="16.074cm">
          <text:p/>
        </draw:line>
        <draw:line draw:style-name="gr1" draw:text-style-name="P2" draw:layer="layout" svg:x1="1.743cm" svg:y1="15.086cm" svg:x2="1.743cm" svg:y2="16.074cm">
          <text:p/>
        </draw:line>
        <draw:line draw:style-name="gr1" draw:text-style-name="P2" draw:layer="layout" svg:x1="2.01cm" svg:y1="15.086cm" svg:x2="2.01cm" svg:y2="16.074cm">
          <text:p/>
        </draw:line>
        <draw:line draw:style-name="gr1" draw:text-style-name="P2" draw:layer="layout" svg:x1="2.276cm" svg:y1="15.086cm" svg:x2="2.276cm" svg:y2="16.074cm">
          <text:p/>
        </draw:line>
        <draw:line draw:style-name="gr1" draw:text-style-name="P2" draw:layer="layout" svg:x1="2.676cm" svg:y1="15.086cm" svg:x2="2.676cm" svg:y2="16.074cm">
          <text:p/>
        </draw:line>
        <draw:line draw:style-name="gr1" draw:text-style-name="P2" draw:layer="layout" svg:x1="2.943cm" svg:y1="15.086cm" svg:x2="2.943cm" svg:y2="16.074cm">
          <text:p/>
        </draw:line>
        <draw:line draw:style-name="gr1" draw:text-style-name="P2" draw:layer="layout" svg:x1="3.21cm" svg:y1="15.086cm" svg:x2="3.21cm" svg:y2="16.074cm">
          <text:p/>
        </draw:line>
        <draw:line draw:style-name="gr1" draw:text-style-name="P2" draw:layer="layout" svg:x1="3.477cm" svg:y1="15.086cm" svg:x2="3.477cm" svg:y2="16.074cm">
          <text:p/>
        </draw:line>
        <draw:line draw:style-name="gr1" draw:text-style-name="P2" draw:layer="layout" svg:x1="3.877cm" svg:y1="15.086cm" svg:x2="3.877cm" svg:y2="16.074cm">
          <text:p/>
        </draw:line>
        <draw:line draw:style-name="gr1" draw:text-style-name="P2" draw:layer="layout" svg:x1="4.143cm" svg:y1="15.086cm" svg:x2="4.143cm" svg:y2="16.074cm">
          <text:p/>
        </draw:line>
        <draw:line draw:style-name="gr1" draw:text-style-name="P2" draw:layer="layout" svg:x1="4.41cm" svg:y1="15.086cm" svg:x2="4.41cm" svg:y2="16.074cm">
          <text:p/>
        </draw:line>
        <draw:line draw:style-name="gr1" draw:text-style-name="P2" draw:layer="layout" svg:x1="4.677cm" svg:y1="15.086cm" svg:x2="4.677cm" svg:y2="16.074cm">
          <text:p/>
        </draw:line>
        <draw:line draw:style-name="gr1" draw:text-style-name="P2" draw:layer="layout" svg:x1="5.077cm" svg:y1="15.086cm" svg:x2="5.077cm" svg:y2="16.074cm">
          <text:p/>
        </draw:line>
        <draw:line draw:style-name="gr1" draw:text-style-name="P2" draw:layer="layout" svg:x1="5.343cm" svg:y1="15.086cm" svg:x2="5.343cm" svg:y2="16.074cm">
          <text:p/>
        </draw:line>
        <draw:line draw:style-name="gr1" draw:text-style-name="P2" draw:layer="layout" svg:x1="5.61cm" svg:y1="15.086cm" svg:x2="5.61cm" svg:y2="16.074cm">
          <text:p/>
        </draw:line>
        <draw:line draw:style-name="gr1" draw:text-style-name="P2" draw:layer="layout" svg:x1="5.877cm" svg:y1="15.086cm" svg:x2="5.877cm" svg:y2="16.074cm">
          <text:p/>
        </draw:line>
        <draw:line draw:style-name="gr1" draw:text-style-name="P2" draw:layer="layout" svg:x1="6.277cm" svg:y1="15.086cm" svg:x2="6.277cm" svg:y2="16.074cm">
          <text:p/>
        </draw:line>
        <draw:line draw:style-name="gr1" draw:text-style-name="P2" draw:layer="layout" svg:x1="6.543cm" svg:y1="15.086cm" svg:x2="6.543cm" svg:y2="16.074cm">
          <text:p/>
        </draw:line>
        <draw:line draw:style-name="gr1" draw:text-style-name="P2" draw:layer="layout" svg:x1="6.81cm" svg:y1="15.086cm" svg:x2="6.81cm" svg:y2="16.074cm">
          <text:p/>
        </draw:line>
        <draw:line draw:style-name="gr1" draw:text-style-name="P2" draw:layer="layout" svg:x1="7.077cm" svg:y1="15.086cm" svg:x2="7.077cm" svg:y2="16.074cm">
          <text:p/>
        </draw:line>
        <draw:line draw:style-name="gr1" draw:text-style-name="P2" draw:layer="layout" svg:x1="7.477cm" svg:y1="15.086cm" svg:x2="7.477cm" svg:y2="16.074cm">
          <text:p/>
        </draw:line>
        <draw:line draw:style-name="gr1" draw:text-style-name="P2" draw:layer="layout" svg:x1="7.743cm" svg:y1="15.086cm" svg:x2="7.743cm" svg:y2="16.074cm">
          <text:p/>
        </draw:line>
        <draw:line draw:style-name="gr1" draw:text-style-name="P2" draw:layer="layout" svg:x1="8.01cm" svg:y1="15.086cm" svg:x2="8.01cm" svg:y2="16.074cm">
          <text:p/>
        </draw:line>
        <draw:line draw:style-name="gr1" draw:text-style-name="P2" draw:layer="layout" svg:x1="8.277cm" svg:y1="15.086cm" svg:x2="8.277cm" svg:y2="16.074cm">
          <text:p/>
        </draw:line>
        <draw:line draw:style-name="gr1" draw:text-style-name="P2" draw:layer="layout" svg:x1="8.677cm" svg:y1="15.086cm" svg:x2="8.677cm" svg:y2="16.074cm">
          <text:p/>
        </draw:line>
        <draw:line draw:style-name="gr1" draw:text-style-name="P2" draw:layer="layout" svg:x1="8.943cm" svg:y1="15.086cm" svg:x2="8.943cm" svg:y2="16.074cm">
          <text:p/>
        </draw:line>
        <draw:line draw:style-name="gr1" draw:text-style-name="P2" draw:layer="layout" svg:x1="9.21cm" svg:y1="15.086cm" svg:x2="9.21cm" svg:y2="16.074cm">
          <text:p/>
        </draw:line>
        <draw:line draw:style-name="gr1" draw:text-style-name="P2" draw:layer="layout" svg:x1="9.477cm" svg:y1="15.086cm" svg:x2="9.477cm" svg:y2="16.074cm">
          <text:p/>
        </draw:line>
        <draw:line draw:style-name="gr1" draw:text-style-name="P2" draw:layer="layout" svg:x1="9.877cm" svg:y1="15.086cm" svg:x2="9.877cm" svg:y2="16.074cm">
          <text:p/>
        </draw:line>
        <draw:line draw:style-name="gr1" draw:text-style-name="P2" draw:layer="layout" svg:x1="10.143cm" svg:y1="15.086cm" svg:x2="10.143cm" svg:y2="16.074cm">
          <text:p/>
        </draw:line>
        <draw:line draw:style-name="gr1" draw:text-style-name="P2" draw:layer="layout" svg:x1="10.41cm" svg:y1="15.086cm" svg:x2="10.41cm" svg:y2="16.074cm">
          <text:p/>
        </draw:line>
        <draw:line draw:style-name="gr1" draw:text-style-name="P2" draw:layer="layout" svg:x1="10.677cm" svg:y1="15.086cm" svg:x2="10.677cm" svg:y2="16.074cm">
          <text:p/>
        </draw:line>
        <draw:line draw:style-name="gr1" draw:text-style-name="P2" draw:layer="layout" svg:x1="11.077cm" svg:y1="15.086cm" svg:x2="11.077cm" svg:y2="16.074cm">
          <text:p/>
        </draw:line>
        <draw:line draw:style-name="gr1" draw:text-style-name="P2" draw:layer="layout" svg:x1="11.343cm" svg:y1="15.086cm" svg:x2="11.343cm" svg:y2="16.074cm">
          <text:p/>
        </draw:line>
        <draw:line draw:style-name="gr1" draw:text-style-name="P2" draw:layer="layout" svg:x1="11.61cm" svg:y1="15.086cm" svg:x2="11.61cm" svg:y2="16.074cm">
          <text:p/>
        </draw:line>
        <draw:line draw:style-name="gr1" draw:text-style-name="P2" draw:layer="layout" svg:x1="11.877cm" svg:y1="15.086cm" svg:x2="11.877cm" svg:y2="16.074cm">
          <text:p/>
        </draw:line>
        <draw:line draw:style-name="gr1" draw:text-style-name="P2" draw:layer="layout" svg:x1="12.277cm" svg:y1="15.086cm" svg:x2="12.277cm" svg:y2="16.074cm">
          <text:p/>
        </draw:line>
        <draw:line draw:style-name="gr1" draw:text-style-name="P2" draw:layer="layout" svg:x1="12.543cm" svg:y1="15.086cm" svg:x2="12.543cm" svg:y2="16.074cm">
          <text:p/>
        </draw:line>
        <draw:line draw:style-name="gr1" draw:text-style-name="P2" draw:layer="layout" svg:x1="12.81cm" svg:y1="15.086cm" svg:x2="12.81cm" svg:y2="16.074cm">
          <text:p/>
        </draw:line>
        <draw:line draw:style-name="gr1" draw:text-style-name="P2" draw:layer="layout" svg:x1="13.077cm" svg:y1="15.086cm" svg:x2="13.077cm" svg:y2="16.074cm">
          <text:p/>
        </draw:line>
        <draw:line draw:style-name="gr1" draw:text-style-name="P2" draw:layer="layout" svg:x1="13.477cm" svg:y1="15.086cm" svg:x2="13.477cm" svg:y2="16.074cm">
          <text:p/>
        </draw:line>
        <draw:line draw:style-name="gr1" draw:text-style-name="P2" draw:layer="layout" svg:x1="13.743cm" svg:y1="15.086cm" svg:x2="13.743cm" svg:y2="16.074cm">
          <text:p/>
        </draw:line>
        <draw:line draw:style-name="gr1" draw:text-style-name="P2" draw:layer="layout" svg:x1="14.01cm" svg:y1="15.086cm" svg:x2="14.01cm" svg:y2="16.074cm">
          <text:p/>
        </draw:line>
        <draw:line draw:style-name="gr1" draw:text-style-name="P2" draw:layer="layout" svg:x1="14.277cm" svg:y1="15.086cm" svg:x2="14.277cm" svg:y2="16.074cm">
          <text:p/>
        </draw:line>
        <draw:line draw:style-name="gr1" draw:text-style-name="P2" draw:layer="layout" svg:x1="14.677cm" svg:y1="15.086cm" svg:x2="14.677cm" svg:y2="16.074cm">
          <text:p/>
        </draw:line>
        <draw:line draw:style-name="gr1" draw:text-style-name="P2" draw:layer="layout" svg:x1="14.943cm" svg:y1="15.086cm" svg:x2="14.943cm" svg:y2="16.074cm">
          <text:p/>
        </draw:line>
        <draw:line draw:style-name="gr1" draw:text-style-name="P2" draw:layer="layout" svg:x1="15.21cm" svg:y1="15.086cm" svg:x2="15.21cm" svg:y2="16.074cm">
          <text:p/>
        </draw:line>
        <draw:line draw:style-name="gr1" draw:text-style-name="P2" draw:layer="layout" svg:x1="15.477cm" svg:y1="15.086cm" svg:x2="15.477cm" svg:y2="16.074cm">
          <text:p/>
        </draw:line>
        <draw:line draw:style-name="gr1" draw:text-style-name="P2" draw:layer="layout" svg:x1="15.877cm" svg:y1="15.086cm" svg:x2="15.877cm" svg:y2="16.074cm">
          <text:p/>
        </draw:line>
        <draw:line draw:style-name="gr1" draw:text-style-name="P2" draw:layer="layout" svg:x1="16.143cm" svg:y1="15.086cm" svg:x2="16.143cm" svg:y2="16.074cm">
          <text:p/>
        </draw:line>
        <draw:line draw:style-name="gr1" draw:text-style-name="P2" draw:layer="layout" svg:x1="16.41cm" svg:y1="15.086cm" svg:x2="16.41cm" svg:y2="16.074cm">
          <text:p/>
        </draw:line>
        <draw:line draw:style-name="gr1" draw:text-style-name="P2" draw:layer="layout" svg:x1="16.677cm" svg:y1="15.086cm" svg:x2="16.677cm" svg:y2="16.074cm">
          <text:p/>
        </draw:line>
        <draw:line draw:style-name="gr1" draw:text-style-name="P2" draw:layer="layout" svg:x1="17.077cm" svg:y1="15.086cm" svg:x2="17.077cm" svg:y2="16.074cm">
          <text:p/>
        </draw:line>
        <draw:line draw:style-name="gr1" draw:text-style-name="P2" draw:layer="layout" svg:x1="17.343cm" svg:y1="15.086cm" svg:x2="17.343cm" svg:y2="16.074cm">
          <text:p/>
        </draw:line>
        <draw:line draw:style-name="gr1" draw:text-style-name="P2" draw:layer="layout" svg:x1="17.61cm" svg:y1="15.086cm" svg:x2="17.61cm" svg:y2="16.074cm">
          <text:p/>
        </draw:line>
        <draw:line draw:style-name="gr1" draw:text-style-name="P2" draw:layer="layout" svg:x1="17.877cm" svg:y1="15.086cm" svg:x2="17.877cm" svg:y2="16.074cm">
          <text:p/>
        </draw:line>
        <draw:line draw:style-name="gr1" draw:text-style-name="P2" draw:layer="layout" svg:x1="18.277cm" svg:y1="15.086cm" svg:x2="18.277cm" svg:y2="16.074cm">
          <text:p/>
        </draw:line>
        <draw:line draw:style-name="gr1" draw:text-style-name="P2" draw:layer="layout" svg:x1="18.543cm" svg:y1="15.086cm" svg:x2="18.543cm" svg:y2="16.074cm">
          <text:p/>
        </draw:line>
        <draw:line draw:style-name="gr1" draw:text-style-name="P2" draw:layer="layout" svg:x1="18.81cm" svg:y1="15.086cm" svg:x2="18.81cm" svg:y2="16.074cm">
          <text:p/>
        </draw:line>
        <draw:line draw:style-name="gr1" draw:text-style-name="P2" draw:layer="layout" svg:x1="19.077cm" svg:y1="15.086cm" svg:x2="19.077cm" svg:y2="16.074cm">
          <text:p/>
        </draw:line>
        <draw:line draw:style-name="gr1" draw:text-style-name="P2" draw:layer="layout" svg:x1="19.477cm" svg:y1="15.086cm" svg:x2="19.477cm" svg:y2="16.074cm">
          <text:p/>
        </draw:line>
        <draw:line draw:style-name="gr1" draw:text-style-name="P2" draw:layer="layout" svg:x1="19.743cm" svg:y1="15.086cm" svg:x2="19.743cm" svg:y2="16.074cm">
          <text:p/>
        </draw:line>
        <draw:line draw:style-name="gr1" draw:text-style-name="P2" draw:layer="layout" svg:x1="20.01cm" svg:y1="15.086cm" svg:x2="20.01cm" svg:y2="16.074cm">
          <text:p/>
        </draw:line>
        <draw:line draw:style-name="gr1" draw:text-style-name="P2" draw:layer="layout" svg:x1="20.277cm" svg:y1="15.086cm" svg:x2="20.277cm" svg:y2="16.074cm">
          <text:p/>
        </draw:line>
        <draw:custom-shape draw:style-name="gr15" draw:text-style-name="P11" draw:layer="layout" svg:width="0.25cm" svg:height="0.25cm" svg:x="1.352cm" svg:y="15.50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.882cm" svg:y="15.50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2.152cm" svg:y="15.50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3.083cm" svg:y="15.50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3.353cm" svg:y="15.50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4.284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4.554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5.485cm" svg:y="15.50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5.755cm" svg:y="15.50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6.686cm" svg:y="15.5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6.956cm" svg:y="15.5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7.887cm" svg:y="15.5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8.157cm" svg:y="15.5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9.088cm" svg:y="15.5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9.358cm" svg:y="15.5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0.289cm" svg:y="15.5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0.559cm" svg:y="15.5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1.49cm" svg:y="15.5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1.76cm" svg:y="15.5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2.691cm" svg:y="15.5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2.961cm" svg:y="15.5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3.892cm" svg:y="15.51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4.162cm" svg:y="15.51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5.093cm" svg:y="15.51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5.363cm" svg:y="15.51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6.294cm" svg:y="15.51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6.564cm" svg:y="15.51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7.495cm" svg:y="15.51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7.765cm" svg:y="15.51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8.696cm" svg:y="15.5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8.966cm" svg:y="15.5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8.153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6.954cm" svg:y="15.52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5.755cm" svg:y="15.52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4.556cm" svg:y="15.5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3.357cm" svg:y="15.53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9.897cm" svg:y="15.52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20.167cm" svg:y="15.52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1" draw:layer="layout" svg:width="0.25cm" svg:height="0.25cm" svg:x="19.354cm" svg:y="15.52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21" draw:text-style-name="P12" draw:layer="layout" svg:width="0.095cm" svg:height="0.045cm" svg:x="1.429cm" svg:y="16.034cm" svg:viewBox="0 0 96 46" svg:d="M96 0c-18 3-45 37-48 46-4-9-30-43-48-46">
          <text:p/>
        </draw:path>
        <draw:path draw:style-name="gr21" draw:text-style-name="P12" draw:layer="layout" svg:width="0.096cm" svg:height="0.045cm" svg:x="1.695cm" svg:y="16.034cm" svg:viewBox="0 0 97 46" svg:d="M97 0c-18 3-46 37-49 46-3-9-30-43-48-46">
          <text:p/>
        </draw:path>
        <draw:path draw:style-name="gr21" draw:text-style-name="P12" draw:layer="layout" svg:width="0.096cm" svg:height="0.045cm" svg:x="1.962cm" svg:y="16.034cm" svg:viewBox="0 0 97 46" svg:d="M97 0c-19 3-46 37-49 46-3-9-30-43-48-46">
          <text:p/>
        </draw:path>
        <draw:path draw:style-name="gr21" draw:text-style-name="P12" draw:layer="layout" svg:width="0.095cm" svg:height="0.045cm" svg:x="2.229cm" svg:y="16.034cm" svg:viewBox="0 0 96 46" svg:d="M96 0c-18 3-45 37-48 46-3-9-29-43-48-46">
          <text:p/>
        </draw:path>
        <draw:path draw:style-name="gr21" draw:text-style-name="P12" draw:layer="layout" svg:width="0.095cm" svg:height="0.045cm" svg:x="2.629cm" svg:y="16.034cm" svg:viewBox="0 0 96 46" svg:d="M96 0c-19 3-46 37-49 46-2-9-29-43-47-46">
          <text:p/>
        </draw:path>
        <draw:path draw:style-name="gr21" draw:text-style-name="P12" draw:layer="layout" svg:width="0.096cm" svg:height="0.045cm" svg:x="2.895cm" svg:y="16.034cm" svg:viewBox="0 0 97 46" svg:d="M97 0c-18 3-45 37-48 46-3-9-30-43-49-46">
          <text:p/>
        </draw:path>
        <draw:path draw:style-name="gr21" draw:text-style-name="P12" draw:layer="layout" svg:width="0.096cm" svg:height="0.045cm" svg:x="3.162cm" svg:y="16.034cm" svg:viewBox="0 0 97 46" svg:d="M97 0c-18 3-45 37-48 46-3-9-31-43-49-46">
          <text:p/>
        </draw:path>
        <draw:path draw:style-name="gr21" draw:text-style-name="P12" draw:layer="layout" svg:width="0.095cm" svg:height="0.045cm" svg:x="3.429cm" svg:y="16.034cm" svg:viewBox="0 0 96 46" svg:d="M96 0c-18 3-45 37-47 46-3-9-31-43-49-46">
          <text:p/>
        </draw:path>
        <draw:path draw:style-name="gr21" draw:text-style-name="P12" draw:layer="layout" svg:width="0.095cm" svg:height="0.045cm" svg:x="3.829cm" svg:y="16.034cm" svg:viewBox="0 0 96 46" svg:d="M96 0c-18 3-45 37-47 46-3-9-31-43-49-46">
          <text:p/>
        </draw:path>
        <draw:path draw:style-name="gr21" draw:text-style-name="P12" draw:layer="layout" svg:width="0.096cm" svg:height="0.045cm" svg:x="4.095cm" svg:y="16.034cm" svg:viewBox="0 0 97 46" svg:d="M97 0c-18 3-45 37-48 46-3-9-31-43-49-46">
          <text:p/>
        </draw:path>
        <draw:path draw:style-name="gr21" draw:text-style-name="P12" draw:layer="layout" svg:width="0.096cm" svg:height="0.045cm" svg:x="4.362cm" svg:y="16.034cm" svg:viewBox="0 0 97 46" svg:d="M97 0c-18 3-46 37-49 46-3-9-30-43-48-46">
          <text:p/>
        </draw:path>
        <draw:path draw:style-name="gr21" draw:text-style-name="P12" draw:layer="layout" svg:width="0.095cm" svg:height="0.045cm" svg:x="4.629cm" svg:y="16.034cm" svg:viewBox="0 0 96 46" svg:d="M96 0c-18 3-45 37-48 46-3-9-30-43-48-46">
          <text:p/>
        </draw:path>
        <draw:path draw:style-name="gr22" draw:text-style-name="P12" draw:layer="layout" svg:width="0.095cm" svg:height="0.045cm" svg:x="5.029cm" svg:y="16.034cm" svg:viewBox="0 0 96 46" svg:d="M96 0c-18 3-45 37-48 46-3-9-30-43-48-46">
          <text:p/>
        </draw:path>
        <draw:path draw:style-name="gr21" draw:text-style-name="P12" draw:layer="layout" svg:width="0.096cm" svg:height="0.045cm" svg:x="5.295cm" svg:y="16.034cm" svg:viewBox="0 0 97 46" svg:d="M97 0c-18 3-46 37-49 46-3-9-30-43-48-46">
          <text:p/>
        </draw:path>
        <draw:path draw:style-name="gr21" draw:text-style-name="P12" draw:layer="layout" svg:width="0.096cm" svg:height="0.045cm" svg:x="5.562cm" svg:y="16.034cm" svg:viewBox="0 0 97 46" svg:d="M97 0c-19 3-46 37-49 46-3-9-30-43-48-46">
          <text:p/>
        </draw:path>
        <draw:path draw:style-name="gr21" draw:text-style-name="P12" draw:layer="layout" svg:width="0.095cm" svg:height="0.045cm" svg:x="5.829cm" svg:y="16.034cm" svg:viewBox="0 0 96 46" svg:d="M96 0c-18 3-44 37-47 46-3-9-30-43-49-46">
          <text:p/>
        </draw:path>
        <draw:path draw:style-name="gr21" draw:text-style-name="P12" draw:layer="layout" svg:width="0.095cm" svg:height="0.045cm" svg:x="6.229cm" svg:y="16.034cm" svg:viewBox="0 0 96 46" svg:d="M96 0c-19 3-45 37-48 46-3-9-30-43-48-46">
          <text:p/>
        </draw:path>
        <draw:path draw:style-name="gr21" draw:text-style-name="P12" draw:layer="layout" svg:width="0.096cm" svg:height="0.045cm" svg:x="6.495cm" svg:y="16.034cm" svg:viewBox="0 0 97 46" svg:d="M97 0c-18 3-45 37-48 46-3-9-30-43-49-46">
          <text:p/>
        </draw:path>
        <draw:path draw:style-name="gr21" draw:text-style-name="P12" draw:layer="layout" svg:width="0.096cm" svg:height="0.045cm" svg:x="6.762cm" svg:y="16.034cm" svg:viewBox="0 0 97 46" svg:d="M97 0c-18 3-45 37-48 46-3-9-31-43-49-46">
          <text:p/>
        </draw:path>
        <draw:path draw:style-name="gr21" draw:text-style-name="P12" draw:layer="layout" svg:width="0.095cm" svg:height="0.045cm" svg:x="7.029cm" svg:y="16.034cm" svg:viewBox="0 0 96 46" svg:d="M96 0c-18 3-44 37-48 46-3-9-30-43-48-46">
          <text:p/>
        </draw:path>
        <draw:path draw:style-name="gr21" draw:text-style-name="P12" draw:layer="layout" svg:width="0.095cm" svg:height="0.045cm" svg:x="7.429cm" svg:y="16.034cm" svg:viewBox="0 0 96 46" svg:d="M96 0c-18 3-44 37-47 46-3-9-31-43-49-46">
          <text:p/>
        </draw:path>
        <draw:path draw:style-name="gr21" draw:text-style-name="P12" draw:layer="layout" svg:width="0.096cm" svg:height="0.045cm" svg:x="7.695cm" svg:y="16.034cm" svg:viewBox="0 0 97 46" svg:d="M97 0c-18 3-45 37-49 46-3-9-30-43-48-46">
          <text:p/>
        </draw:path>
        <draw:path draw:style-name="gr21" draw:text-style-name="P12" draw:layer="layout" svg:width="0.096cm" svg:height="0.045cm" svg:x="7.962cm" svg:y="16.034cm" svg:viewBox="0 0 97 46" svg:d="M97 0c-18 3-46 37-49 46-3-9-30-43-48-46">
          <text:p/>
        </draw:path>
        <draw:path draw:style-name="gr21" draw:text-style-name="P12" draw:layer="layout" svg:width="0.095cm" svg:height="0.045cm" svg:x="8.229cm" svg:y="16.034cm" svg:viewBox="0 0 96 46" svg:d="M96 0c-19 3-45 37-48 46-3-9-30-43-48-46">
          <text:p/>
        </draw:path>
        <draw:path draw:style-name="gr21" draw:text-style-name="P12" draw:layer="layout" svg:width="0.095cm" svg:height="0.045cm" svg:x="8.629cm" svg:y="16.034cm" svg:viewBox="0 0 96 46" svg:d="M96 0c-18 3-45 37-48 46-3-9-30-43-48-46">
          <text:p/>
        </draw:path>
        <draw:path draw:style-name="gr21" draw:text-style-name="P12" draw:layer="layout" svg:width="0.096cm" svg:height="0.045cm" svg:x="8.895cm" svg:y="16.034cm" svg:viewBox="0 0 97 46" svg:d="M97 0c-19 3-46 37-49 46-3-9-30-43-48-46">
          <text:p/>
        </draw:path>
        <draw:path draw:style-name="gr21" draw:text-style-name="P12" draw:layer="layout" svg:width="0.096cm" svg:height="0.045cm" svg:x="9.162cm" svg:y="16.034cm" svg:viewBox="0 0 97 46" svg:d="M97 0c-18 3-45 37-48 46-3-9-30-43-49-46">
          <text:p/>
        </draw:path>
        <draw:path draw:style-name="gr21" draw:text-style-name="P12" draw:layer="layout" svg:width="0.095cm" svg:height="0.045cm" svg:x="9.429cm" svg:y="16.034cm" svg:viewBox="0 0 96 46" svg:d="M96 0c-18 3-44 37-47 46-3-9-31-43-49-46">
          <text:p/>
        </draw:path>
        <draw:path draw:style-name="gr21" draw:text-style-name="P12" draw:layer="layout" svg:width="0.095cm" svg:height="0.045cm" svg:x="9.829cm" svg:y="16.034cm" svg:viewBox="0 0 96 46" svg:d="M96 0c-18 3-44 37-47 46-3-9-30-43-49-46">
          <text:p/>
        </draw:path>
        <draw:path draw:style-name="gr22" draw:text-style-name="P12" draw:layer="layout" svg:width="0.096cm" svg:height="0.045cm" svg:x="10.095cm" svg:y="16.034cm" svg:viewBox="0 0 97 46" svg:d="M97 0c-18 3-45 37-48 46-3-9-31-43-49-46">
          <text:p/>
        </draw:path>
        <draw:path draw:style-name="gr21" draw:text-style-name="P12" draw:layer="layout" svg:width="0.096cm" svg:height="0.045cm" svg:x="10.362cm" svg:y="16.034cm" svg:viewBox="0 0 97 46" svg:d="M97 0c-18 3-45 37-48 46-3-9-31-43-49-46">
          <text:p/>
        </draw:path>
        <draw:path draw:style-name="gr21" draw:text-style-name="P12" draw:layer="layout" svg:width="0.095cm" svg:height="0.045cm" svg:x="10.629cm" svg:y="16.034cm" svg:viewBox="0 0 96 46" svg:d="M96 0c-18 3-45 37-48 46-3-9-30-43-48-46">
          <text:p/>
        </draw:path>
        <draw:path draw:style-name="gr21" draw:text-style-name="P12" draw:layer="layout" svg:width="0.095cm" svg:height="0.045cm" svg:x="11.029cm" svg:y="16.034cm" svg:viewBox="0 0 96 46" svg:d="M96 0c-18 3-44 37-47 46-3-9-31-43-49-46">
          <text:p/>
        </draw:path>
        <draw:path draw:style-name="gr21" draw:text-style-name="P12" draw:layer="layout" svg:width="0.096cm" svg:height="0.045cm" svg:x="11.295cm" svg:y="16.034cm" svg:viewBox="0 0 97 46" svg:d="M97 0c-18 3-46 37-49 46-3-9-30-43-48-46">
          <text:p/>
        </draw:path>
        <draw:path draw:style-name="gr21" draw:text-style-name="P12" draw:layer="layout" svg:width="0.096cm" svg:height="0.045cm" svg:x="11.562cm" svg:y="16.034cm" svg:viewBox="0 0 97 46" svg:d="M97 0c-18 3-46 37-49 46-3-9-30-43-48-46">
          <text:p/>
        </draw:path>
        <draw:path draw:style-name="gr21" draw:text-style-name="P12" draw:layer="layout" svg:width="0.095cm" svg:height="0.045cm" svg:x="11.829cm" svg:y="16.034cm" svg:viewBox="0 0 96 46" svg:d="M96 0c-18 3-44 37-47 46-3-9-30-43-49-46">
          <text:p/>
        </draw:path>
        <draw:path draw:style-name="gr21" draw:text-style-name="P12" draw:layer="layout" svg:width="0.095cm" svg:height="0.045cm" svg:x="12.229cm" svg:y="16.034cm" svg:viewBox="0 0 96 46" svg:d="M96 0c-18 3-45 37-48 46-3-9-30-43-48-46">
          <text:p/>
        </draw:path>
        <draw:path draw:style-name="gr21" draw:text-style-name="P12" draw:layer="layout" svg:width="0.096cm" svg:height="0.045cm" svg:x="12.495cm" svg:y="16.034cm" svg:viewBox="0 0 97 46" svg:d="M97 0c-19 3-46 37-49 46-3-9-30-43-48-46">
          <text:p/>
        </draw:path>
        <draw:path draw:style-name="gr21" draw:text-style-name="P12" draw:layer="layout" svg:width="0.096cm" svg:height="0.045cm" svg:x="12.762cm" svg:y="16.034cm" svg:viewBox="0 0 97 46" svg:d="M97 0c-18 3-45 37-48 46-3-9-30-43-49-46">
          <text:p/>
        </draw:path>
        <draw:path draw:style-name="gr21" draw:text-style-name="P12" draw:layer="layout" svg:width="0.095cm" svg:height="0.045cm" svg:x="13.029cm" svg:y="16.034cm" svg:viewBox="0 0 96 46" svg:d="M96 0c-18 3-44 37-47 46-3-9-31-43-49-46">
          <text:p/>
        </draw:path>
        <draw:path draw:style-name="gr21" draw:text-style-name="P12" draw:layer="layout" svg:width="0.095cm" svg:height="0.045cm" svg:x="13.429cm" svg:y="16.034cm" svg:viewBox="0 0 96 46" svg:d="M96 0c-17 3-44 37-47 46-3-9-30-43-49-46">
          <text:p/>
        </draw:path>
        <draw:path draw:style-name="gr21" draw:text-style-name="P12" draw:layer="layout" svg:width="0.096cm" svg:height="0.045cm" svg:x="13.695cm" svg:y="16.034cm" svg:viewBox="0 0 97 46" svg:d="M97 0c-18 3-45 37-48 46-3-9-31-43-49-46">
          <text:p/>
        </draw:path>
        <draw:path draw:style-name="gr21" draw:text-style-name="P12" draw:layer="layout" svg:width="0.096cm" svg:height="0.045cm" svg:x="13.962cm" svg:y="16.034cm" svg:viewBox="0 0 97 46" svg:d="M97 0c-18 3-46 37-49 46-3-9-30-43-48-46">
          <text:p/>
        </draw:path>
        <draw:path draw:style-name="gr21" draw:text-style-name="P12" draw:layer="layout" svg:width="0.095cm" svg:height="0.045cm" svg:x="14.229cm" svg:y="16.034cm" svg:viewBox="0 0 96 46" svg:d="M96 0c-17 3-45 37-48 46-3-9-30-43-48-46">
          <text:p/>
        </draw:path>
        <draw:path draw:style-name="gr21" draw:text-style-name="P12" draw:layer="layout" svg:width="0.095cm" svg:height="0.045cm" svg:x="14.629cm" svg:y="16.034cm" svg:viewBox="0 0 96 46" svg:d="M96 0c-17 3-44 37-48 46-3-9-30-43-48-46">
          <text:p/>
        </draw:path>
        <draw:path draw:style-name="gr21" draw:text-style-name="P12" draw:layer="layout" svg:width="0.095cm" svg:height="0.045cm" svg:x="14.896cm" svg:y="16.034cm" svg:viewBox="0 0 96 46" svg:d="M96 0c-18 3-46 37-49 46-3-9-30-43-47-46">
          <text:p/>
        </draw:path>
        <draw:path draw:style-name="gr22" draw:text-style-name="P12" draw:layer="layout" svg:width="0.096cm" svg:height="0.045cm" svg:x="15.162cm" svg:y="16.034cm" svg:viewBox="0 0 97 46" svg:d="M97 0c-19 3-46 37-49 46-3-9-30-43-48-46">
          <text:p/>
        </draw:path>
        <draw:path draw:style-name="gr21" draw:text-style-name="P12" draw:layer="layout" svg:width="0.095cm" svg:height="0.045cm" svg:x="15.429cm" svg:y="16.034cm" svg:viewBox="0 0 96 46" svg:d="M96 0c-17 3-44 37-47 46-3-9-30-43-49-46">
          <text:p/>
        </draw:path>
        <draw:path draw:style-name="gr21" draw:text-style-name="P12" draw:layer="layout" svg:width="0.095cm" svg:height="0.045cm" svg:x="15.829cm" svg:y="16.034cm" svg:viewBox="0 0 96 46" svg:d="M96 0c-18 3-45 37-48 46-3-9-30-43-48-46">
          <text:p/>
        </draw:path>
        <draw:path draw:style-name="gr21" draw:text-style-name="P12" draw:layer="layout" svg:width="0.095cm" svg:height="0.045cm" svg:x="16.096cm" svg:y="16.034cm" svg:viewBox="0 0 96 46" svg:d="M96 0c-18 3-45 37-48 46-3-9-30-43-48-46">
          <text:p/>
        </draw:path>
        <draw:path draw:style-name="gr21" draw:text-style-name="P12" draw:layer="layout" svg:width="0.096cm" svg:height="0.045cm" svg:x="16.362cm" svg:y="16.034cm" svg:viewBox="0 0 97 46" svg:d="M97 0c-18 3-45 37-48 46-3-9-31-43-49-46">
          <text:p/>
        </draw:path>
        <draw:path draw:style-name="gr21" draw:text-style-name="P12" draw:layer="layout" svg:width="0.095cm" svg:height="0.045cm" svg:x="16.629cm" svg:y="16.034cm" svg:viewBox="0 0 96 46" svg:d="M96 0c-17 3-44 37-47 46-4-9-31-43-49-46">
          <text:p/>
        </draw:path>
        <draw:path draw:style-name="gr21" draw:text-style-name="P12" draw:layer="layout" svg:width="0.095cm" svg:height="0.045cm" svg:x="17.029cm" svg:y="16.034cm" svg:viewBox="0 0 96 46" svg:d="M96 0c-17 3-44 37-47 46-3-9-31-43-49-46">
          <text:p/>
        </draw:path>
        <draw:path draw:style-name="gr21" draw:text-style-name="P12" draw:layer="layout" svg:width="0.095cm" svg:height="0.045cm" svg:x="17.296cm" svg:y="16.034cm" svg:viewBox="0 0 96 46" svg:d="M96 0c-18 3-45 37-48 46-3-9-31-43-48-46">
          <text:p/>
        </draw:path>
        <draw:path draw:style-name="gr21" draw:text-style-name="P12" draw:layer="layout" svg:width="0.096cm" svg:height="0.045cm" svg:x="17.562cm" svg:y="16.034cm" svg:viewBox="0 0 97 46" svg:d="M97 0c-18 3-46 37-49 46-3-9-30-43-48-46">
          <text:p/>
        </draw:path>
        <draw:path draw:style-name="gr21" draw:text-style-name="P12" draw:layer="layout" svg:width="0.095cm" svg:height="0.045cm" svg:x="17.829cm" svg:y="16.034cm" svg:viewBox="0 0 96 46" svg:d="M96 0c-18 3-45 37-48 46-3-9-30-43-48-46">
          <text:p/>
        </draw:path>
        <draw:path draw:style-name="gr21" draw:text-style-name="P12" draw:layer="layout" svg:width="0.095cm" svg:height="0.045cm" svg:x="18.229cm" svg:y="16.034cm" svg:viewBox="0 0 96 46" svg:d="M96 0c-17 3-45 37-48 46-3-9-30-43-48-46">
          <text:p/>
        </draw:path>
        <draw:path draw:style-name="gr21" draw:text-style-name="P12" draw:layer="layout" svg:width="0.095cm" svg:height="0.045cm" svg:x="18.496cm" svg:y="16.034cm" svg:viewBox="0 0 96 46" svg:d="M96 0c-19 3-46 37-49 46-3-9-30-43-47-46">
          <text:p/>
        </draw:path>
        <draw:path draw:style-name="gr21" draw:text-style-name="P12" draw:layer="layout" svg:width="0.096cm" svg:height="0.045cm" svg:x="18.762cm" svg:y="16.034cm" svg:viewBox="0 0 97 46" svg:d="M97 0c-18 3-45 37-48 46-3-9-30-43-49-46">
          <text:p/>
        </draw:path>
        <draw:path draw:style-name="gr21" draw:text-style-name="P12" draw:layer="layout" svg:width="0.095cm" svg:height="0.045cm" svg:x="19.029cm" svg:y="16.034cm" svg:viewBox="0 0 96 46" svg:d="M96 0c-17 3-44 37-47 46-3-9-31-43-49-46">
          <text:p/>
        </draw:path>
        <draw:path draw:style-name="gr21" draw:text-style-name="P12" draw:layer="layout" svg:width="0.097cm" svg:height="0.045cm" svg:x="19.429cm" svg:y="16.034cm" svg:viewBox="0 0 98 46" svg:d="M98 0c-19 3-46 37-49 46-3-9-30-43-49-46">
          <text:p/>
        </draw:path>
        <draw:path draw:style-name="gr21" draw:text-style-name="P12" draw:layer="layout" svg:width="0.095cm" svg:height="0.045cm" svg:x="19.696cm" svg:y="16.034cm" svg:viewBox="0 0 96 46" svg:d="M96 0c-18 3-45 37-48 46-3-9-31-43-48-46">
          <text:p/>
        </draw:path>
        <draw:path draw:style-name="gr21" draw:text-style-name="P12" draw:layer="layout" svg:width="0.096cm" svg:height="0.045cm" svg:x="19.962cm" svg:y="16.034cm" svg:viewBox="0 0 97 46" svg:d="M97 0c-18 3-45 37-48 46-3-9-31-43-49-46">
          <text:p/>
        </draw:path>
        <draw:path draw:style-name="gr22" draw:text-style-name="P12" draw:layer="layout" svg:width="0.096cm" svg:height="0.045cm" svg:x="20.229cm" svg:y="16.034cm" svg:viewBox="0 0 97 46" svg:d="M97 0c-18 3-46 37-49 46-3-9-30-43-48-46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/>
      <style:text-properties fo:font-size="8pt" fo:background-color="transparen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1cm" fo:margin-bottom="1cm" fo:margin-left="1.3cm" fo:margin-right="1cm" fo:page-width="21cm" fo:page-height="1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17T13:16:21.423471847</dc:date>
    <meta:editing-duration>PT2H5M53S</meta:editing-duration>
    <meta:editing-cycles>20</meta:editing-cycles>
    <meta:generator>LibreOffice/7.3.3.2$Linux_X86_64 LibreOffice_project/30$Build-2</meta:generator>
    <meta:document-statistic meta:object-count="1064"/>
  </office:meta>
</office:document-meta>
</file>